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/>
    </style:style>
    <style:style style:name="gr2" style:family="graphic" style:parent-style-name="standard">
      <style:graphic-properties draw:fill="solid" draw:fill-color="#0066cc" draw:textarea-horizontal-align="center" draw:textarea-vertical-align="top" draw:shadow="hidden"/>
    </style:style>
    <style:style style:name="gr3" style:family="graphic" style:parent-style-name="standard">
      <style:graphic-properties draw:fill="solid" draw:fill-color="#2323dc" draw:textarea-horizontal-align="center" draw:textarea-vertical-align="top" draw:shadow="hidden"/>
    </style:style>
    <style:style style:name="gr4" style:family="graphic" style:parent-style-name="standard">
      <style:graphic-properties draw:fill="solid" draw:fill-color="#800080" draw:textarea-horizontal-align="center" draw:textarea-vertical-align="top" draw:shadow="hidden"/>
    </style:style>
    <style:style style:name="gr5" style:family="graphic" style:parent-style-name="standard">
      <style:graphic-properties draw:fill="solid" draw:fill-color="#ff3333" draw:textarea-horizontal-align="center" draw:textarea-vertical-align="top" draw:shadow="hidden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808000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center" draw:textarea-vertical-align="middle"/>
    </style:style>
    <style:style style:name="gr9" style:family="graphic" style:parent-style-name="standard">
      <style:graphic-properties draw:fill="solid" draw:fill-color="#000080" draw:textarea-horizontal-align="left" draw:textarea-vertical-align="top" draw:shadow="hidden"/>
    </style:style>
    <style:style style:name="gr10" style:family="graphic" style:parent-style-name="standard">
      <style:graphic-properties draw:fill="solid" draw:fill-color="#ffcc99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left" draw:textarea-vertical-align="top" draw:shadow="hidden"/>
    </style:style>
    <style:style style:name="gr12" style:family="graphic" style:parent-style-name="standard">
      <style:graphic-properties draw:fill="solid" draw:fill-color="#ff9966" draw:textarea-horizontal-align="center" draw:textarea-vertical-align="middle"/>
    </style:style>
    <style:style style:name="gr13" style:family="graphic" style:parent-style-name="standard">
      <style:graphic-properties draw:fill="solid" draw:fill-color="#9999ff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0066cc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b80047" draw:marker-end="Arrow" draw:marker-end-width="0.3cm" draw:fill="solid" draw:textarea-horizontal-align="center" draw:textarea-vertical-align="middle"/>
    </style:style>
    <style:style style:name="gr18" style:family="graphic" style:parent-style-name="standard">
      <style:graphic-properties svg:stroke-color="#b80047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00" draw:textarea-horizontal-align="center" draw:textarea-vertical-align="middle"/>
    </style:style>
    <style:style style:name="gr20" style:family="graphic" style:parent-style-name="standard">
      <style:graphic-properties draw:fill="solid" draw:fill-color="#808080" draw:textarea-horizontal-align="center" draw:textarea-vertical-align="middle"/>
    </style:style>
    <style:style style:name="gr21" style:family="graphic" style:parent-style-name="standard">
      <style:graphic-properties svg:stroke-color="#000000" draw:textarea-horizontal-align="left" draw:textarea-vertical-align="top"/>
    </style:style>
    <style:style style:name="gr22" style:family="graphic" style:parent-style-name="standard">
      <style:graphic-properties draw:fill="solid" draw:fill-color="#cc6633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00" draw:marker-end="Arrow" draw:marker-end-width="0.3cm"/>
    </style:style>
    <style:style style:name="gr25" style:family="graphic" style:parent-style-name="standard">
      <style:graphic-properties svg:stroke-color="#000000" draw:fill="solid" draw:fill-color="#e6e6e6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color="#800000" draw:marker-end="Arrow" draw:marker-end-width="0.3cm"/>
    </style:style>
    <style:style style:name="gr28" style:family="graphic" style:parent-style-name="standard">
      <style:graphic-properties svg:stroke-color="#b80047" draw:marker-end="Arrow" draw:marker-end-width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30" style:family="graphic" style:parent-style-name="standard">
      <style:graphic-properties draw:fill="solid" draw:fill-color="#99ccff" draw:textarea-horizontal-align="center" draw:textarea-vertical-align="middle"/>
    </style:style>
    <style:style style:name="gr31" style:family="graphic" style:parent-style-name="standard">
      <style:graphic-properties svg:stroke-color="#800080" draw:marker-end="Arrow" draw:marker-end-width="0.3cm"/>
    </style:style>
    <style:style style:name="gr32" style:family="graphic" style:parent-style-name="standard">
      <style:graphic-properties svg:stroke-color="#b80047" draw:marker-end="Arrow" draw:marker-end-width="0.3cm" draw:fill="solid" draw:fill-color="#000000"/>
    </style:style>
    <style:style style:name="gr33" style:family="graphic" style:parent-style-name="standard">
      <style:graphic-properties svg:stroke-color="#000080" draw:marker-end="Arrow" draw:marker-end-width="0.3cm"/>
    </style:style>
    <style:style style:name="gr34" style:family="graphic" style:parent-style-name="standard">
      <style:graphic-properties svg:stroke-color="#008000" draw:marker-end="Arrow" draw:marker-end-width="0.3cm"/>
    </style:style>
    <style:style style:name="gr35" style:family="graphic" style:parent-style-name="standard">
      <style:graphic-properties draw:marker-end="Arrow" draw:marker-end-width="0.3cm"/>
    </style:style>
    <style:style style:name="gr36" style:family="graphic" style:parent-style-name="standard">
      <style:graphic-properties svg:stroke-color="#000000" draw:fill="solid" draw:fill-color="#e6e6ff"/>
    </style:style>
    <style:style style:name="gr37" style:family="graphic" style:parent-style-name="standard">
      <style:graphic-properties svg:stroke-color="#000000" draw:fill="solid" draw:fill-color="#666666"/>
    </style:style>
    <style:style style:name="gr38" style:family="graphic" style:parent-style-name="standard">
      <style:graphic-properties svg:stroke-color="#000000" draw:fill="solid" draw:fill-color="#999999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0" style:family="graphic" style:parent-style-name="standard">
      <style:graphic-properties svg:stroke-color="#008080" draw:marker-end="Arrow" draw:marker-end-width="0.3cm" draw:fill="solid" draw:fill-color="#000000"/>
    </style:style>
    <style:style style:name="gr41" style:family="graphic" style:parent-style-name="standard">
      <style:graphic-properties svg:stroke-color="#ff6633" draw:marker-end="Arrow" draw:marker-end-width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43" style:family="graphic" style:parent-style-name="standard">
      <style:graphic-properties svg:stroke-color="#00dcff" draw:marker-end="Arrow" draw:marker-end-width="0.3cm"/>
    </style:style>
    <style:style style:name="gr44" style:family="graphic" style:parent-style-name="standard">
      <style:graphic-properties svg:stroke-width="0cm" draw:marker-start-width="0.2cm" draw:marker-end-width="0.2cm" draw:fill="solid" draw:fill-color="#808080" draw:textarea-horizontal-align="center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6" style:family="graphic" style:parent-style-name="standard">
      <style:graphic-properties draw:fill="solid" draw:fill-color="#ff8080"/>
    </style:style>
    <style:style style:name="gr47" style:family="graphic" style:parent-style-name="standard">
      <style:graphic-properties draw:stroke="dash" draw:stroke-dash="Fine_20_Dashed_20__28_var_29_" svg:stroke-color="#000000" draw:fill="solid" draw:fill-color="#e6e6e6"/>
    </style:style>
    <style:style style:name="gr48" style:family="graphic" style:parent-style-name="standard">
      <style:graphic-properties draw:stroke="dash" draw:stroke-dash="Fine_20_Dashed_20__28_var_29_" draw:fill="solid" draw:fill-color="#808000" draw:textarea-horizontal-align="center" draw:textarea-vertical-align="middle"/>
    </style:style>
    <style:style style:name="gr49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dash" draw:stroke-dash="Fine_20_Dashed_20__28_var_29_" svg:stroke-color="#008000" draw:marker-end="Arrow" draw:marker-end-width="0.3cm"/>
    </style:style>
    <style:style style:name="gr51" style:family="graphic" style:parent-style-name="standard">
      <style:graphic-properties draw:stroke="dash" draw:stroke-dash="Fine_20_Dashed_20__28_var_29_" svg:stroke-color="#000080" draw:marker-end="Arrow" draw:marker-end-width="0.3cm"/>
    </style:style>
    <style:style style:name="gr52" style:family="graphic" style:parent-style-name="standard">
      <style:graphic-properties draw:stroke="dash" draw:stroke-dash="Fine_20_Dashed_20__28_var_29_" draw:marker-end="Arrow" draw:marker-end-width="0.3cm"/>
    </style:style>
    <style:style style:name="gr53" style:family="graphic" style:parent-style-name="standard">
      <style:graphic-properties draw:stroke="dash" draw:stroke-dash="Fine_20_Dashed_20__28_var_29_" svg:stroke-color="#000000" draw:fill="solid" draw:fill-color="#c0c0c0"/>
    </style:style>
    <style:style style:name="gr54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.713cm" fo:min-width="4.78cm"/>
    </style:style>
    <style:style style:name="gr5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solid" draw:stroke-dash="Fine_20_Dashed_20__28_var_29_" svg:stroke-color="#000000" draw:fill="solid" draw:fill-color="#c0c0c0"/>
    </style:style>
    <style:style style:name="gr57" style:family="graphic" style:parent-style-name="standard">
      <style:graphic-properties draw:stroke="solid" draw:stroke-dash="Fine_20_Dashed_20__28_var_29_" draw:fill="solid" draw:fill-color="#808000" draw:textarea-horizontal-align="center" draw:textarea-vertical-align="middle"/>
    </style:style>
    <style:style style:name="gr58" style:family="graphic" style:parent-style-name="standard">
      <style:graphic-properties draw:stroke="solid" draw:stroke-dash="Fine_20_Dashed_20__28_var_29_" svg:stroke-color="#ff6633" draw:marker-end="Arrow" draw:marker-end-width="0.3cm"/>
    </style:style>
    <style:style style:name="gr59" style:family="graphic" style:parent-style-name="standard">
      <style:graphic-properties draw:stroke="dash" draw:stroke-dash="Fine_20_Dashed_20__28_var_29_" svg:stroke-color="#cc6633" draw:marker-end="Arrow" draw:marker-end-width="0.3cm"/>
    </style:style>
    <style:style style:name="gr60" style:family="graphic" style:parent-style-name="standard">
      <style:graphic-properties svg:stroke-color="#23ff23" draw:marker-end="Arrow" draw:marker-end-width="0.3cm"/>
    </style:style>
    <style:style style:name="gr61" style:family="graphic" style:parent-style-name="standard">
      <style:graphic-properties svg:stroke-color="#008080" draw:marker-end="Arrow" draw:marker-end-width="0.3cm"/>
    </style:style>
    <style:style style:name="gr62" style:family="graphic" style:parent-style-name="standard">
      <style:graphic-properties svg:stroke-color="#23b8dc" draw:marker-end="Arrow" draw:marker-end-width="0.3cm"/>
    </style:style>
    <style:style style:name="gr63" style:family="graphic" style:parent-style-name="standard">
      <style:graphic-properties draw:stroke="solid" draw:stroke-dash="Fine_20_Dashed_20__28_var_29_" svg:stroke-width="0cm" draw:marker-start-width="0.2cm" draw:marker-end-width="0.2cm" draw:fill="solid" draw:fill-color="#808000" draw:textarea-horizontal-align="center" draw:textarea-vertical-align="middle" fo:padding-top="0.125cm" fo:padding-bottom="0.125cm" fo:padding-left="0.25cm" fo:padding-right="0.25cm"/>
    </style:style>
    <style:style style:name="gr64" style:family="graphic" style:parent-style-name="standard">
      <style:graphic-properties svg:stroke-color="#0000ff" draw:marker-end="Arrow" draw:marker-end-width="0.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2.546cm"/>
    </style:style>
    <style:style style:name="gr66" style:family="graphic" style:parent-style-name="standard">
      <style:graphic-properties draw:stroke="solid" draw:stroke-dash="Fine_20_Dashed" svg:stroke-color="#23ff23" draw:marker-end="Arrow" draw:marker-end-width="0.3cm" draw:fill="solid" draw:fill-color="#7da647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0cm"/>
    </style:style>
    <style:style style:name="gr68" style:family="graphic" style:parent-style-name="standard">
      <style:graphic-properties draw:stroke="solid" draw:stroke-dash="Fine_20_Dashed" svg:stroke-color="#94bd5e" draw:marker-end="Arrow" draw:marker-end-width="0.3cm" draw:fill="solid" draw:fill-color="#23ff23"/>
    </style:style>
    <style:style style:name="gr69" style:family="graphic" style:parent-style-name="standard">
      <style:graphic-properties svg:stroke-color="#000080" draw:fill="solid" draw:fill-color="#e6e64c" draw:textarea-horizontal-align="center" draw:textarea-vertical-align="middle"/>
    </style:style>
    <style:style style:name="gr70" style:family="graphic" style:parent-style-name="standard">
      <style:graphic-properties draw:stroke="solid" draw:stroke-dash="Fine_20_Dashed" svg:stroke-color="#4700b8" draw:marker-end="Arrow" draw:marker-end-width="0.3cm" draw:fill="solid" draw:fill-color="#7da647"/>
    </style:style>
    <style:style style:name="gr71" style:family="graphic" style:parent-style-name="standard">
      <style:graphic-properties draw:stroke="solid" draw:stroke-dash="Fine_20_Dashed" svg:stroke-color="#00ae00" draw:marker-end="Arrow" draw:marker-end-width="0.3cm" draw:fill="solid" draw:fill-color="#7da647"/>
    </style:style>
    <style:style style:name="gr72" style:family="graphic" style:parent-style-name="standard">
      <style:graphic-properties svg:stroke-color="#cc6633" draw:marker-end="Arrow" draw:marker-end-width="0.3cm"/>
    </style:style>
    <style:style style:name="gr73" style:family="graphic" style:parent-style-name="standard">
      <style:graphic-properties draw:stroke="solid" draw:stroke-dash="Fine_20_Dashed" svg:stroke-color="#ffcc99" draw:marker-end="Arrow" draw:marker-end-width="0.3cm" draw:fill="solid" draw:fill-color="#7da647"/>
    </style:style>
    <style:style style:name="gr74" style:family="graphic" style:parent-style-name="standard">
      <style:graphic-properties draw:stroke="solid" draw:stroke-dash="Fine_20_Dashed" svg:stroke-color="#cc6633" draw:marker-end="Arrow" draw:marker-end-width="0.3cm" draw:fill="solid" draw:fill-color="#7da647"/>
    </style:style>
    <style:style style:name="gr75" style:family="graphic" style:parent-style-name="standard">
      <style:graphic-properties draw:fill="solid" draw:fill-color="#ffff66" draw:textarea-horizontal-align="center" draw:textarea-vertical-align="middle"/>
    </style:style>
    <style:style style:name="gr76" style:family="graphic" style:parent-style-name="standard">
      <style:graphic-properties draw:stroke="solid" draw:stroke-dash="Fine_20_Dashed" svg:stroke-color="#2323dc" draw:marker-end="Arrow" draw:marker-end-width="0.3cm" draw:fill="solid" draw:fill-color="#7da647"/>
    </style:style>
    <style:style style:name="gr77" style:family="graphic" style:parent-style-name="standard">
      <style:graphic-properties draw:stroke="solid" draw:stroke-dash="Fine_20_Dashed" svg:stroke-color="#ff6633" draw:marker-end="Arrow" draw:marker-end-width="0.3cm" draw:fill="solid" draw:fill-color="#7da647"/>
    </style:style>
    <style:style style:name="gr78" style:family="graphic" style:parent-style-name="standard">
      <style:graphic-properties draw:stroke="solid" draw:stroke-dash="Fine_20_Dashed" svg:stroke-color="#804c19" draw:marker-end="Arrow" draw:marker-end-width="0.3cm" draw:fill="solid" draw:fill-color="#7da647"/>
    </style:style>
    <style:style style:name="gr79" style:family="graphic" style:parent-style-name="standard">
      <style:graphic-properties draw:stroke="solid" draw:stroke-dash="Fine_20_Dashed" svg:stroke-color="#800000" draw:marker-end="Arrow" draw:marker-end-width="0.3cm" draw:fill="solid" draw:fill-color="#7da647"/>
    </style:style>
    <style:style style:name="gr80" style:family="graphic" style:parent-style-name="standard">
      <style:graphic-properties draw:stroke="solid" draw:stroke-dash="Fine_20_Dashed" svg:stroke-color="#ccccff" draw:marker-end="Arrow" draw:marker-end-width="0.3cm" draw:fill="solid" draw:fill-color="#7da647"/>
    </style:style>
    <style:style style:name="gr81" style:family="graphic" style:parent-style-name="standard">
      <style:graphic-properties draw:stroke="solid" draw:stroke-dash="Fine_20_Dashed" svg:stroke-color="#000000" draw:marker-end="Arrow" draw:marker-end-width="0.3cm" draw:fill="solid" draw:fill-color="#7da64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tyle="italic"/>
    </style:style>
    <style:style style:name="P8" style:family="paragraph">
      <style:paragraph-properties fo:margin-left="0cm" fo:margin-right="0cm" fo:text-indent="0cm"/>
      <style:text-properties fo:font-style="italic" fo:text-shadow="none"/>
    </style:style>
    <style:style style:name="P9" style:family="paragraph">
      <style:paragraph-properties fo:margin-left="0cm" fo:margin-right="0cm" fo:text-align="center" fo:text-indent="0cm"/>
      <style:text-properties fo:font-style="italic" style:text-underline-style="none"/>
    </style:style>
    <style:style style:name="P10" style:family="paragraph">
      <style:paragraph-properties fo:margin-left="0cm" fo:margin-right="0cm" fo:text-indent="0cm"/>
      <style:text-properties fo:font-style="italic"/>
    </style:style>
    <style:style style:name="P11" style:family="paragraph">
      <style:paragraph-properties fo:margin-left="0cm" fo:margin-right="0cm" fo:text-align="center" fo:text-indent="0cm"/>
      <style:text-properties fo:font-style="normal"/>
    </style:style>
    <style:style style:name="P12" style:family="paragraph">
      <style:paragraph-properties fo:margin-left="0cm" fo:margin-right="0cm" fo:text-indent="0cm"/>
      <style:text-properties fo:font-style="normal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tyle="italic"/>
    </style:style>
    <style:style style:name="T5" style:family="text">
      <style:text-properties fo:font-size="12pt" fo:font-style="italic"/>
    </style:style>
    <style:style style:name="T6" style:family="text">
      <style:text-properties fo:font-style="italic" fo:text-shadow="none"/>
    </style:style>
    <style:style style:name="T7" style:family="text">
      <style:text-properties fo:font-size="12pt" fo:font-style="italic" style:text-underline-style="none"/>
    </style:style>
    <style:style style:name="T8" style:family="text">
      <style:text-properties fo:font-style="italic" style:text-underline-style="none"/>
    </style:style>
    <style:style style:name="T9" style:family="text">
      <style:text-properties fo:font-size="12pt" fo:font-weight="bold"/>
    </style:style>
    <style:style style:name="T10" style:family="text">
      <style:text-properties fo:font-style="normal"/>
    </style:style>
    <style:style style:name="T11" style:family="text">
      <style:text-properties fo:font-size="12pt" fo:font-style="normal"/>
    </style:style>
    <style:style style:name="T12" style:family="text">
      <style:text-properties fo:color="#8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715cm" svg:height="4.445cm" svg:x="55.401cm" svg:y="39.716cm">
          <text:p text:style-name="P1">Mux2 2</text:p>
        </draw:rect>
        <draw:rect draw:style-name="gr1" draw:text-style-name="P2" draw:layer="layout" svg:width="5.459cm" svg:height="4.445cm" svg:x="98.872cm" svg:y="41.896cm">
          <text:p text:style-name="P1">Mux2 1</text:p>
        </draw:rect>
        <draw:rect draw:style-name="gr2" draw:text-style-name="P3" draw:layer="layout" svg:width="6.35cm" svg:height="1.905cm" svg:x="65.126cm" svg:y="7.976cm">
          <text:p text:style-name="P1"><text:span text:style-name="T1">HalUI</text:span></text:p>
        </draw:rect>
        <draw:rect draw:style-name="gr3" draw:text-style-name="P3" draw:layer="layout" svg:width="5.615cm" svg:height="3.175cm" svg:x="33.846cm" svg:y="58.006cm">
          <text:p text:style-name="P1"><text:span text:style-name="T1">Motion</text:span></text:p>
        </draw:rect>
        <draw:rect draw:style-name="gr4" draw:text-style-name="P3" draw:layer="layout" svg:width="6.35cm" svg:height="3.61cm" svg:x="6.071cm" svg:y="42.266cm">
          <text:p text:style-name="P1"><text:span text:style-name="T1">IOControl 0</text:span></text:p>
        </draw:rect>
        <draw:rect draw:style-name="gr5" draw:text-style-name="P1" draw:layer="layout" svg:width="5.08cm" svg:height="8.255cm" svg:x="18.466cm" svg:y="20.676cm">
          <text:p text:style-name="P1">Parport 0</text:p>
        </draw:rect>
        <draw:rect draw:style-name="gr5" draw:text-style-name="P1" draw:layer="layout" svg:width="5.08cm" svg:height="19.485cm" svg:x="17.431cm" svg:y="32.106cm">
          <text:p text:style-name="P1">Parport 1</text:p>
        </draw:rect>
        <draw:frame draw:style-name="gr6" draw:text-style-name="P5" draw:layer="layout" svg:width="9.557cm" svg:height="0.963cm" svg:x="27.935cm" svg:y="11.43cm">
          <draw:text-box>
            <text:p text:style-name="P4"><text:span text:style-name="T1">Absolute Coordinate to move to </text:span></text:p>
          </draw:text-box>
        </draw:frame>
        <draw:rect draw:style-name="gr7" draw:text-style-name="P1" draw:id="id53" draw:layer="layout" svg:width="5.715cm" svg:height="0.635cm" svg:x="23.216cm" svg:y="49.251cm">
          <text:p text:style-name="P1"><text:span text:style-name="T2">signal </text:span><text:span text:style-name="T3">MoveUp</text:span> <text:span text:style-name="T2">(bit)</text:span></text:p>
        </draw:rect>
        <draw:rect draw:style-name="gr7" draw:text-style-name="P1" draw:id="id51" draw:layer="layout" svg:width="5.715cm" svg:height="0.635cm" svg:x="23.216cm" svg:y="48.616cm">
          <text:p text:style-name="P1"><text:span text:style-name="T2">signal </text:span><text:span text:style-name="T3">MoveDown</text:span> <text:span text:style-name="T2">(bit)</text:span></text:p>
        </draw:rect>
        <draw:rect draw:style-name="gr7" draw:text-style-name="P1" draw:id="id166" draw:layer="layout" svg:width="5.715cm" svg:height="0.635cm" svg:x="22.581cm" svg:y="50.656cm">
          <text:p text:style-name="P1"><text:span text:style-name="T2">signal </text:span><text:span text:style-name="T3">ArcOK</text:span> <text:span text:style-name="T2">(bit)</text:span></text:p>
        </draw:rect>
        <draw:rect draw:style-name="gr7" draw:text-style-name="P1" draw:id="id57" draw:layer="layout" svg:width="5.715cm" svg:height="0.635cm" svg:x="23.216cm" svg:y="49.886cm">
          <text:p text:style-name="P1"><text:span text:style-name="T2">signal </text:span><text:span text:style-name="T3">FloatSwitch</text:span> <text:span text:style-name="T2">(bit)</text:span></text:p>
        </draw:rect>
        <draw:rect draw:style-name="gr7" draw:text-style-name="P1" draw:id="id90" draw:layer="layout" svg:width="4.845cm" svg:height="0.635cm" svg:x="12.986cm" svg:y="27.661cm">
          <text:p text:style-name="P1"><text:span text:style-name="T2">signal </text:span><text:span text:style-name="T3">ExtEStop</text:span> <text:span text:style-name="T2">(bit)</text:span></text:p>
        </draw:rect>
        <draw:rect draw:style-name="gr7" draw:text-style-name="P1" draw:layer="layout" svg:width="6.35cm" svg:height="0.635cm" svg:x="13.056cm" svg:y="36.551cm">
          <text:p text:style-name="P1"><text:span text:style-name="T2">signal </text:span><text:span text:style-name="T3">ChargePump</text:span> <text:span text:style-name="T2">(bit)</text:span></text:p>
        </draw:rect>
        <draw:rect draw:style-name="gr7" draw:text-style-name="P1" draw:id="id19" draw:layer="layout" svg:width="5.115cm" svg:height="0.635cm" svg:x="23.216cm" svg:y="34.011cm">
          <text:p text:style-name="P1"><text:span text:style-name="T2">signal </text:span><text:span text:style-name="T3">HomeY</text:span> <text:span text:style-name="T2">(bit)</text:span></text:p>
        </draw:rect>
        <draw:rect draw:style-name="gr7" draw:text-style-name="P1" draw:id="id17" draw:layer="layout" svg:width="5.115cm" svg:height="0.635cm" svg:x="23.216cm" svg:y="33.376cm">
          <text:p text:style-name="P1"><text:span text:style-name="T2">signal </text:span><text:span text:style-name="T3">HomeX</text:span> <text:span text:style-name="T2">(bit)</text:span></text:p>
        </draw:rect>
        <draw:rect draw:style-name="gr7" draw:text-style-name="P1" draw:id="id21" draw:layer="layout" svg:width="5.115cm" svg:height="0.635cm" svg:x="23.216cm" svg:y="34.646cm">
          <text:p text:style-name="P1"><text:span text:style-name="T2">signal </text:span><text:span text:style-name="T3">HomeZ</text:span> <text:span text:style-name="T2">(bit)</text:span></text:p>
        </draw:rect>
        <draw:rect draw:style-name="gr7" draw:text-style-name="P1" draw:id="id23" draw:layer="layout" svg:width="5.115cm" svg:height="0.635cm" svg:x="23.216cm" svg:y="35.281cm">
          <text:p text:style-name="P1"><text:span text:style-name="T2">signal </text:span><text:span text:style-name="T3">HomeA</text:span> <text:span text:style-name="T2">(bit)</text:span></text:p>
        </draw:rect>
        <draw:rect draw:style-name="gr8" draw:text-style-name="P1" draw:layer="layout" svg:width="5.15cm" svg:height="0.635cm" svg:x="18.136cm" svg:y="33.376cm">
          <text:p text:style-name="P1"><text:span text:style-name="T2"><text:s/></text:span><text:span text:style-name="T2">parport.1.pin-06-in</text:span></text:p>
        </draw:rect>
        <draw:rect draw:style-name="gr8" draw:text-style-name="P1" draw:layer="layout" svg:width="5.15cm" svg:height="0.635cm" svg:x="18.136cm" svg:y="34.011cm">
          <text:p text:style-name="P1"><text:span text:style-name="T2"><text:s/></text:span><text:span text:style-name="T2">parport.1.pin-07-in</text:span></text:p>
        </draw:rect>
        <draw:rect draw:style-name="gr8" draw:text-style-name="P1" draw:layer="layout" svg:width="5.08cm" svg:height="0.635cm" svg:x="18.136cm" svg:y="34.646cm">
          <text:p text:style-name="P1"><text:span text:style-name="T2"><text:s/></text:span><text:span text:style-name="T2">parport.1.pin-13-in</text:span></text:p>
        </draw:rect>
        <draw:rect draw:style-name="gr8" draw:text-style-name="P1" draw:layer="layout" svg:width="5.15cm" svg:height="0.635cm" svg:x="18.136cm" svg:y="35.281cm">
          <text:p text:style-name="P1"><text:span text:style-name="T2"><text:s/></text:span><text:span text:style-name="T2">parport.1.pin-09-in</text:span></text:p>
        </draw:rect>
        <draw:rect draw:style-name="gr8" draw:text-style-name="P1" draw:layer="layout" svg:width="4.445cm" svg:height="0.635cm" svg:x="19.406cm" svg:y="36.551cm">
          <text:p text:style-name="P1"><text:span text:style-name="T2">parport.1.pin-17-out</text:span></text:p>
        </draw:rect>
        <draw:rect draw:style-name="gr8" draw:text-style-name="P1" draw:layer="layout" svg:width="5.08cm" svg:height="0.635cm" svg:x="18.066cm" svg:y="50.656cm">
          <text:p text:style-name="P1"><text:span text:style-name="T2"><text:s/></text:span><text:span text:style-name="T2">parport.1.pin-08-in-not</text:span></text:p>
        </draw:rect>
        <draw:rect draw:style-name="gr8" draw:text-style-name="P1" draw:id="id89" draw:layer="layout" svg:width="5.08cm" svg:height="0.635cm" svg:x="18.136cm" svg:y="47.981cm">
          <text:p text:style-name="P1"><text:span text:style-name="T2">parport.1.pin-01-out</text:span></text:p>
        </draw:rect>
        <draw:rect draw:style-name="gr8" draw:text-style-name="P1" draw:layer="layout" svg:width="5.08cm" svg:height="0.635cm" svg:x="18.136cm" svg:y="49.251cm">
          <text:p text:style-name="P1"><text:span text:style-name="T2"><text:s/></text:span><text:span text:style-name="T2">parport.1.pin-07-in-not</text:span></text:p>
        </draw:rect>
        <draw:rect draw:style-name="gr8" draw:text-style-name="P1" draw:layer="layout" svg:width="5.08cm" svg:height="0.635cm" svg:x="18.136cm" svg:y="48.616cm">
          <text:p text:style-name="P1"><text:span text:style-name="T2"><text:s/></text:span><text:span text:style-name="T2">parport.1.pin-06-in-not</text:span></text:p>
        </draw:rect>
        <draw:rect draw:style-name="gr8" draw:text-style-name="P1" draw:layer="layout" svg:width="5.08cm" svg:height="0.635cm" svg:x="18.136cm" svg:y="49.886cm">
          <text:p text:style-name="P1"><text:span text:style-name="T2"><text:s/></text:span><text:span text:style-name="T2">parport.1.pin-13-in-not</text:span></text:p>
        </draw:rect>
        <draw:rect draw:style-name="gr8" draw:text-style-name="P1" draw:layer="layout" svg:width="5.08cm" svg:height="0.635cm" svg:x="17.831cm" svg:y="27.661cm">
          <text:p text:style-name="P1"><text:span text:style-name="T2"><text:s/></text:span><text:span text:style-name="T2">parport.0.pin-10-in</text:span></text:p>
        </draw:rect>
        <draw:rect draw:style-name="gr7" draw:text-style-name="P1" draw:id="id8" draw:layer="layout" svg:width="4.445cm" svg:height="0.635cm" svg:x="24.181cm" svg:y="25.756cm">
          <text:p text:style-name="P1"><text:span text:style-name="T2">signal </text:span><text:span text:style-name="T3">DirY</text:span> <text:span text:style-name="T2">(bit)</text:span></text:p>
        </draw:rect>
        <draw:rect draw:style-name="gr7" draw:text-style-name="P1" draw:id="id4" draw:layer="layout" svg:width="4.445cm" svg:height="0.635cm" svg:x="24.181cm" svg:y="25.121cm">
          <text:p text:style-name="P1"><text:span text:style-name="T2">signal </text:span><text:span text:style-name="T3">DirX</text:span> <text:span text:style-name="T2">(bit)</text:span></text:p>
        </draw:rect>
        <draw:rect draw:style-name="gr7" draw:text-style-name="P1" draw:id="id10" draw:layer="layout" svg:width="4.445cm" svg:height="0.635cm" svg:x="24.181cm" svg:y="26.391cm">
          <text:p text:style-name="P1"><text:span text:style-name="T2">signal </text:span><text:span text:style-name="T3">DirZ</text:span> <text:span text:style-name="T2">(bit)</text:span></text:p>
        </draw:rect>
        <draw:rect draw:style-name="gr7" draw:text-style-name="P1" draw:id="id16" draw:layer="layout" svg:width="4.445cm" svg:height="0.635cm" svg:x="24.181cm" svg:y="27.026cm">
          <text:p text:style-name="P1"><text:span text:style-name="T2">signal </text:span><text:span text:style-name="T3">DirA</text:span> <text:span text:style-name="T2">(bit)</text:span></text:p>
        </draw:rect>
        <draw:rect draw:style-name="gr8" draw:text-style-name="P1" draw:layer="layout" svg:width="5.08cm" svg:height="0.635cm" svg:x="19.106cm" svg:y="23.216cm">
          <text:p text:style-name="P1"><text:span text:style-name="T2"><text:s/></text:span><text:span text:style-name="T2">parport.0.pin-06-out</text:span></text:p>
        </draw:rect>
        <draw:rect draw:style-name="gr8" draw:text-style-name="P1" draw:layer="layout" svg:width="5.08cm" svg:height="0.635cm" svg:x="19.106cm" svg:y="26.391cm">
          <text:p text:style-name="P1"><text:span text:style-name="T2"><text:s/></text:span><text:span text:style-name="T2">parport.0.pin-07-out</text:span></text:p>
        </draw:rect>
        <draw:rect draw:style-name="gr8" draw:text-style-name="P1" draw:layer="layout" svg:width="5.08cm" svg:height="0.635cm" svg:x="19.071cm" svg:y="23.851cm">
          <text:p text:style-name="P1"><text:span text:style-name="T2"><text:s/></text:span><text:span text:style-name="T2">parport.0.pin-08-out</text:span></text:p>
        </draw:rect>
        <draw:rect draw:style-name="gr8" draw:text-style-name="P1" draw:layer="layout" svg:width="5.08cm" svg:height="0.635cm" svg:x="19.101cm" svg:y="27.026cm">
          <text:p text:style-name="P1"><text:span text:style-name="T2"><text:s/></text:span><text:span text:style-name="T2">parport.0.pin-09-out</text:span></text:p>
        </draw:rect>
        <draw:rect draw:style-name="gr7" draw:text-style-name="P1" draw:id="id6" draw:layer="layout" svg:width="4.445cm" svg:height="0.635cm" svg:x="24.181cm" svg:y="22.581cm">
          <text:p text:style-name="P1"><text:span text:style-name="T2">signal </text:span><text:span text:style-name="T3">StepY</text:span> <text:span text:style-name="T2">(bit)</text:span></text:p>
        </draw:rect>
        <draw:rect draw:style-name="gr7" draw:text-style-name="P1" draw:id="id2" draw:layer="layout" svg:width="4.445cm" svg:height="0.635cm" svg:x="24.181cm" svg:y="21.946cm">
          <text:p text:style-name="P1"><text:span text:style-name="T2">signal </text:span><text:span text:style-name="T3">StepX</text:span> <text:span text:style-name="T2">(bit)</text:span></text:p>
        </draw:rect>
        <draw:rect draw:style-name="gr7" draw:text-style-name="P1" draw:id="id12" draw:layer="layout" svg:width="4.445cm" svg:height="0.635cm" svg:x="24.181cm" svg:y="23.216cm">
          <text:p text:style-name="P1"><text:span text:style-name="T2">signal </text:span><text:span text:style-name="T3">StepZ</text:span> <text:span text:style-name="T2">(bit)</text:span></text:p>
        </draw:rect>
        <draw:rect draw:style-name="gr7" draw:text-style-name="P1" draw:id="id14" draw:layer="layout" svg:width="4.445cm" svg:height="0.635cm" svg:x="24.181cm" svg:y="23.851cm">
          <text:p text:style-name="P1"><text:span text:style-name="T2">signal </text:span><text:span text:style-name="T3">StepA</text:span> <text:span text:style-name="T2">(bit)</text:span></text:p>
        </draw:rect>
        <draw:rect draw:style-name="gr8" draw:text-style-name="P1" draw:layer="layout" svg:width="5.08cm" svg:height="0.635cm" svg:x="19.101cm" svg:y="21.946cm">
          <text:p text:style-name="P1"><text:span text:style-name="T2"><text:s/></text:span><text:span text:style-name="T2">parport.0.pin-02-out</text:span></text:p>
        </draw:rect>
        <draw:rect draw:style-name="gr8" draw:text-style-name="P1" draw:layer="layout" svg:width="5.08cm" svg:height="0.635cm" svg:x="19.071cm" svg:y="25.121cm">
          <text:p text:style-name="P1"><text:span text:style-name="T2"><text:s/></text:span><text:span text:style-name="T2">parport.0.pin-03-out</text:span></text:p>
        </draw:rect>
        <draw:rect draw:style-name="gr8" draw:text-style-name="P1" draw:layer="layout" svg:width="5.08cm" svg:height="0.635cm" svg:x="19.071cm" svg:y="22.581cm">
          <text:p text:style-name="P1"><text:span text:style-name="T2"><text:s/></text:span><text:span text:style-name="T2">parport.0.pin-04-out</text:span></text:p>
        </draw:rect>
        <draw:rect draw:style-name="gr8" draw:text-style-name="P1" draw:layer="layout" svg:width="5.08cm" svg:height="0.635cm" svg:x="19.071cm" svg:y="25.756cm">
          <text:p text:style-name="P1"><text:span text:style-name="T2"><text:s/></text:span><text:span text:style-name="T2">parport.0.pin-05-out</text:span></text:p>
        </draw:rect>
        <draw:rect draw:style-name="gr9" draw:text-style-name="P3" draw:layer="layout" svg:width="6.35cm" svg:height="7.62cm" svg:x="50.516cm" svg:y="11.151cm">
          <text:p text:style-name="P1"><text:span text:style-name="T1">Axis 0 <text:s/>( X )</text:span></text:p>
        </draw:rect>
        <draw:rect draw:style-name="gr10" draw:text-style-name="P1" draw:id="id18" draw:layer="layout" svg:width="6.35cm" svg:height="1.905cm" svg:x="49.881cm" svg:y="16.231cm">
          <text:p text:style-name="P1"><text:span text:style-name="T2">pin axis.0.neg-lim-sw-in (bit)</text:span></text:p>
          <text:p text:style-name="P1"><text:span text:style-name="T2">pin axis.0.pos-lim-sw-in (bit)</text:span></text:p>
          <text:p text:style-name="P1"><text:span text:style-name="T2">pin axis.0.home-sw.in (bit)</text:span></text:p>
        </draw:rect>
        <draw:rect draw:style-name="gr10" draw:text-style-name="P1" draw:id="id70" draw:layer="layout" svg:width="6.35cm" svg:height="0.635cm" svg:x="49.881cm" svg:y="12.421cm">
          <text:p text:style-name="P1"><text:span text:style-name="T2">pin axis.0.motor-pos-fb (float)</text:span></text:p>
        </draw:rect>
        <draw:rect draw:style-name="gr10" draw:text-style-name="P1" draw:id="id62" draw:layer="layout" svg:width="6.35cm" svg:height="0.635cm" svg:x="49.881cm" svg:y="14.326cm">
          <text:p text:style-name="P1"><text:span text:style-name="T2">pin axis.0.amp-enable-out (bit)</text:span></text:p>
        </draw:rect>
        <draw:rect draw:style-name="gr10" draw:text-style-name="P1" draw:id="id67" draw:layer="layout" svg:width="6.35cm" svg:height="0.635cm" svg:x="49.881cm" svg:y="13.056cm">
          <text:p text:style-name="P1"><text:span text:style-name="T2">pin axis.0.motor-pos-cmd (float)</text:span></text:p>
        </draw:rect>
        <draw:rect draw:style-name="gr11" draw:text-style-name="P3" draw:layer="layout" svg:width="10.795cm" svg:height="5.715cm" svg:x="30.831cm" svg:y="11.151cm">
          <text:p text:style-name="P1"><text:span text:style-name="T1">Stepgen 0</text:span></text:p>
        </draw:rect>
        <draw:rect draw:style-name="gr12" draw:text-style-name="P1" draw:layer="layout" svg:width="6.35cm" svg:height="0.635cm" svg:x="35.911cm" svg:y="13.056cm">
          <text:p text:style-name="P1"><text:span text:style-name="T2">stepgen.0.position-cmd (float)</text:span></text:p>
        </draw:rect>
        <draw:rect draw:style-name="gr12" draw:text-style-name="P1" draw:layer="layout" svg:width="6.35cm" svg:height="0.635cm" svg:x="35.911cm" svg:y="12.421cm">
          <text:p text:style-name="P1"><text:span text:style-name="T2">stepgen.0.position-fb (float)</text:span></text:p>
        </draw:rect>
        <draw:rect draw:style-name="gr12" draw:text-style-name="P1" draw:id="id61" draw:layer="layout" svg:width="5.715cm" svg:height="0.635cm" svg:x="36.546cm" svg:y="14.326cm">
          <text:p text:style-name="P1"><text:span text:style-name="T2">stepgen.0.enable (float)</text:span></text:p>
        </draw:rect>
        <draw:rect draw:style-name="gr12" draw:text-style-name="P1" draw:id="id1" draw:layer="layout" svg:width="5.08cm" svg:height="0.635cm" svg:x="30.196cm" svg:y="12.421cm">
          <text:p text:style-name="P1"><text:span text:style-name="T2">stepgen.0.step (bit)</text:span></text:p>
        </draw:rect>
        <draw:rect draw:style-name="gr12" draw:text-style-name="P1" draw:id="id3" draw:layer="layout" svg:width="5.08cm" svg:height="0.635cm" svg:x="30.196cm" svg:y="13.056cm">
          <text:p text:style-name="P1"><text:span text:style-name="T2">stepgen.0.dir (bit)</text:span></text:p>
        </draw:rect>
        <draw:rect draw:style-name="gr13" draw:text-style-name="P1" draw:layer="layout" svg:width="5.715cm" svg:height="0.635cm" svg:x="30.196cm" svg:y="14.326cm">
          <text:p text:style-name="P1"><text:span text:style-name="T2">stepgen.0.position-scale</text:span></text:p>
        </draw:rect>
        <draw:rect draw:style-name="gr13" draw:text-style-name="P1" draw:layer="layout" svg:width="5.715cm" svg:height="0.635cm" svg:x="30.196cm" svg:y="14.961cm">
          <text:p text:style-name="P1"><text:span text:style-name="T2">stepgen.0.maxvel</text:span></text:p>
        </draw:rect>
        <draw:rect draw:style-name="gr13" draw:text-style-name="P1" draw:layer="layout" svg:width="5.715cm" svg:height="0.635cm" svg:x="30.196cm" svg:y="15.596cm">
          <text:p text:style-name="P1"><text:span text:style-name="T2">stepgen.0.maxaccel</text:span></text:p>
        </draw:rect>
        <draw:rect draw:style-name="gr14" draw:text-style-name="P1" draw:id="id173" draw:layer="layout" svg:width="5.415cm" svg:height="0.635cm" svg:x="34.481cm" svg:y="59.576cm">
          <text:p text:style-name="P1"><text:span text:style-name="T2">pin motion.feed-hold (bit)</text:span></text:p>
        </draw:rect>
        <draw:rect draw:style-name="gr15" draw:text-style-name="P1" draw:id="id96" draw:layer="layout" svg:width="6.35cm" svg:height="0.635cm" svg:x="6.706cm" svg:y="43.971cm">
          <text:p text:style-name="P1"><text:span text:style-name="T2">iocontrol.0.user-enable-out</text:span></text:p>
        </draw:rect>
        <draw:rect draw:style-name="gr15" draw:text-style-name="P1" draw:id="id94" draw:layer="layout" svg:width="6.35cm" svg:height="0.635cm" svg:x="6.706cm" svg:y="43.336cm">
          <text:p text:style-name="P1"><text:span text:style-name="T2">iocontrol.0.user-request-enable</text:span></text:p>
        </draw:rect>
        <draw:rect draw:style-name="gr15" draw:text-style-name="P1" draw:layer="layout" svg:width="5.48cm" svg:height="0.635cm" svg:x="34.481cm" svg:y="58.941cm">
          <text:p text:style-name="P1"><text:span text:style-name="T2">motion.spindle-forward</text:span></text:p>
        </draw:rect>
        <draw:rect draw:style-name="gr15" draw:text-style-name="P1" draw:id="id93" draw:layer="layout" svg:width="6.35cm" svg:height="0.635cm" svg:x="6.706cm" svg:y="44.606cm">
          <text:p text:style-name="P1"><text:span text:style-name="T2">iocontrol.0.emc-enable-in</text:span></text:p>
        </draw:rect>
        <draw:rect draw:style-name="gr2" draw:text-style-name="P3" draw:layer="layout" svg:width="12.065cm" svg:height="16.51cm" svg:x="90.526cm" svg:y="9.881cm">
          <text:p text:style-name="P1"><text:span text:style-name="T1">PyVCP</text:span></text:p>
        </draw:rect>
        <draw:rect draw:style-name="gr9" draw:text-style-name="P3" draw:layer="layout" svg:width="6.35cm" svg:height="7.62cm" svg:x="55.896cm" svg:y="21.946cm">
          <text:p text:style-name="P1"><text:span text:style-name="T1">Axis 1 ( Y )</text:span></text:p>
        </draw:rect>
        <draw:rect draw:style-name="gr10" draw:text-style-name="P1" draw:id="id72" draw:layer="layout" svg:width="6.35cm" svg:height="0.635cm" svg:x="55.296cm" svg:y="23.216cm">
          <text:p text:style-name="P1"><text:span text:style-name="T2">pin axis.1.motor-pos-fb (float)</text:span></text:p>
        </draw:rect>
        <draw:rect draw:style-name="gr10" draw:text-style-name="P1" draw:id="id64" draw:layer="layout" svg:width="6.35cm" svg:height="0.635cm" svg:x="55.096cm" svg:y="27.661cm">
          <text:p text:style-name="P1"><text:span text:style-name="T2">pin axis.1.amp-enable-out (bit)</text:span></text:p>
        </draw:rect>
        <draw:rect draw:style-name="gr10" draw:text-style-name="P1" draw:id="id65" draw:layer="layout" svg:width="6.35cm" svg:height="0.635cm" svg:x="55.296cm" svg:y="23.851cm">
          <text:p text:style-name="P1"><text:span text:style-name="T2">pin axis.1.motor-pos-cmd (float)</text:span></text:p>
        </draw:rect>
        <draw:rect draw:style-name="gr11" draw:text-style-name="P3" draw:layer="layout" svg:width="10.795cm" svg:height="5.715cm" svg:x="36.546cm" svg:y="18.136cm">
          <text:p text:style-name="P1"><text:span text:style-name="T1">Stepgen 1</text:span></text:p>
        </draw:rect>
        <draw:rect draw:style-name="gr12" draw:text-style-name="P1" draw:layer="layout" svg:width="6.35cm" svg:height="0.635cm" svg:x="41.626cm" svg:y="20.041cm">
          <text:p text:style-name="P1"><text:span text:style-name="T2">stepgen.1.position-cmd (float)</text:span></text:p>
        </draw:rect>
        <draw:rect draw:style-name="gr12" draw:text-style-name="P1" draw:layer="layout" svg:width="6.35cm" svg:height="0.635cm" svg:x="41.626cm" svg:y="19.406cm">
          <text:p text:style-name="P1"><text:span text:style-name="T2">stepgen.1.position-fb (float)</text:span></text:p>
        </draw:rect>
        <draw:rect draw:style-name="gr12" draw:text-style-name="P1" draw:id="id63" draw:layer="layout" svg:width="5.715cm" svg:height="0.635cm" svg:x="42.261cm" svg:y="21.311cm">
          <text:p text:style-name="P1"><text:span text:style-name="T2">stepgen.1.enable (float)</text:span></text:p>
        </draw:rect>
        <draw:rect draw:style-name="gr12" draw:text-style-name="P1" draw:id="id5" draw:layer="layout" svg:width="5.08cm" svg:height="0.635cm" svg:x="35.911cm" svg:y="19.406cm">
          <text:p text:style-name="P1"><text:span text:style-name="T2">stepgen.1.step (bit)</text:span></text:p>
        </draw:rect>
        <draw:rect draw:style-name="gr12" draw:text-style-name="P1" draw:id="id7" draw:layer="layout" svg:width="5.08cm" svg:height="0.635cm" svg:x="35.911cm" svg:y="20.041cm">
          <text:p text:style-name="P1"><text:span text:style-name="T2">stepgen.1.dir (bit)</text:span></text:p>
        </draw:rect>
        <draw:rect draw:style-name="gr13" draw:text-style-name="P1" draw:layer="layout" svg:width="5.715cm" svg:height="0.635cm" svg:x="35.911cm" svg:y="21.311cm">
          <text:p text:style-name="P1"><text:span text:style-name="T2">stepgen.1.position-scale</text:span></text:p>
        </draw:rect>
        <draw:rect draw:style-name="gr13" draw:text-style-name="P1" draw:layer="layout" svg:width="5.715cm" svg:height="0.635cm" svg:x="35.911cm" svg:y="21.946cm">
          <text:p text:style-name="P1"><text:span text:style-name="T2">stepgen.1.maxvel</text:span></text:p>
        </draw:rect>
        <draw:rect draw:style-name="gr13" draw:text-style-name="P1" draw:layer="layout" svg:width="5.715cm" svg:height="0.635cm" svg:x="35.911cm" svg:y="22.581cm">
          <text:p text:style-name="P1"><text:span text:style-name="T2">stepgen.1.maxaccel</text:span></text:p>
        </draw:rect>
        <draw:rect draw:style-name="gr9" draw:text-style-name="P3" draw:layer="layout" svg:width="6.35cm" svg:height="8.89cm" svg:x="64.486cm" svg:y="26.391cm">
          <text:p text:style-name="P1"><text:span text:style-name="T1">Axis 2 ( Z )</text:span></text:p>
        </draw:rect>
        <draw:rect draw:style-name="gr10" draw:text-style-name="P1" draw:id="id34" draw:layer="layout" svg:width="6.35cm" svg:height="0.635cm" svg:x="63.851cm" svg:y="34.011cm">
          <text:p text:style-name="P1"><text:span text:style-name="T2">pin axis.2.motor-pos-fb (float)</text:span></text:p>
        </draw:rect>
        <draw:rect draw:style-name="gr10" draw:text-style-name="P1" draw:id="id25" draw:layer="layout" svg:width="6.35cm" svg:height="0.635cm" svg:x="63.856cm" svg:y="32.806cm">
          <text:p text:style-name="P1"><text:span text:style-name="T2">pin axis.2.amp-enable-out (bit)</text:span></text:p>
        </draw:rect>
        <draw:rect draw:style-name="gr10" draw:text-style-name="P1" draw:id="id29" draw:layer="layout" svg:width="6.35cm" svg:height="0.635cm" svg:x="65.761cm" svg:y="29.031cm">
          <text:p text:style-name="P1"><text:span text:style-name="T2">pin axis.2.motor-pos-cmd (float)</text:span></text:p>
        </draw:rect>
        <draw:rect draw:style-name="gr11" draw:text-style-name="P3" draw:layer="layout" svg:width="11.43cm" svg:height="5.715cm" svg:x="41.626cm" svg:y="30.836cm">
          <text:p text:style-name="P1"><text:span text:style-name="T1">Stepgen 2</text:span></text:p>
        </draw:rect>
        <draw:rect draw:style-name="gr12" draw:text-style-name="P1" draw:id="id177" draw:layer="layout" svg:width="6.35cm" svg:height="0.635cm" svg:x="47.341cm" svg:y="34.646cm">
          <text:p text:style-name="P1"><text:span text:style-name="T2">stepgen.2.position-cmd (float)</text:span></text:p>
        </draw:rect>
        <draw:rect draw:style-name="gr12" draw:text-style-name="P1" draw:layer="layout" svg:width="6.35cm" svg:height="0.635cm" svg:x="47.341cm" svg:y="34.011cm">
          <text:p text:style-name="P1"><text:span text:style-name="T2">stepgen.2.position-fb (float)</text:span></text:p>
        </draw:rect>
        <draw:rect draw:style-name="gr12" draw:text-style-name="P1" draw:id="id26" draw:layer="layout" svg:width="5.715cm" svg:height="0.635cm" svg:x="47.981cm" svg:y="32.806cm">
          <text:p text:style-name="P1"><text:span text:style-name="T2">stepgen.2.enable (float)</text:span></text:p>
        </draw:rect>
        <draw:rect draw:style-name="gr12" draw:text-style-name="P1" draw:id="id11" draw:layer="layout" svg:width="5.08cm" svg:height="0.635cm" svg:x="40.991cm" svg:y="32.106cm">
          <text:p text:style-name="P1"><text:span text:style-name="T2">stepgen.2.step (bit)</text:span></text:p>
        </draw:rect>
        <draw:rect draw:style-name="gr12" draw:text-style-name="P1" draw:id="id9" draw:layer="layout" svg:width="5.08cm" svg:height="0.635cm" svg:x="40.991cm" svg:y="32.741cm">
          <text:p text:style-name="P1"><text:span text:style-name="T2">stepgen.2.dir (bit)</text:span></text:p>
        </draw:rect>
        <draw:rect draw:style-name="gr13" draw:text-style-name="P1" draw:layer="layout" svg:width="5.715cm" svg:height="0.635cm" svg:x="40.991cm" svg:y="34.011cm">
          <text:p text:style-name="P1"><text:span text:style-name="T2">stepgen.2.position-scale</text:span></text:p>
        </draw:rect>
        <draw:rect draw:style-name="gr13" draw:text-style-name="P1" draw:layer="layout" svg:width="5.715cm" svg:height="0.635cm" svg:x="40.991cm" svg:y="34.646cm">
          <text:p text:style-name="P1"><text:span text:style-name="T2">stepgen.2.maxvel</text:span></text:p>
        </draw:rect>
        <draw:rect draw:style-name="gr13" draw:text-style-name="P1" draw:layer="layout" svg:width="5.715cm" svg:height="0.635cm" svg:x="40.991cm" svg:y="35.281cm">
          <text:p text:style-name="P1"><text:span text:style-name="T2">stepgen.2.maxaccel</text:span></text:p>
        </draw:rect>
        <draw:rect draw:style-name="gr9" draw:text-style-name="P3" draw:layer="layout" svg:width="6.35cm" svg:height="8.255cm" svg:x="47.106cm" svg:y="37.186cm">
          <text:p text:style-name="P1"><text:span text:style-name="T1">Axis 3 ( A )</text:span></text:p>
        </draw:rect>
        <draw:rect draw:style-name="gr10" draw:text-style-name="P1" draw:layer="layout" svg:width="6.35cm" svg:height="0.635cm" svg:x="46.471cm" svg:y="38.456cm">
          <text:p text:style-name="P1"><text:span text:style-name="T2">pin axis.3.motor-pos-fb (float)</text:span></text:p>
        </draw:rect>
        <draw:rect draw:style-name="gr10" draw:text-style-name="P1" draw:layer="layout" svg:width="6.35cm" svg:height="0.635cm" svg:x="46.471cm" svg:y="40.361cm">
          <text:p text:style-name="P1"><text:span text:style-name="T2">pin axis.3.amp-enable-out (bit)</text:span></text:p>
        </draw:rect>
        <draw:rect draw:style-name="gr10" draw:text-style-name="P1" draw:layer="layout" svg:width="6.35cm" svg:height="0.635cm" svg:x="46.471cm" svg:y="39.091cm">
          <text:p text:style-name="P1"><text:span text:style-name="T2">pin axis.3.motor-pos-cmd (float)</text:span></text:p>
        </draw:rect>
        <draw:rect draw:style-name="gr11" draw:text-style-name="P3" draw:layer="layout" svg:width="10.795cm" svg:height="5.715cm" svg:x="35.041cm" svg:y="37.186cm">
          <text:p text:style-name="P1"><text:span text:style-name="T1">Stepgen 3</text:span></text:p>
        </draw:rect>
        <draw:rect draw:style-name="gr12" draw:text-style-name="P1" draw:layer="layout" svg:width="6.35cm" svg:height="0.635cm" svg:x="40.121cm" svg:y="39.091cm">
          <text:p text:style-name="P1"><text:span text:style-name="T2">stepgen.3.position-cmd (float)</text:span></text:p>
        </draw:rect>
        <draw:rect draw:style-name="gr12" draw:text-style-name="P1" draw:layer="layout" svg:width="6.35cm" svg:height="0.635cm" svg:x="40.121cm" svg:y="38.456cm">
          <text:p text:style-name="P1"><text:span text:style-name="T2">stepgen.3.position-fb (float)</text:span></text:p>
        </draw:rect>
        <draw:rect draw:style-name="gr12" draw:text-style-name="P1" draw:layer="layout" svg:width="5.715cm" svg:height="0.635cm" svg:x="40.756cm" svg:y="40.361cm">
          <text:p text:style-name="P1"><text:span text:style-name="T2">stepgen.3.enable (float)</text:span></text:p>
        </draw:rect>
        <draw:rect draw:style-name="gr12" draw:text-style-name="P1" draw:id="id13" draw:layer="layout" svg:width="5.08cm" svg:height="0.635cm" svg:x="34.406cm" svg:y="38.456cm">
          <text:p text:style-name="P1"><text:span text:style-name="T2">stepgen.3.step (bit)</text:span></text:p>
        </draw:rect>
        <draw:rect draw:style-name="gr12" draw:text-style-name="P1" draw:id="id15" draw:layer="layout" svg:width="5.08cm" svg:height="0.635cm" svg:x="34.406cm" svg:y="39.091cm">
          <text:p text:style-name="P1"><text:span text:style-name="T2">stepgen.3.dir (bit)</text:span></text:p>
        </draw:rect>
        <draw:rect draw:style-name="gr13" draw:text-style-name="P1" draw:layer="layout" svg:width="5.715cm" svg:height="0.635cm" svg:x="34.406cm" svg:y="40.361cm">
          <text:p text:style-name="P1"><text:span text:style-name="T2">stepgen.3.position-scale</text:span></text:p>
        </draw:rect>
        <draw:rect draw:style-name="gr13" draw:text-style-name="P1" draw:layer="layout" svg:width="5.715cm" svg:height="0.635cm" svg:x="34.406cm" svg:y="40.996cm">
          <text:p text:style-name="P1"><text:span text:style-name="T2">stepgen.3.maxvel</text:span></text:p>
        </draw:rect>
        <draw:rect draw:style-name="gr13" draw:text-style-name="P1" draw:layer="layout" svg:width="5.715cm" svg:height="0.635cm" svg:x="34.406cm" svg:y="41.631cm">
          <text:p text:style-name="P1"><text:span text:style-name="T2">stepgen.3.maxaccel</text:span></text:p>
        </draw:rect>
        <draw:connector draw:style-name="gr16" draw:text-style-name="P2" draw:layer="layout" draw:line-skew="-0.165cm" svg:x1="30.196cm" svg:y1="12.738cm" svg:x2="28.626cm" svg:y2="22.263cm" draw:start-shape="id1" draw:start-glue-point="3" draw:end-shape="id2" draw:end-glue-point="1">
          <text:p text:style-name="P4"/>
        </draw:connector>
        <draw:connector draw:style-name="gr16" draw:text-style-name="P2" draw:layer="layout" draw:line-skew="0.178cm" svg:x1="30.196cm" svg:y1="13.373cm" svg:x2="28.626cm" svg:y2="25.438cm" draw:start-shape="id3" draw:start-glue-point="3" draw:end-shape="id4" draw:end-glue-point="1">
          <text:p text:style-name="P4"/>
        </draw:connector>
        <draw:connector draw:style-name="gr16" draw:text-style-name="P2" draw:layer="layout" draw:line-skew="-2.045cm" svg:x1="35.911cm" svg:y1="19.723cm" svg:x2="28.626cm" svg:y2="22.898cm" draw:start-shape="id5" draw:start-glue-point="3" draw:end-shape="id6" draw:end-glue-point="1">
          <text:p text:style-name="P4"/>
        </draw:connector>
        <draw:connector draw:style-name="gr16" draw:text-style-name="P2" draw:layer="layout" draw:line-skew="-0.775cm" svg:x1="35.911cm" svg:y1="20.358cm" svg:x2="28.626cm" svg:y2="26.073cm" draw:start-shape="id7" draw:start-glue-point="3" draw:end-shape="id8" draw:end-glue-point="1">
          <text:p text:style-name="P4"/>
        </draw:connector>
        <draw:connector draw:style-name="gr16" draw:text-style-name="P2" draw:layer="layout" draw:line-skew="-0.14cm" svg:x1="40.991cm" svg:y1="33.058cm" svg:x2="28.626cm" svg:y2="26.708cm" draw:start-shape="id9" draw:start-glue-point="3" draw:end-shape="id10" draw:end-glue-point="1">
          <text:p text:style-name="P4"/>
        </draw:connector>
        <draw:connector draw:style-name="gr16" draw:text-style-name="P2" draw:layer="layout" draw:line-skew="0.495cm" svg:x1="40.991cm" svg:y1="32.423cm" svg:x2="28.626cm" svg:y2="23.533cm" draw:start-shape="id11" draw:start-glue-point="3" draw:end-shape="id12" draw:end-glue-point="1">
          <text:p text:style-name="P4"/>
        </draw:connector>
        <draw:connector draw:style-name="gr16" draw:text-style-name="P2" draw:layer="layout" draw:line-skew="1.765cm" svg:x1="34.406cm" svg:y1="38.773cm" svg:x2="28.626cm" svg:y2="24.168cm" draw:start-shape="id13" draw:start-glue-point="3" draw:end-shape="id14" draw:end-glue-point="1">
          <text:p text:style-name="P4"/>
        </draw:connector>
        <draw:connector draw:style-name="gr16" draw:text-style-name="P2" draw:layer="layout" draw:line-skew="1.13cm" svg:x1="34.406cm" svg:y1="39.408cm" svg:x2="28.626cm" svg:y2="27.343cm" draw:start-shape="id15" draw:start-glue-point="3" draw:end-shape="id16" draw:end-glue-point="1">
          <text:p text:style-name="P4"/>
        </draw:connector>
        <draw:connector draw:style-name="gr17" draw:text-style-name="P2" draw:layer="layout" draw:line-skew="-6.172cm" svg:x1="28.331cm" svg:y1="33.693cm" svg:x2="49.881cm" svg:y2="17.183cm" draw:start-shape="id17" draw:start-glue-point="1" draw:end-shape="id18" draw:end-glue-point="3">
          <text:p text:style-name="P4"/>
        </draw:connector>
        <draw:connector draw:style-name="gr18" draw:text-style-name="P2" draw:layer="layout" draw:line-skew="-5.58cm" svg:x1="28.331cm" svg:y1="34.328cm" svg:x2="55.296cm" svg:y2="26.073cm" draw:start-shape="id19" draw:start-glue-point="1" draw:end-shape="id20" draw:end-glue-point="3">
          <text:p text:style-name="P4"/>
        </draw:connector>
        <draw:connector draw:style-name="gr18" draw:text-style-name="P2" draw:layer="layout" draw:line-skew="1.187cm" svg:x1="28.331cm" svg:y1="34.963cm" svg:x2="42.731cm" svg:y2="27.778cm" draw:start-shape="id21" draw:start-glue-point="1" draw:end-shape="id22" draw:end-glue-point="3">
          <text:p text:style-name="P4"/>
        </draw:connector>
        <draw:connector draw:style-name="gr18" draw:text-style-name="P2" draw:layer="layout" draw:line-skew="-5.537cm" svg:x1="28.331cm" svg:y1="35.598cm" svg:x2="46.471cm" svg:y2="43.853cm" draw:start-shape="id23" draw:start-glue-point="1" draw:end-shape="id24" draw:end-glue-point="3">
          <text:p text:style-name="P4"/>
        </draw:connector>
        <draw:rect draw:style-name="gr10" draw:text-style-name="P1" draw:id="id20" draw:layer="layout" svg:width="6.35cm" svg:height="1.905cm" svg:x="55.296cm" svg:y="25.121cm">
          <text:p text:style-name="P1"><text:span text:style-name="T2">pin axis.1neg-lim-sw-in (bit)</text:span></text:p>
          <text:p text:style-name="P1"><text:span text:style-name="T2">pin axis.1.pos-lim-sw-in (bit)</text:span></text:p>
          <text:p text:style-name="P1"><text:span text:style-name="T2">pin axis.1.home-sw-in (bit)</text:span></text:p>
        </draw:rect>
        <draw:rect draw:style-name="gr10" draw:text-style-name="P1" draw:id="id151" draw:layer="layout" svg:width="6.35cm" svg:height="1.905cm" svg:x="63.851cm" svg:y="30.331cm">
          <text:p text:style-name="P1"><text:span text:style-name="T2">pin axis.2.neg-lim-sw-in (bit)</text:span></text:p>
          <text:p text:style-name="P1"><text:span text:style-name="T2">pin axis.2.pos-lim-sw-in (bit)</text:span></text:p>
          <text:p text:style-name="P1"><text:span text:style-name="T2">pin axis.2.home-sw-in (bit)</text:span></text:p>
        </draw:rect>
        <draw:rect draw:style-name="gr10" draw:text-style-name="P1" draw:id="id24" draw:layer="layout" svg:width="6.35cm" svg:height="1.905cm" svg:x="46.471cm" svg:y="42.901cm">
          <text:p text:style-name="P1"><text:span text:style-name="T2">pin axis.3.neg-lim-sw-in (bit)</text:span></text:p>
          <text:p text:style-name="P1"><text:span text:style-name="T2">pin axis.3.pos-lim-sw-in (bit)</text:span></text:p>
          <text:p text:style-name="P1"><text:span text:style-name="T2">pin axis3.home-sw-in (bit)</text:span></text:p>
        </draw:rect>
        <draw:rect draw:style-name="gr19" draw:text-style-name="P1" draw:layer="layout" svg:width="1.905cm" svg:height="1.905cm" svg:x="32.501cm" svg:y="40.361cm">
          <text:p text:style-name="P1">INI</text:p>
          <text:p text:style-name="P1">File</text:p>
        </draw:rect>
        <draw:rect draw:style-name="gr19" draw:text-style-name="P1" draw:layer="layout" svg:width="1.905cm" svg:height="1.905cm" svg:x="39.086cm" svg:y="34.011cm">
          <text:p text:style-name="P1">INI</text:p>
          <text:p text:style-name="P1">File</text:p>
        </draw:rect>
        <draw:rect draw:style-name="gr19" draw:text-style-name="P1" draw:layer="layout" svg:width="1.905cm" svg:height="1.905cm" svg:x="34.006cm" svg:y="21.311cm">
          <text:p text:style-name="P1">INI</text:p>
          <text:p text:style-name="P1">File</text:p>
        </draw:rect>
        <draw:rect draw:style-name="gr19" draw:text-style-name="P1" draw:layer="layout" svg:width="1.905cm" svg:height="1.905cm" svg:x="34.006cm" svg:y="14.326cm">
          <text:p text:style-name="P1">INI</text:p>
          <text:p text:style-name="P1">File</text:p>
        </draw:rect>
        <draw:rect draw:style-name="gr20" draw:text-style-name="P1" draw:id="id28" draw:layer="layout" svg:width="5.08cm" svg:height="0.635cm" svg:x="56.871cm" svg:y="34.646cm">
          <text:p text:style-name="P1"><text:span text:style-name="T2">signal PosZ-cmd</text:span> <text:span text:style-name="T2">(float)</text:span></text:p>
        </draw:rect>
        <draw:rect draw:style-name="gr20" draw:text-style-name="P1" draw:id="id33" draw:layer="layout" svg:width="5.08cm" svg:height="0.635cm" svg:x="53.691cm" svg:y="34.011cm">
          <text:p text:style-name="P1"><text:span text:style-name="T2">signal PosZ-fb</text:span> <text:span text:style-name="T2">(float)</text:span></text:p>
        </draw:rect>
        <draw:rect draw:style-name="gr21" draw:text-style-name="P1" draw:layer="layout" svg:width="6.35cm" svg:height="2.24cm" svg:x="95.836cm" svg:y="32.406cm">
          <text:p text:style-name="P1">INI File</text:p>
        </draw:rect>
        <draw:rect draw:style-name="gr22" draw:text-style-name="P1" draw:id="id121" draw:layer="layout" svg:width="6.345cm" svg:height="0.635cm" svg:x="95.201cm" svg:y="33.376cm">
          <text:p text:style-name="P1"><text:span text:style-name="T2">setp [AXIS_2]MIN_LIMIT (float)</text:span></text:p>
        </draw:rect>
        <draw:connector draw:style-name="gr23" draw:text-style-name="P2" draw:layer="layout" svg:x1="63.856cm" svg:y1="33.123cm" svg:x2="53.696cm" svg:y2="33.123cm" draw:start-shape="id25" draw:start-glue-point="3" draw:end-shape="id26" draw:end-glue-point="1">
          <text:p text:style-name="P4"/>
        </draw:connector>
        <draw:connector draw:style-name="gr24" draw:text-style-name="P2" draw:layer="layout" draw:line-skew="0.637cm" svg:x1="63.851cm" svg:y1="37.503cm" svg:x2="61.951cm" svg:y2="34.963cm" draw:start-shape="id27" draw:start-glue-point="3" draw:end-shape="id28" draw:end-glue-point="1">
          <text:p text:style-name="P4"/>
        </draw:connector>
        <draw:connector draw:style-name="gr24" draw:text-style-name="P2" draw:layer="layout" svg:x1="72.111cm" svg:y1="29.348cm" svg:x2="74.651cm" svg:y2="29.348cm" draw:start-shape="id29" draw:start-glue-point="1" draw:end-shape="id30" draw:end-glue-point="3">
          <text:p text:style-name="P4"/>
        </draw:connector>
        <draw:rect draw:style-name="gr25" draw:text-style-name="P2" draw:layer="layout" svg:width="4.445cm" svg:height="3.81cm" svg:x="90.591cm" svg:y="28.596cm">
          <text:p text:style-name="P1">Sum2 0</text:p>
        </draw:rect>
        <draw:rect draw:style-name="gr20" draw:text-style-name="P1" draw:id="id31" draw:layer="layout" svg:width="4.445cm" svg:height="0.635cm" svg:x="89.956cm" svg:y="30.836cm">
          <text:p text:style-name="P1"><text:span text:style-name="T2">pin sum2.0.out</text:span> <text:span text:style-name="T2">(float)</text:span></text:p>
        </draw:rect>
        <draw:rect draw:style-name="gr20" draw:text-style-name="P1" draw:id="id44" draw:layer="layout" svg:width="4.445cm" svg:height="0.635cm" svg:x="91.226cm" svg:y="29.566cm">
          <text:p text:style-name="P1"><text:span text:style-name="T2">pin sum2.0.in0</text:span> <text:span text:style-name="T2">(float)</text:span></text:p>
        </draw:rect>
        <draw:rect draw:style-name="gr20" draw:text-style-name="P1" draw:id="id46" draw:layer="layout" svg:width="4.445cm" svg:height="0.635cm" svg:x="91.226cm" svg:y="30.201cm">
          <text:p text:style-name="P1"><text:span text:style-name="T2">pin sum2.0.in1</text:span> <text:span text:style-name="T2">(float)</text:span></text:p>
        </draw:rect>
        <draw:frame draw:style-name="gr26" draw:layer="layout" svg:width="4.028cm" svg:height="0.963cm" svg:x="90.591cm" svg:y="28.596cm">
          <draw:text-box>
            <text:p text:style-name="P4">Pierce offset</text:p>
          </draw:text-box>
        </draw:frame>
        <draw:connector draw:style-name="gr27" draw:text-style-name="P2" draw:layer="layout" draw:line-skew="0.235cm" svg:x1="89.956cm" svg:y1="31.153cm" svg:x2="86.181cm" svg:y2="39.608cm" draw:start-shape="id31" draw:start-glue-point="3" draw:end-shape="id32" draw:end-glue-point="1">
          <text:p text:style-name="P4"/>
        </draw:connector>
        <draw:connector draw:style-name="gr28" draw:text-style-name="P2" draw:layer="layout" svg:x1="58.771cm" svg:y1="34.328cm" svg:x2="63.851cm" svg:y2="34.328cm" draw:start-shape="id33" draw:start-glue-point="1" draw:end-shape="id34">
          <text:p text:style-name="P4"/>
        </draw:connector>
        <draw:rect draw:style-name="gr25" draw:text-style-name="P2" draw:layer="layout" svg:width="5.715cm" svg:height="3.81cm" svg:x="89.891cm" svg:y="39.556cm">
          <text:p text:style-name="P1">Mult2 0</text:p>
        </draw:rect>
        <draw:frame draw:style-name="gr26" draw:layer="layout" svg:width="5.679cm" svg:height="0.963cm" svg:x="89.891cm" svg:y="39.556cm">
          <draw:text-box>
            <text:p text:style-name="P4">Height Adjustment</text:p>
          </draw:text-box>
        </draw:frame>
        <draw:rect draw:style-name="gr20" draw:text-style-name="P1" draw:id="id38" draw:layer="layout" svg:width="4.445cm" svg:height="0.635cm" svg:x="91.796cm" svg:y="41.161cm">
          <text:p text:style-name="P1"><text:span text:style-name="T2">pin mult2.0.in0</text:span> <text:span text:style-name="T2">(float)</text:span></text:p>
        </draw:rect>
        <draw:rect draw:style-name="gr20" draw:text-style-name="P1" draw:id="id40" draw:layer="layout" svg:width="4.445cm" svg:height="0.635cm" svg:x="91.796cm" svg:y="41.796cm">
          <text:p text:style-name="P1"><text:span text:style-name="T2">pin mult2.0.in1</text:span> <text:span text:style-name="T2">(float)</text:span></text:p>
        </draw:rect>
        <draw:rect draw:style-name="gr20" draw:text-style-name="P1" draw:id="id35" draw:layer="layout" svg:width="4.445cm" svg:height="0.635cm" svg:x="91.796cm" svg:y="40.526cm">
          <text:p text:style-name="P1"><text:span text:style-name="T2">pin mult2.0.out</text:span> <text:span text:style-name="T2">(float)</text:span></text:p>
        </draw:rect>
        <draw:rect draw:style-name="gr1" draw:text-style-name="P2" draw:layer="layout" svg:width="4.445cm" svg:height="4.54cm" svg:x="81.066cm" svg:y="38.191cm">
          <text:p text:style-name="P1">Mux2 0</text:p>
        </draw:rect>
        <draw:rect draw:style-name="gr20" draw:text-style-name="P1" draw:layer="layout" svg:width="4.445cm" svg:height="0.635cm" svg:x="80.431cm" svg:y="41.196cm">
          <text:p text:style-name="P1"><text:span text:style-name="T2">pin mux2.0.out</text:span> <text:span text:style-name="T2">(float)</text:span></text:p>
        </draw:rect>
        <draw:rect draw:style-name="gr20" draw:text-style-name="P1" draw:id="id32" draw:layer="layout" svg:width="4.445cm" svg:height="0.635cm" svg:x="81.736cm" svg:y="39.291cm">
          <text:p text:style-name="P1"><text:span text:style-name="T2">pin mux2.0.in0</text:span> <text:span text:style-name="T2">(float)</text:span></text:p>
        </draw:rect>
        <draw:rect draw:style-name="gr20" draw:text-style-name="P1" draw:id="id112" draw:layer="layout" svg:width="4.445cm" svg:height="0.635cm" svg:x="81.701cm" svg:y="39.931cm">
          <text:p text:style-name="P1"><text:span text:style-name="T2">pin mux2.0.in1</text:span> <text:span text:style-name="T2">(float)</text:span></text:p>
        </draw:rect>
        <draw:frame draw:style-name="gr29" draw:text-style-name="P4" draw:layer="layout" svg:width="4.701cm" svg:height="0.963cm" svg:x="80.91cm" svg:y="38.191cm">
          <draw:text-box>
            <text:p text:style-name="P4">Offset Selector</text:p>
          </draw:text-box>
        </draw:frame>
        <draw:connector draw:style-name="gr24" draw:text-style-name="P2" draw:layer="layout" draw:line-skew="0.135cm" svg:x1="96.241cm" svg:y1="40.843cm" svg:x2="97.746cm" svg:y2="37.598cm" draw:start-shape="id35" draw:start-glue-point="1" draw:end-shape="id36" draw:end-glue-point="1">
          <text:p text:style-name="P4"/>
        </draw:connector>
        <draw:connector draw:style-name="gr24" draw:text-style-name="P2" draw:layer="layout" draw:line-skew="0.91cm" svg:x1="103.086cm" svg:y1="22.898cm" svg:x2="96.241cm" svg:y2="41.478cm" draw:start-shape="id37" draw:start-glue-point="1" draw:end-shape="id38" draw:end-glue-point="1">
          <text:p text:style-name="P4"/>
        </draw:connector>
        <draw:connector draw:style-name="gr24" draw:text-style-name="P2" draw:layer="layout" svg:x1="98.146cm" svg:y1="43.183cm" svg:x2="96.241cm" svg:y2="42.113cm" draw:start-shape="id39" draw:start-glue-point="3" draw:end-shape="id40" draw:end-glue-point="1">
          <text:p text:style-name="P4"/>
        </draw:connector>
        <draw:rect draw:style-name="gr7" draw:text-style-name="P1" draw:id="id227" draw:layer="layout" svg:width="4.445cm" svg:height="0.635cm" svg:x="81.701cm" svg:y="40.566cm">
          <text:p text:style-name="P1"><text:span text:style-name="T2">pin mux2.0.sel</text:span> <text:span text:style-name="T2">(bit)</text:span></text:p>
        </draw:rect>
        <draw:connector draw:style-name="gr28" draw:text-style-name="P2" draw:layer="layout" draw:line-skew="5.145cm" svg:x1="61.751cm" svg:y1="41.638cm" svg:x2="74.721cm" svg:y2="42.148cm" draw:start-shape="id41" draw:start-glue-point="1" draw:end-shape="id42" draw:end-glue-point="3">
          <text:p text:style-name="P4"/>
        </draw:connector>
        <draw:connector draw:style-name="gr24" draw:text-style-name="P2" draw:layer="layout" draw:line-skew="-0.36cm" svg:x1="103.086cm" svg:y1="25.438cm" svg:x2="95.671cm" svg:y2="29.883cm" draw:start-shape="id43" draw:start-glue-point="1" draw:end-shape="id44">
          <text:p text:style-name="P4"/>
        </draw:connector>
        <draw:connector draw:style-name="gr24" draw:text-style-name="P2" draw:layer="layout" draw:line-skew="0.275cm" svg:x1="103.086cm" svg:y1="24.168cm" svg:x2="95.671cm" svg:y2="30.518cm" draw:start-shape="id45" draw:start-glue-point="1" draw:end-shape="id46">
          <text:p text:style-name="P4"/>
        </draw:connector>
        <draw:rect draw:style-name="gr20" draw:text-style-name="P1" draw:id="id50" draw:layer="layout" svg:width="4.445cm" svg:height="0.635cm" svg:x="98.146cm" svg:y="44.136cm">
          <text:p text:style-name="P1"><text:span text:style-name="T2">pin mux2.1.in0</text:span> <text:span text:style-name="T2">(float)</text:span></text:p>
        </draw:rect>
        <draw:rect draw:style-name="gr20" draw:text-style-name="P1" draw:id="id48" draw:layer="layout" svg:width="4.445cm" svg:height="0.635cm" svg:x="98.146cm" svg:y="44.771cm">
          <text:p text:style-name="P1"><text:span text:style-name="T2">pin mux2.1.in1</text:span> <text:span text:style-name="T2">(float)</text:span></text:p>
        </draw:rect>
        <draw:frame draw:style-name="gr29" draw:text-style-name="P4" draw:layer="layout" svg:width="5.502cm" svg:height="0.963cm" svg:x="98.829cm" svg:y="41.896cm">
          <draw:text-box>
            <text:p text:style-name="P4">Direction Selector</text:p>
          </draw:text-box>
        </draw:frame>
        <draw:rect draw:style-name="gr7" draw:text-style-name="P1" draw:id="id54" draw:layer="layout" svg:width="4.445cm" svg:height="0.635cm" svg:x="98.146cm" svg:y="43.501cm">
          <text:p text:style-name="P1"><text:span text:style-name="T2">pin mux2.1.sel</text:span> <text:span text:style-name="T2">(bit)</text:span></text:p>
        </draw:rect>
        <draw:rect draw:style-name="gr20" draw:text-style-name="P1" draw:id="id39" draw:layer="layout" svg:width="4.445cm" svg:height="0.635cm" svg:x="98.146cm" svg:y="42.866cm">
          <text:p text:style-name="P1"><text:span text:style-name="T2">pin mux2.1.out</text:span> <text:span text:style-name="T2">(float)</text:span></text:p>
        </draw:rect>
        <draw:rect draw:style-name="gr30" draw:text-style-name="P1" draw:id="id47" draw:layer="layout" svg:width="5.08cm" svg:height="0.635cm" svg:x="98.781cm" svg:y="46.711cm">
          <text:p text:style-name="P1"><text:span text:style-name="T2">setp 1 (float)</text:span></text:p>
        </draw:rect>
        <draw:rect draw:style-name="gr30" draw:text-style-name="P1" draw:id="id49" draw:layer="layout" svg:width="5.08cm" svg:height="0.635cm" svg:x="98.781cm" svg:y="47.981cm">
          <text:p text:style-name="P1"><text:span text:style-name="T2">setp -1 (float)</text:span></text:p>
        </draw:rect>
        <draw:connector draw:style-name="gr24" draw:text-style-name="P2" draw:layer="layout" draw:line-skew="-0.135cm" svg:x1="98.781cm" svg:y1="47.028cm" svg:x2="98.146cm" svg:y2="45.088cm" draw:start-shape="id47" draw:start-glue-point="3" draw:end-shape="id48" draw:end-glue-point="3">
          <text:p text:style-name="P4"/>
        </draw:connector>
        <draw:connector draw:style-name="gr24" draw:text-style-name="P2" draw:layer="layout" draw:line-skew="-0.77cm" svg:x1="98.781cm" svg:y1="48.298cm" svg:x2="98.146cm" svg:y2="44.453cm" draw:start-shape="id49" draw:start-glue-point="3" draw:end-shape="id50" draw:end-glue-point="3">
          <text:p text:style-name="P4"/>
        </draw:connector>
        <draw:connector draw:style-name="gr28" draw:text-style-name="P2" draw:layer="layout" draw:line-skew="21.157cm" svg:x1="28.931cm" svg:y1="48.933cm" svg:x2="74.316cm" svg:y2="45.993cm" draw:start-shape="id51" draw:start-glue-point="1" draw:end-shape="id52" draw:end-glue-point="3">
          <text:p text:style-name="P4"/>
        </draw:connector>
        <draw:connector draw:style-name="gr24" draw:text-style-name="P2" draw:layer="layout" draw:line-skew="32.737cm" svg:x1="28.931cm" svg:y1="49.568cm" svg:x2="98.146cm" svg:y2="43.818cm" draw:start-shape="id53" draw:start-glue-point="1" draw:end-shape="id54" draw:end-glue-point="3">
          <text:p text:style-name="P4"/>
        </draw:connector>
        <draw:frame draw:style-name="gr26" draw:layer="layout" svg:width="5.607cm" svg:height="0.963cm" svg:x="55.401cm" svg:y="39.716cm">
          <draw:text-box>
            <text:p text:style-name="P4">Position Snapshot</text:p>
          </draw:text-box>
        </draw:frame>
        <draw:rect draw:style-name="gr20" draw:text-style-name="P1" draw:id="id41" draw:layer="layout" svg:width="4.445cm" svg:height="0.635cm" svg:x="57.306cm" svg:y="41.321cm">
          <text:p text:style-name="P1"><text:span text:style-name="T2">pin mux2.2.out</text:span> <text:span text:style-name="T2">(float)</text:span></text:p>
        </draw:rect>
        <draw:rect draw:style-name="gr20" draw:text-style-name="P1" draw:id="id55" draw:layer="layout" svg:width="4.445cm" svg:height="0.635cm" svg:x="57.306cm" svg:y="41.956cm">
          <text:p text:style-name="P1"><text:span text:style-name="T2">pin mux2.2.in0</text:span> <text:span text:style-name="T2">(float)</text:span></text:p>
        </draw:rect>
        <draw:rect draw:style-name="gr20" draw:text-style-name="P1" draw:id="id56" draw:layer="layout" svg:width="4.445cm" svg:height="0.635cm" svg:x="57.306cm" svg:y="40.686cm">
          <text:p text:style-name="P1"><text:span text:style-name="T2">pin mux2.2.in1</text:span> <text:span text:style-name="T2">(float)</text:span></text:p>
        </draw:rect>
        <draw:rect draw:style-name="gr7" draw:text-style-name="P1" draw:id="id189" draw:layer="layout" svg:width="4.445cm" svg:height="0.635cm" svg:x="54.966cm" svg:y="42.591cm">
          <text:p text:style-name="P1"><text:span text:style-name="T2">pin mux2.2.sel</text:span> <text:span text:style-name="T2">(bit)</text:span></text:p>
        </draw:rect>
        <draw:connector draw:style-name="gr31" draw:text-style-name="P2" draw:layer="layout" draw:line-skew="-0.135cm" svg:x1="57.306cm" svg:y1="41.638cm" svg:x2="57.306cm" svg:y2="42.273cm" draw:start-shape="id41" draw:start-glue-point="3" draw:end-shape="id55" draw:end-glue-point="3">
          <text:p text:style-name="P4"/>
        </draw:connector>
        <draw:connector draw:style-name="gr32" draw:text-style-name="P2" draw:layer="layout" draw:line-skew="0.335cm" svg:x1="58.771cm" svg:y1="34.328cm" svg:x2="61.751cm" svg:y2="41.003cm" draw:start-shape="id33" draw:start-glue-point="1" draw:end-shape="id56" draw:end-glue-point="1">
          <text:p text:style-name="P4"/>
        </draw:connector>
        <draw:connector draw:style-name="gr33" draw:text-style-name="P2" draw:layer="layout" draw:line-skew="7.555cm" svg:x1="28.931cm" svg:y1="50.203cm" svg:x2="48.111cm" svg:y2="56.753cm" draw:start-shape="id57" draw:start-glue-point="1" draw:end-shape="id58" draw:end-glue-point="3">
          <text:p text:style-name="P4"/>
        </draw:connector>
        <draw:connector draw:style-name="gr34" draw:text-style-name="P2" draw:layer="layout" draw:line-skew="0.94cm" svg:x1="44.736cm" svg:y1="53.813cm" svg:x2="48.076cm" svg:y2="55.483cm" draw:start-shape="id59" draw:start-glue-point="1" draw:end-shape="id60" draw:end-glue-point="3">
          <text:p text:style-name="P4"/>
        </draw:connector>
        <draw:rect draw:style-name="gr1" draw:text-style-name="P2" draw:layer="layout" svg:width="4.915cm" svg:height="3.81cm" svg:x="48.476cm" svg:y="54.296cm">
          <text:p text:style-name="P1">Or2 1</text:p>
        </draw:rect>
        <draw:rect draw:style-name="gr7" draw:text-style-name="P1" draw:id="id60" draw:layer="layout" svg:width="4.445cm" svg:height="0.635cm" svg:x="48.076cm" svg:y="55.166cm">
          <text:p text:style-name="P1"><text:span text:style-name="T2">pin or2.1.in0</text:span> <text:span text:style-name="T2">(bit)</text:span></text:p>
        </draw:rect>
        <draw:rect draw:style-name="gr7" draw:text-style-name="P1" draw:id="id58" draw:layer="layout" svg:width="4.445cm" svg:height="0.635cm" svg:x="48.111cm" svg:y="56.436cm">
          <text:p text:style-name="P1"><text:span text:style-name="T2">pin or2.1.in1</text:span> <text:span text:style-name="T2">(bit)</text:span></text:p>
        </draw:rect>
        <draw:rect draw:style-name="gr7" draw:text-style-name="P1" draw:id="id188" draw:layer="layout" svg:width="4.445cm" svg:height="0.635cm" svg:x="49.481cm" svg:y="55.801cm">
          <text:p text:style-name="P1"><text:span text:style-name="T2">pin or2.1.out</text:span> <text:span text:style-name="T2">(bit)</text:span></text:p>
        </draw:rect>
        <draw:frame draw:style-name="gr29" draw:text-style-name="P4" draw:layer="layout" svg:width="4.769cm" svg:height="0.963cm" svg:x="48.617cm" svg:y="54.196cm">
          <draw:text-box>
            <text:p text:style-name="P4">Take Snapshot</text:p>
          </draw:text-box>
        </draw:frame>
        <draw:rect draw:style-name="gr20" draw:text-style-name="P1" draw:id="id68" draw:layer="layout" svg:width="5.08cm" svg:height="0.635cm" svg:x="42.261cm" svg:y="13.056cm">
          <text:p text:style-name="P1"><text:span text:style-name="T2">signal PosX-cmd</text:span> <text:span text:style-name="T2">(float)</text:span></text:p>
        </draw:rect>
        <draw:rect draw:style-name="gr20" draw:text-style-name="P1" draw:id="id69" draw:layer="layout" svg:width="5.08cm" svg:height="0.635cm" svg:x="42.261cm" svg:y="12.421cm">
          <text:p text:style-name="P1"><text:span text:style-name="T2">signal PosX-fb</text:span> <text:span text:style-name="T2">(float)</text:span></text:p>
        </draw:rect>
        <draw:connector draw:style-name="gr35" draw:text-style-name="P2" draw:layer="layout" svg:x1="42.261cm" svg:y1="14.643cm" svg:x2="49.881cm" svg:y2="14.643cm" draw:start-shape="id61" draw:start-glue-point="1" draw:end-shape="id62" draw:end-glue-point="3">
          <text:p text:style-name="P4"/>
        </draw:connector>
        <draw:rect draw:style-name="gr20" draw:text-style-name="P1" draw:id="id66" draw:layer="layout" svg:width="5.08cm" svg:height="0.635cm" svg:x="47.976cm" svg:y="20.041cm">
          <text:p text:style-name="P1"><text:span text:style-name="T2">signal PosY-cmd</text:span> <text:span text:style-name="T2">(float)</text:span></text:p>
        </draw:rect>
        <draw:rect draw:style-name="gr20" draw:text-style-name="P1" draw:id="id71" draw:layer="layout" svg:width="5.08cm" svg:height="0.635cm" svg:x="47.976cm" svg:y="19.406cm">
          <text:p text:style-name="P1"><text:span text:style-name="T2">signal PosY-fb</text:span> <text:span text:style-name="T2">(float)</text:span></text:p>
        </draw:rect>
        <draw:connector draw:style-name="gr35" draw:text-style-name="P2" draw:layer="layout" svg:x1="47.976cm" svg:y1="21.628cm" svg:x2="55.096cm" svg:y2="27.978cm" draw:start-shape="id63" draw:start-glue-point="1" draw:end-shape="id64" draw:end-glue-point="3">
          <text:p text:style-name="P4"/>
        </draw:connector>
        <draw:connector draw:style-name="gr35" draw:text-style-name="P2" draw:layer="layout" svg:x1="55.296cm" svg:y1="24.168cm" svg:x2="53.056cm" svg:y2="20.358cm" draw:start-shape="id65" draw:start-glue-point="3" draw:end-shape="id66" draw:end-glue-point="1">
          <text:p text:style-name="P4"/>
        </draw:connector>
        <draw:connector draw:style-name="gr35" draw:text-style-name="P2" draw:layer="layout" svg:x1="49.881cm" svg:y1="13.373cm" svg:x2="47.341cm" svg:y2="13.373cm" draw:start-shape="id67" draw:start-glue-point="3" draw:end-shape="id68" draw:end-glue-point="1">
          <text:p text:style-name="P4"/>
        </draw:connector>
        <draw:connector draw:style-name="gr35" draw:text-style-name="P2" draw:layer="layout" svg:x1="47.341cm" svg:y1="12.738cm" svg:x2="49.881cm" svg:y2="12.738cm" draw:start-shape="id69" draw:start-glue-point="1" draw:end-shape="id70" draw:end-glue-point="3">
          <text:p text:style-name="P4"/>
        </draw:connector>
        <draw:connector draw:style-name="gr35" draw:text-style-name="P2" draw:layer="layout" draw:line-skew="0.62cm" svg:x1="53.056cm" svg:y1="19.723cm" svg:x2="55.296cm" svg:y2="23.533cm" draw:start-shape="id71" draw:start-glue-point="1" draw:end-shape="id72" draw:end-glue-point="3">
          <text:p text:style-name="P4"/>
        </draw:connector>
        <draw:rect draw:style-name="gr36" draw:text-style-name="P1" draw:layer="layout" svg:width="4.445cm" svg:height="3.81cm" svg:x="51.151cm" svg:y="6.706cm">
          <text:p text:style-name="P1">Ddt 0</text:p>
        </draw:rect>
        <draw:rect draw:style-name="gr20" draw:text-style-name="P1" draw:id="id73" draw:layer="layout" svg:width="4.445cm" svg:height="0.635cm" svg:x="50.516cm" svg:y="8.611cm">
          <text:p text:style-name="P1"><text:span text:style-name="T2">pin ddt.0.in</text:span> <text:span text:style-name="T2">(float)</text:span></text:p>
        </draw:rect>
        <draw:rect draw:style-name="gr20" draw:text-style-name="P1" draw:id="id75" draw:layer="layout" svg:width="4.445cm" svg:height="0.635cm" svg:x="51.786cm" svg:y="7.976cm">
          <text:p text:style-name="P1"><text:span text:style-name="T2">pin ddt.0.out</text:span> <text:span text:style-name="T2">(float)</text:span></text:p>
        </draw:rect>
        <draw:frame draw:style-name="gr26" draw:layer="layout" svg:width="3.309cm" svg:height="0.963cm" svg:x="51.151cm" svg:y="6.706cm">
          <draw:text-box>
            <text:p text:style-name="P4">X Velocity</text:p>
          </draw:text-box>
        </draw:frame>
        <draw:connector draw:style-name="gr35" draw:text-style-name="P2" draw:layer="layout" svg:x1="47.341cm" svg:y1="12.738cm" svg:x2="50.516cm" svg:y2="8.928cm" draw:start-shape="id69" draw:start-glue-point="1" draw:end-shape="id73" draw:end-glue-point="3">
          <text:p text:style-name="P4"/>
        </draw:connector>
        <draw:rect draw:style-name="gr36" draw:text-style-name="P1" draw:layer="layout" svg:width="4.445cm" svg:height="3.81cm" svg:x="57.501cm" svg:y="17.501cm">
          <text:p text:style-name="P1">Ddt 1</text:p>
        </draw:rect>
        <draw:rect draw:style-name="gr20" draw:text-style-name="P1" draw:id="id74" draw:layer="layout" svg:width="4.445cm" svg:height="0.635cm" svg:x="56.866cm" svg:y="19.406cm">
          <text:p text:style-name="P1"><text:span text:style-name="T2">pin ddt.0.in</text:span> <text:span text:style-name="T2">(float)</text:span></text:p>
        </draw:rect>
        <draw:rect draw:style-name="gr20" draw:text-style-name="P1" draw:id="id77" draw:layer="layout" svg:width="4.445cm" svg:height="0.635cm" svg:x="58.136cm" svg:y="18.771cm">
          <text:p text:style-name="P1"><text:span text:style-name="T2">pin ddt.0.out</text:span> <text:span text:style-name="T2">(float)</text:span></text:p>
        </draw:rect>
        <draw:frame draw:style-name="gr26" draw:layer="layout" svg:width="3.313cm" svg:height="0.963cm" svg:x="57.501cm" svg:y="17.501cm">
          <draw:text-box>
            <text:p text:style-name="P4">Y Velocity</text:p>
          </draw:text-box>
        </draw:frame>
        <draw:connector draw:style-name="gr35" draw:text-style-name="P2" draw:layer="layout" svg:x1="53.056cm" svg:y1="19.723cm" svg:x2="56.866cm" svg:y2="19.723cm" draw:start-shape="id71" draw:start-glue-point="1" draw:end-shape="id74" draw:end-glue-point="3">
          <text:p text:style-name="P4"/>
        </draw:connector>
        <draw:rect draw:style-name="gr37" draw:text-style-name="P1" draw:layer="layout" svg:width="4.445cm" svg:height="4.445cm" svg:x="58.136cm" svg:y="8.611cm">
          <text:p text:style-name="P1">Hypot 0</text:p>
        </draw:rect>
        <draw:rect draw:style-name="gr20" draw:text-style-name="P1" draw:id="id76" draw:layer="layout" svg:width="4.445cm" svg:height="0.635cm" svg:x="57.501cm" svg:y="9.881cm">
          <text:p text:style-name="P1"><text:span text:style-name="T2">pin hypot.0.in0</text:span> <text:span text:style-name="T2">(float)</text:span></text:p>
        </draw:rect>
        <draw:rect draw:style-name="gr20" draw:text-style-name="P1" draw:layer="layout" svg:width="4.445cm" svg:height="0.635cm" svg:x="58.776cm" svg:y="10.516cm">
          <text:p text:style-name="P1"><text:span text:style-name="T2">pin hypot.0.out</text:span> <text:span text:style-name="T2">(float)</text:span></text:p>
        </draw:rect>
        <draw:frame draw:style-name="gr26" draw:layer="layout" svg:width="3.732cm" svg:height="0.963cm" svg:x="58.136cm" svg:y="8.611cm">
          <draw:text-box>
            <text:p text:style-name="P4">XY Velocity</text:p>
          </draw:text-box>
        </draw:frame>
        <draw:rect draw:style-name="gr20" draw:text-style-name="P1" draw:id="id78" draw:layer="layout" svg:width="4.445cm" svg:height="0.635cm" svg:x="58.776cm" svg:y="11.151cm">
          <text:p text:style-name="P1"><text:span text:style-name="T2">pin hypot.0.in1</text:span> <text:span text:style-name="T2">(float)</text:span></text:p>
        </draw:rect>
        <draw:connector draw:style-name="gr35" draw:text-style-name="P2" draw:layer="layout" svg:x1="56.231cm" svg:y1="8.293cm" svg:x2="57.501cm" svg:y2="10.198cm" draw:start-shape="id75" draw:start-glue-point="1" draw:end-shape="id76" draw:end-glue-point="3">
          <text:p text:style-name="P4"/>
        </draw:connector>
        <draw:connector draw:style-name="gr35" draw:text-style-name="P2" draw:layer="layout" draw:line-skew="0.135cm" svg:x1="62.581cm" svg:y1="19.088cm" svg:x2="63.221cm" svg:y2="11.468cm" draw:start-shape="id77" draw:start-glue-point="1" draw:end-shape="id78" draw:end-glue-point="1">
          <text:p text:style-name="P4"/>
        </draw:connector>
        <draw:rect draw:style-name="gr38" draw:text-style-name="P1" draw:layer="layout" svg:width="5.08cm" svg:height="4.445cm" svg:x="67.026cm" svg:y="15.201cm">
          <text:p text:style-name="P1">Minmax 0</text:p>
        </draw:rect>
        <draw:rect draw:style-name="gr20" draw:text-style-name="P1" draw:id="id84" draw:layer="layout" svg:width="5.08cm" svg:height="0.635cm" svg:x="66.396cm" svg:y="17.806cm">
          <text:p text:style-name="P1"><text:span text:style-name="T2">pin minmax.0.in</text:span> <text:span text:style-name="T2">(float)</text:span></text:p>
        </draw:rect>
        <draw:frame draw:style-name="gr26" draw:layer="layout" svg:width="4.083cm" svg:height="0.963cm" svg:x="67.026cm" svg:y="15.201cm">
          <draw:text-box>
            <text:p text:style-name="P4">Max Velocity</text:p>
          </draw:text-box>
        </draw:frame>
        <draw:rect draw:style-name="gr7" draw:text-style-name="P1" draw:id="id199" draw:layer="layout" svg:width="5.08cm" svg:height="0.635cm" svg:x="66.396cm" svg:y="17.201cm">
          <text:p text:style-name="P1"><text:span text:style-name="T2">pin minmax.0.reset</text:span> <text:span text:style-name="T2">(bit)</text:span></text:p>
        </draw:rect>
        <draw:rect draw:style-name="gr20" draw:text-style-name="P1" draw:id="id86" draw:layer="layout" svg:width="5.08cm" svg:height="0.635cm" svg:x="67.666cm" svg:y="16.571cm">
          <text:p text:style-name="P1"><text:span text:style-name="T2">pin minmax.0.max</text:span> <text:span text:style-name="T2">(float)</text:span></text:p>
        </draw:rect>
        <draw:frame draw:style-name="gr26" draw:layer="layout" svg:width="4.083cm" svg:height="0.963cm" svg:x="67.026cm" svg:y="15.205cm">
          <draw:text-box>
            <text:p text:style-name="P4">Max Velocity</text:p>
          </draw:text-box>
        </draw:frame>
        <draw:rect draw:style-name="gr25" draw:text-style-name="P2" draw:layer="layout" svg:width="5.715cm" svg:height="3.81cm" svg:x="75.626cm" svg:y="13.266cm">
          <text:p text:style-name="P1">Mult2 1</text:p>
        </draw:rect>
        <draw:frame draw:style-name="gr39" draw:text-style-name="P4" draw:layer="layout" svg:width="5.709cm" svg:height="0.963cm" svg:x="75.626cm" svg:y="13.266cm">
          <draw:text-box>
            <text:p text:style-name="P4">Velocity Threshold</text:p>
          </draw:text-box>
        </draw:frame>
        <draw:rect draw:style-name="gr20" draw:text-style-name="P1" draw:id="id87" draw:layer="layout" svg:width="4.445cm" svg:height="0.635cm" svg:x="74.991cm" svg:y="14.871cm">
          <text:p text:style-name="P1"><text:span text:style-name="T2">pin mult2.1.in0</text:span> <text:span text:style-name="T2">(float)</text:span></text:p>
        </draw:rect>
        <draw:rect draw:style-name="gr20" draw:text-style-name="P1" draw:id="id191" draw:layer="layout" svg:width="4.445cm" svg:height="0.635cm" svg:x="74.991cm" svg:y="14.236cm">
          <text:p text:style-name="P1"><text:span text:style-name="T2">pin mult2.1.in1</text:span> <text:span text:style-name="T2">(float)</text:span></text:p>
        </draw:rect>
        <draw:rect draw:style-name="gr20" draw:text-style-name="P1" draw:id="id100" draw:layer="layout" svg:width="4.445cm" svg:height="0.635cm" svg:x="74.991cm" svg:y="15.506cm">
          <text:p text:style-name="P1"><text:span text:style-name="T2">pin mult2.1.out</text:span> <text:span text:style-name="T2">(float)</text:span></text:p>
        </draw:rect>
        <draw:rect draw:style-name="gr20" draw:text-style-name="P1" draw:id="id79" draw:layer="layout" svg:width="4.45cm" svg:height="0.635cm" svg:x="89.886cm" svg:y="14.326cm">
          <text:p text:style-name="P1"><text:span text:style-name="T2">Scale-CHLThreshold</text:span></text:p>
        </draw:rect>
        <draw:connector draw:style-name="gr35" draw:text-style-name="P2" draw:layer="layout" svg:x1="89.886cm" svg:y1="14.643cm" svg:x2="81.936cm" svg:y2="11.643cm" draw:start-shape="id79" draw:start-glue-point="3" draw:end-shape="id80" draw:end-glue-point="1">
          <text:p text:style-name="P4"/>
        </draw:connector>
        <draw:rect draw:style-name="gr25" draw:text-style-name="P2" draw:layer="layout" svg:width="4.445cm" svg:height="4.445cm" svg:x="67.026cm" svg:y="19.981cm">
          <text:p text:style-name="P1">Comp 0</text:p>
        </draw:rect>
        <draw:rect draw:style-name="gr7" draw:text-style-name="P1" draw:id="id104" draw:layer="layout" svg:width="4.445cm" svg:height="0.635cm" svg:x="67.666cm" svg:y="21.946cm">
          <text:p text:style-name="P1"><text:span text:style-name="T2">pin comp.0.out</text:span> <text:span text:style-name="T2">(bit)</text:span></text:p>
        </draw:rect>
        <draw:rect draw:style-name="gr20" draw:text-style-name="P1" draw:id="id101" draw:layer="layout" svg:width="4.445cm" svg:height="0.635cm" svg:x="67.661cm" svg:y="21.351cm">
          <text:p text:style-name="P1"><text:span text:style-name="T2">pin comp.0.in0</text:span> <text:span text:style-name="T2">(float)</text:span></text:p>
        </draw:rect>
        <draw:rect draw:style-name="gr20" draw:text-style-name="P1" draw:id="id85" draw:layer="layout" svg:width="4.445cm" svg:height="0.635cm" svg:x="66.396cm" svg:y="22.581cm">
          <text:p text:style-name="P1"><text:span text:style-name="T2">pin comp.0.in1</text:span> <text:span text:style-name="T2">(float)</text:span></text:p>
        </draw:rect>
        <draw:frame draw:style-name="gr26" draw:layer="layout" svg:width="3.956cm" svg:height="0.963cm" svg:x="67.026cm" svg:y="20.081cm">
          <draw:text-box>
            <text:p text:style-name="P4">CHL Trigger</text:p>
          </draw:text-box>
        </draw:frame>
        <draw:connector draw:style-name="gr40" draw:text-style-name="P2" draw:layer="layout" draw:line-skew="0.835cm" svg:x1="85.751cm" svg:y1="20.003cm" svg:x2="87.351cm" svg:y2="44.288cm" draw:start-shape="id81" draw:start-glue-point="1" draw:end-shape="id82">
          <text:p text:style-name="P4"/>
        </draw:connector>
        <draw:connector draw:style-name="gr31" draw:text-style-name="P2" draw:layer="layout" svg:x1="65.443cm" svg:y1="11.151cm" svg:x2="66.396cm" svg:y2="18.123cm" draw:start-shape="id83" draw:start-glue-point="2" draw:end-shape="id84" draw:end-glue-point="3">
          <text:p text:style-name="P4"/>
        </draw:connector>
        <draw:connector draw:style-name="gr31" draw:text-style-name="P2" draw:layer="layout" svg:x1="65.443cm" svg:y1="11.151cm" svg:x2="66.396cm" svg:y2="22.898cm" draw:start-shape="id83" draw:start-glue-point="2" draw:end-shape="id85" draw:end-glue-point="3">
          <text:p text:style-name="P4"/>
        </draw:connector>
        <draw:connector draw:style-name="gr35" draw:text-style-name="P2" draw:layer="layout" draw:line-skew="-0.488cm" svg:x1="72.746cm" svg:y1="16.888cm" svg:x2="74.991cm" svg:y2="15.188cm" draw:start-shape="id86" draw:start-glue-point="1" draw:end-shape="id87" draw:end-glue-point="3">
          <text:p text:style-name="P4"/>
        </draw:connector>
        <draw:connector draw:style-name="gr31" draw:text-style-name="P2" draw:layer="layout" draw:line-skew="5.715cm" svg:x1="56.236cm" svg:y1="59.693cm" svg:x2="23.216cm" svg:y2="48.298cm" draw:start-shape="id88" draw:start-glue-point="3" draw:end-shape="id89" draw:end-glue-point="1">
          <text:p text:style-name="P4"/>
        </draw:connector>
        <draw:rect draw:style-name="gr25" draw:text-style-name="P2" draw:layer="layout" svg:width="6.35cm" svg:height="6.35cm" svg:x="6.071cm" svg:y="35.281cm">
          <text:p text:style-name="P1">estop_latch 0</text:p>
        </draw:rect>
        <draw:frame draw:style-name="gr26" draw:layer="layout" svg:width="3.851cm" svg:height="0.963cm" svg:x="6.03cm" svg:y="35.281cm">
          <draw:text-box>
            <text:p text:style-name="P4">Estop Latch</text:p>
          </draw:text-box>
        </draw:frame>
        <draw:rect draw:style-name="gr7" draw:text-style-name="P1" draw:id="id97" draw:layer="layout" svg:width="5.715cm" svg:height="0.635cm" svg:x="5.436cm" svg:y="37.821cm">
          <text:p text:style-name="P1"><text:span text:style-name="T2">pin estop-latch.0.ok-in</text:span> <text:span text:style-name="T2">(bit)</text:span></text:p>
        </draw:rect>
        <draw:rect draw:style-name="gr7" draw:text-style-name="P1" draw:id="id169" draw:layer="layout" svg:width="5.715cm" svg:height="0.635cm" svg:x="5.436cm" svg:y="37.186cm">
          <text:p text:style-name="P1"><text:span text:style-name="T2">pin estop-latch.0.fault-in</text:span> <text:span text:style-name="T2">(bit)</text:span></text:p>
        </draw:rect>
        <draw:rect draw:style-name="gr7" draw:text-style-name="P1" draw:id="id95" draw:layer="layout" svg:width="5.715cm" svg:height="0.635cm" svg:x="5.436cm" svg:y="38.456cm">
          <text:p text:style-name="P1"><text:span text:style-name="T2">pin estop-latch.0.reset</text:span> <text:span text:style-name="T2">(bit)</text:span></text:p>
        </draw:rect>
        <draw:rect draw:style-name="gr7" draw:text-style-name="P1" draw:id="id92" draw:layer="layout" svg:width="5.715cm" svg:height="0.635cm" svg:x="5.436cm" svg:y="39.091cm">
          <text:p text:style-name="P1"><text:span text:style-name="T2">pin estop-latch.0.ok-out</text:span> <text:span text:style-name="T2">(bit)</text:span></text:p>
        </draw:rect>
        <draw:rect draw:style-name="gr7" draw:text-style-name="P1" draw:layer="layout" svg:width="6.35cm" svg:height="0.635cm" svg:x="6.706cm" svg:y="39.726cm">
          <text:p text:style-name="P1"><text:span text:style-name="T2">pin estop-latch.0.fault-out</text:span> <text:span text:style-name="T2">(bit)</text:span></text:p>
        </draw:rect>
        <draw:rect draw:style-name="gr7" draw:text-style-name="P1" draw:layer="layout" svg:width="6.35cm" svg:height="0.635cm" svg:x="6.706cm" svg:y="36.551cm">
          <text:p text:style-name="P1"><text:span text:style-name="T2">pin estop-latch.0.watchdog</text:span> <text:span text:style-name="T2">(bit)</text:span></text:p>
        </draw:rect>
        <draw:connector draw:style-name="gr35" draw:text-style-name="P2" draw:layer="layout" draw:line-skew="-0.135cm" svg:x1="12.986cm" svg:y1="27.978cm" svg:x2="4.796cm" svg:y2="31.083cm" draw:start-shape="id90" draw:start-glue-point="3" draw:end-shape="id91" draw:end-glue-point="3">
          <text:p text:style-name="P4"/>
        </draw:connector>
        <draw:connector draw:style-name="gr35" draw:text-style-name="P2" draw:layer="layout" svg:x1="5.436cm" svg:y1="39.408cm" svg:x2="6.706cm" svg:y2="44.923cm" draw:start-shape="id92" draw:start-glue-point="3" draw:end-shape="id93" draw:end-glue-point="3">
          <text:p text:style-name="P4"/>
        </draw:connector>
        <draw:connector draw:style-name="gr35" draw:text-style-name="P2" draw:layer="layout" svg:x1="13.056cm" svg:y1="43.653cm" svg:x2="11.151cm" svg:y2="38.773cm" draw:start-shape="id94" draw:end-shape="id95" draw:end-glue-point="1">
          <text:p text:style-name="P4"/>
        </draw:connector>
        <draw:connector draw:style-name="gr35" draw:text-style-name="P2" draw:layer="layout" draw:line-skew="0.77cm" svg:x1="13.056cm" svg:y1="44.288cm" svg:x2="11.151cm" svg:y2="38.138cm" draw:start-shape="id96" draw:end-shape="id97" draw:end-glue-point="1">
          <text:p text:style-name="P4"/>
        </draw:connector>
        <draw:connector draw:style-name="gr41" draw:text-style-name="P1" draw:layer="layout" draw:line-skew="8.407cm" svg:x1="45.076cm" svg:y1="59.258cm" svg:x2="63.851cm" svg:y2="39.408cm" draw:start-shape="id98" draw:start-glue-point="1" draw:end-shape="id99" draw:end-glue-point="3">
          <text:p text:style-name="P4"/>
        </draw:connector>
        <draw:rect draw:style-name="gr7" draw:text-style-name="P1" draw:id="id102" draw:layer="layout" svg:width="4.45cm" svg:height="0.635cm" svg:x="89.886cm" svg:y="15.596cm">
          <text:p text:style-name="P1"><text:span text:style-name="T2">Check-CHLEnable</text:span></text:p>
        </draw:rect>
        <draw:connector draw:style-name="gr35" draw:text-style-name="P2" draw:layer="layout" draw:line-skew="0.467cm" svg:x1="74.991cm" svg:y1="15.823cm" svg:x2="72.106cm" svg:y2="21.668cm" draw:start-shape="id100" draw:start-glue-point="3" draw:end-shape="id101" draw:end-glue-point="1">
          <text:p text:style-name="P4"/>
        </draw:connector>
        <draw:rect draw:style-name="gr25" draw:text-style-name="P2" draw:layer="layout" svg:width="4.445cm" svg:height="3.81cm" svg:x="76.226cm" svg:y="17.546cm">
          <text:p text:style-name="P1">And2 0</text:p>
        </draw:rect>
        <draw:rect draw:style-name="gr7" draw:text-style-name="P1" draw:layer="layout" svg:width="4.445cm" svg:height="0.635cm" svg:x="76.861cm" svg:y="19.686cm">
          <text:p text:style-name="P1"><text:span text:style-name="T2">pin and2.0.out</text:span> <text:span text:style-name="T2">(bit)</text:span></text:p>
        </draw:rect>
        <draw:frame draw:style-name="gr26" draw:layer="layout" svg:width="3.914cm" svg:height="0.963cm" svg:x="76.226cm" svg:y="17.546cm">
          <draw:text-box>
            <text:p text:style-name="P4">CHL Enable</text:p>
          </draw:text-box>
        </draw:frame>
        <draw:rect draw:style-name="gr7" draw:text-style-name="P1" draw:id="id103" draw:layer="layout" svg:width="4.445cm" svg:height="0.635cm" svg:x="76.861cm" svg:y="18.416cm">
          <text:p text:style-name="P1"><text:span text:style-name="T2">pin and2.0.in1</text:span> <text:span text:style-name="T2">(bit)</text:span></text:p>
        </draw:rect>
        <draw:rect draw:style-name="gr7" draw:text-style-name="P1" draw:id="id105" draw:layer="layout" svg:width="4.445cm" svg:height="0.635cm" svg:x="75.591cm" svg:y="19.051cm">
          <text:p text:style-name="P1"><text:span text:style-name="T2">pin and2.0.in0</text:span> <text:span text:style-name="T2">(bit)</text:span></text:p>
        </draw:rect>
        <draw:connector draw:style-name="gr35" draw:text-style-name="P2" draw:layer="layout" draw:line-skew="1.605cm" svg:x1="89.886cm" svg:y1="15.913cm" svg:x2="81.306cm" svg:y2="18.733cm" draw:start-shape="id102" draw:start-glue-point="3" draw:end-shape="id103" draw:end-glue-point="1">
          <text:p text:style-name="P4"/>
        </draw:connector>
        <draw:connector draw:style-name="gr35" draw:text-style-name="P2" draw:layer="layout" draw:line-skew="0.652cm" svg:x1="72.111cm" svg:y1="22.263cm" svg:x2="75.591cm" svg:y2="19.368cm" draw:start-shape="id104" draw:start-glue-point="1" draw:end-shape="id105" draw:end-glue-point="3">
          <text:p text:style-name="P4"/>
        </draw:connector>
        <draw:rect draw:style-name="gr20" draw:text-style-name="P1" draw:id="id43" draw:layer="layout" svg:width="3.84cm" svg:height="0.635cm" svg:x="99.246cm" svg:y="25.121cm">
          <text:p text:style-name="P1"><text:span text:style-name="T2">Spin-SwitchTravel</text:span></text:p>
        </draw:rect>
        <draw:rect draw:style-name="gr20" draw:text-style-name="P1" draw:id="id45" draw:layer="layout" svg:width="3.84cm" svg:height="0.635cm" svg:x="99.246cm" svg:y="23.851cm">
          <text:p text:style-name="P1"><text:span text:style-name="T2">Spin-PierceGap</text:span></text:p>
        </draw:rect>
        <draw:rect draw:style-name="gr20" draw:text-style-name="P1" draw:id="id37" draw:layer="layout" svg:width="4.475cm" svg:height="0.635cm" svg:x="98.611cm" svg:y="22.581cm">
          <text:p text:style-name="P1"><text:span text:style-name="T2">Spin-StepSize</text:span></text:p>
        </draw:rect>
        <draw:rect draw:style-name="gr20" draw:text-style-name="P1" draw:id="id106" draw:layer="layout" svg:width="4.445cm" svg:height="0.635cm" svg:x="89.891cm" svg:y="18.136cm">
          <text:p text:style-name="P1"><text:span text:style-name="T2">Spin-TravelHeight</text:span></text:p>
        </draw:rect>
        <draw:connector draw:style-name="gr31" draw:text-style-name="P2" draw:layer="layout" draw:line-skew="0.585cm" svg:x1="89.891cm" svg:y1="18.453cm" svg:x2="87.016cm" svg:y2="30.618cm" draw:start-shape="id106" draw:start-glue-point="3" draw:end-shape="id107" draw:end-glue-point="1">
          <text:p text:style-name="P4"/>
        </draw:connector>
        <draw:rect draw:style-name="gr25" draw:text-style-name="P2" draw:layer="layout" svg:width="4.445cm" svg:height="3.81cm" svg:x="74.951cm" svg:y="44.806cm">
          <text:p text:style-name="P1">Or2 0</text:p>
        </draw:rect>
        <draw:rect draw:style-name="gr7" draw:text-style-name="P1" draw:id="id192" draw:layer="layout" svg:width="4.445cm" svg:height="0.635cm" svg:x="75.586cm" svg:y="47.011cm">
          <text:p text:style-name="P1"><text:span text:style-name="T2">pin or2.0.out</text:span> <text:span text:style-name="T2">(bit)</text:span></text:p>
        </draw:rect>
        <draw:frame draw:style-name="gr26" draw:layer="layout" svg:width="4.27cm" svg:height="0.963cm" svg:x="74.951cm" svg:y="44.806cm">
          <draw:text-box>
            <text:p text:style-name="P4">Adjust Height</text:p>
          </draw:text-box>
        </draw:frame>
        <draw:rect draw:style-name="gr7" draw:text-style-name="P1" draw:id="id108" draw:layer="layout" svg:width="4.445cm" svg:height="0.635cm" svg:x="74.316cm" svg:y="46.346cm">
          <text:p text:style-name="P1"><text:span text:style-name="T2">pin or2.0.in1</text:span> <text:span text:style-name="T2">(bit)</text:span></text:p>
        </draw:rect>
        <draw:rect draw:style-name="gr7" draw:text-style-name="P1" draw:id="id52" draw:layer="layout" svg:width="4.445cm" svg:height="0.635cm" svg:x="74.316cm" svg:y="45.676cm">
          <text:p text:style-name="P1"><text:span text:style-name="T2">pin or2.0.in0</text:span> <text:span text:style-name="T2">(bit)</text:span></text:p>
        </draw:rect>
        <draw:connector draw:style-name="gr35" draw:text-style-name="P2" draw:layer="layout" draw:line-skew="21.792cm" svg:x1="28.931cm" svg:y1="49.568cm" svg:x2="74.316cm" svg:y2="46.663cm" draw:start-shape="id53" draw:start-glue-point="1" draw:end-shape="id108" draw:end-glue-point="3">
          <text:p text:style-name="P4"/>
        </draw:connector>
        <draw:rect draw:style-name="gr1" draw:text-style-name="P2" draw:layer="layout" svg:width="6.094cm" svg:height="4.127cm" svg:x="91.017cm" svg:y="35.059cm">
          <text:p text:style-name="P1">Mux2 3</text:p>
        </draw:rect>
        <draw:rect draw:style-name="gr20" draw:text-style-name="P1" draw:id="id110" draw:layer="layout" svg:width="4.445cm" svg:height="0.635cm" svg:x="93.301cm" svg:y="36.646cm">
          <text:p text:style-name="P1"><text:span text:style-name="T2">pin mux2.3.in0</text:span> <text:span text:style-name="T2">(float)</text:span></text:p>
        </draw:rect>
        <draw:rect draw:style-name="gr20" draw:text-style-name="P1" draw:id="id36" draw:layer="layout" svg:width="4.445cm" svg:height="0.635cm" svg:x="93.301cm" svg:y="37.281cm">
          <text:p text:style-name="P1"><text:span text:style-name="T2">pin mux2.3.in1</text:span> <text:span text:style-name="T2">(float)</text:span></text:p>
        </draw:rect>
        <draw:frame draw:style-name="gr42" draw:text-style-name="P4" draw:layer="layout" svg:width="6.175cm" svg:height="0.963cm" svg:x="90.974cm" svg:y="35.059cm">
          <draw:text-box>
            <text:p text:style-name="P4">Adjustment Selector</text:p>
          </draw:text-box>
        </draw:frame>
        <draw:rect draw:style-name="gr7" draw:text-style-name="P1" draw:id="id114" draw:layer="layout" svg:width="4.445cm" svg:height="0.635cm" svg:x="90.126cm" svg:y="37.916cm">
          <text:p text:style-name="P1"><text:span text:style-name="T2">pin mux2.3.sel</text:span> <text:span text:style-name="T2">(bit)</text:span></text:p>
        </draw:rect>
        <draw:rect draw:style-name="gr20" draw:text-style-name="P1" draw:id="id111" draw:layer="layout" svg:width="4.445cm" svg:height="0.635cm" svg:x="90.126cm" svg:y="36.011cm">
          <text:p text:style-name="P1"><text:span text:style-name="T2">pin mux2.3.out</text:span> <text:span text:style-name="T2">(float)</text:span></text:p>
        </draw:rect>
        <draw:rect draw:style-name="gr30" draw:text-style-name="P1" draw:id="id109" draw:layer="layout" svg:width="3.81cm" svg:height="0.635cm" svg:x="100.051cm" svg:y="36.646cm">
          <text:p text:style-name="P1"><text:span text:style-name="T2">setp 0</text:span> <text:span text:style-name="T2">(float)</text:span></text:p>
        </draw:rect>
        <draw:connector draw:style-name="gr35" draw:text-style-name="P2" draw:layer="layout" svg:x1="100.051cm" svg:y1="36.963cm" svg:x2="97.746cm" svg:y2="36.963cm" draw:start-shape="id109" draw:start-glue-point="3" draw:end-shape="id110" draw:end-glue-point="1">
          <text:p text:style-name="P4"/>
        </draw:connector>
        <draw:connector draw:style-name="gr31" draw:text-style-name="P2" draw:layer="layout" draw:line-skew="0.92cm" svg:x1="90.126cm" svg:y1="36.328cm" svg:x2="86.146cm" svg:y2="40.248cm" draw:start-shape="id111" draw:start-glue-point="3" draw:end-shape="id112" draw:end-glue-point="1">
          <text:p text:style-name="P4"/>
        </draw:connector>
        <draw:connector draw:style-name="gr35" draw:text-style-name="P2" draw:layer="layout" svg:x1="89.891cm" svg:y1="45.758cm" svg:x2="90.126cm" svg:y2="38.233cm" draw:start-shape="id113" draw:start-glue-point="3" draw:end-shape="id114" draw:end-glue-point="3">
          <text:p text:style-name="P4"/>
        </draw:connector>
        <draw:rect draw:style-name="gr1" draw:text-style-name="P2" draw:layer="layout" svg:width="4.445cm" svg:height="5.08cm" svg:x="64.486cm" svg:y="35.916cm">
          <text:p text:style-name="P1">Mux2 4</text:p>
        </draw:rect>
        <draw:frame draw:style-name="gr26" draw:layer="layout" svg:width="4.447cm" svg:height="0.963cm" svg:x="64.486cm" svg:y="35.916cm">
          <draw:text-box>
            <text:p text:style-name="P4">Position Sel A</text:p>
          </draw:text-box>
        </draw:frame>
        <draw:rect draw:style-name="gr20" draw:text-style-name="P1" draw:id="id27" draw:layer="layout" svg:width="4.445cm" svg:height="0.635cm" svg:x="63.851cm" svg:y="37.186cm">
          <text:p text:style-name="P1"><text:span text:style-name="T2">pin mux2.4.out</text:span> <text:span text:style-name="T2">(float)</text:span></text:p>
        </draw:rect>
        <draw:rect draw:style-name="gr20" draw:text-style-name="P1" draw:id="id116" draw:layer="layout" svg:width="4.445cm" svg:height="0.635cm" svg:x="65.121cm" svg:y="37.821cm">
          <text:p text:style-name="P1"><text:span text:style-name="T2">pin mux2.4.in0</text:span> <text:span text:style-name="T2">(float)</text:span></text:p>
        </draw:rect>
        <draw:rect draw:style-name="gr20" draw:text-style-name="P1" draw:id="id120" draw:layer="layout" svg:width="4.445cm" svg:height="0.635cm" svg:x="65.121cm" svg:y="38.456cm">
          <text:p text:style-name="P1"><text:span text:style-name="T2">pin mux2.4.in1</text:span> <text:span text:style-name="T2">(float)</text:span></text:p>
        </draw:rect>
        <draw:rect draw:style-name="gr7" draw:text-style-name="P1" draw:id="id99" draw:layer="layout" svg:width="4.445cm" svg:height="0.635cm" svg:x="63.851cm" svg:y="39.091cm">
          <text:p text:style-name="P1"><text:span text:style-name="T2">pin mux2.4.sel</text:span> <text:span text:style-name="T2">(bit)</text:span></text:p>
        </draw:rect>
        <draw:rect draw:style-name="gr1" draw:text-style-name="P2" draw:layer="layout" svg:width="4.445cm" svg:height="4.445cm" svg:x="75.356cm" svg:y="27.526cm">
          <text:p text:style-name="P1">Mux2 5</text:p>
        </draw:rect>
        <draw:rect draw:style-name="gr20" draw:text-style-name="P1" draw:id="id115" draw:layer="layout" svg:width="4.445cm" svg:height="0.635cm" svg:x="74.651cm" svg:y="30.301cm">
          <text:p text:style-name="P1"><text:span text:style-name="T2">pin mux2.5.out</text:span> <text:span text:style-name="T2">(float)</text:span></text:p>
        </draw:rect>
        <draw:rect draw:style-name="gr20" draw:text-style-name="P1" draw:id="id30" draw:layer="layout" svg:width="4.445cm" svg:height="0.635cm" svg:x="74.651cm" svg:y="29.031cm">
          <text:p text:style-name="P1"><text:span text:style-name="T2">pin mux2.5.in0</text:span> <text:span text:style-name="T2">(float)</text:span></text:p>
        </draw:rect>
        <draw:rect draw:style-name="gr20" draw:text-style-name="P1" draw:layer="layout" svg:width="4.445cm" svg:height="0.635cm" svg:x="75.921cm" svg:y="29.666cm">
          <text:p text:style-name="P1"><text:span text:style-name="T2">pin mux2.5.in1</text:span> <text:span text:style-name="T2">(float)</text:span></text:p>
        </draw:rect>
        <draw:frame draw:style-name="gr29" draw:text-style-name="P4" draw:layer="layout" svg:width="4.447cm" svg:height="0.963cm" svg:x="75.349cm" svg:y="27.626cm">
          <draw:text-box>
            <text:p text:style-name="P4">Position Sel B</text:p>
          </draw:text-box>
        </draw:frame>
        <draw:rect draw:style-name="gr7" draw:text-style-name="P1" draw:id="id133" draw:layer="layout" svg:width="4.445cm" svg:height="0.635cm" svg:x="74.651cm" svg:y="28.396cm">
          <text:p text:style-name="P1"><text:span text:style-name="T2">pin mux2.5.sel</text:span> <text:span text:style-name="T2">(bit)</text:span></text:p>
        </draw:rect>
        <draw:rect draw:style-name="gr1" draw:text-style-name="P2" draw:layer="layout" svg:width="4.445cm" svg:height="5.08cm" svg:x="74.481cm" svg:y="32.741cm">
          <text:p text:style-name="P1">Mux2 6</text:p>
        </draw:rect>
        <draw:frame draw:style-name="gr26" draw:layer="layout" svg:width="4.481cm" svg:height="0.963cm" svg:x="74.481cm" svg:y="32.741cm">
          <draw:text-box>
            <text:p text:style-name="P4">Position Sel C</text:p>
          </draw:text-box>
        </draw:frame>
        <draw:rect draw:style-name="gr20" draw:text-style-name="P1" draw:id="id119" draw:layer="layout" svg:width="4.445cm" svg:height="0.635cm" svg:x="73.846cm" svg:y="35.281cm">
          <text:p text:style-name="P1"><text:span text:style-name="T2">pin mux2.6.out</text:span> <text:span text:style-name="T2">(float)</text:span></text:p>
        </draw:rect>
        <draw:rect draw:style-name="gr20" draw:text-style-name="P1" draw:layer="layout" svg:width="4.445cm" svg:height="0.635cm" svg:x="75.116cm" svg:y="34.011cm">
          <text:p text:style-name="P1"><text:span text:style-name="T2">pin mux2.6.in0</text:span> <text:span text:style-name="T2">(float)</text:span></text:p>
        </draw:rect>
        <draw:rect draw:style-name="gr20" draw:text-style-name="P1" draw:id="id118" draw:layer="layout" svg:width="4.445cm" svg:height="0.635cm" svg:x="75.116cm" svg:y="34.646cm">
          <text:p text:style-name="P1"><text:span text:style-name="T2">pin mux2.6.in1</text:span> <text:span text:style-name="T2">(float)</text:span></text:p>
        </draw:rect>
        <draw:rect draw:style-name="gr7" draw:text-style-name="P1" draw:id="id124" draw:layer="layout" svg:width="4.445cm" svg:height="0.635cm" svg:x="73.846cm" svg:y="35.916cm">
          <text:p text:style-name="P1"><text:span text:style-name="T2">pin mux2.6.sel</text:span> <text:span text:style-name="T2">(bit)</text:span></text:p>
        </draw:rect>
        <draw:connector draw:style-name="gr35" draw:text-style-name="P2" draw:layer="layout" svg:x1="74.651cm" svg:y1="30.618cm" svg:x2="69.566cm" svg:y2="38.138cm" draw:start-shape="id115" draw:start-glue-point="3" draw:end-shape="id116" draw:end-glue-point="1">
          <text:p text:style-name="P4"/>
        </draw:connector>
        <draw:connector draw:style-name="gr35" draw:text-style-name="P2" draw:layer="layout" draw:line-skew="-0.14cm" svg:x1="80.006cm" svg:y1="40.878cm" svg:x2="79.561cm" svg:y2="34.963cm" draw:start-shape="id117" draw:start-glue-point="1" draw:end-shape="id118" draw:end-glue-point="1">
          <text:p text:style-name="P4"/>
        </draw:connector>
        <draw:connector draw:style-name="gr35" draw:text-style-name="P2" draw:layer="layout" draw:line-skew="0.94cm" svg:x1="73.846cm" svg:y1="35.598cm" svg:x2="69.566cm" svg:y2="38.773cm" draw:start-shape="id119" draw:start-glue-point="3" draw:end-shape="id120" draw:end-glue-point="1">
          <text:p text:style-name="P4"/>
        </draw:connector>
        <draw:rect draw:style-name="gr25" draw:text-style-name="P2" draw:layer="layout" svg:width="4.445cm" svg:height="4.445cm" svg:x="75.361cm" svg:y="39.291cm">
          <text:p text:style-name="P1">Sum 2 1</text:p>
        </draw:rect>
        <draw:frame draw:style-name="gr26" draw:layer="layout" svg:width="3.812cm" svg:height="0.963cm" svg:x="75.361cm" svg:y="39.291cm">
          <draw:text-box>
            <text:p text:style-name="P4">Dest Height</text:p>
          </draw:text-box>
        </draw:frame>
        <draw:rect draw:style-name="gr20" draw:text-style-name="P1" draw:id="id117" draw:layer="layout" svg:width="4.445cm" svg:height="0.635cm" svg:x="75.561cm" svg:y="40.561cm">
          <text:p text:style-name="P1"><text:span text:style-name="T2">pin sum2.1.out</text:span> <text:span text:style-name="T2">(float)</text:span></text:p>
        </draw:rect>
        <draw:rect draw:style-name="gr20" draw:text-style-name="P1" draw:id="id42" draw:layer="layout" svg:width="4.445cm" svg:height="0.635cm" svg:x="74.721cm" svg:y="41.831cm">
          <text:p text:style-name="P1"><text:span text:style-name="T2">pin sum2.1.in0</text:span> <text:span text:style-name="T2">(float)</text:span></text:p>
        </draw:rect>
        <draw:rect draw:style-name="gr20" draw:text-style-name="P1" draw:layer="layout" svg:width="4.445cm" svg:height="0.635cm" svg:x="75.996cm" svg:y="41.196cm">
          <text:p text:style-name="P1"><text:span text:style-name="T2">pin sum2.1.in1</text:span> <text:span text:style-name="T2">(float)</text:span></text:p>
        </draw:rect>
        <draw:rect draw:style-name="gr25" draw:text-style-name="P2" draw:layer="layout" svg:width="4.445cm" svg:height="3.81cm" svg:x="90.491cm" svg:y="44.506cm">
          <text:p text:style-name="P1">And2 1</text:p>
        </draw:rect>
        <draw:rect draw:style-name="gr7" draw:text-style-name="P1" draw:id="id113" draw:layer="layout" svg:width="4.445cm" svg:height="0.635cm" svg:x="89.891cm" svg:y="45.441cm">
          <text:p text:style-name="P1"><text:span text:style-name="T2">pin and2.1.out</text:span> <text:span text:style-name="T2">(bit)</text:span></text:p>
        </draw:rect>
        <draw:frame draw:style-name="gr26" draw:layer="layout" svg:width="3.355cm" svg:height="0.963cm" svg:x="90.491cm" svg:y="44.506cm">
          <draw:text-box>
            <text:p text:style-name="P4">CHL Filter</text:p>
          </draw:text-box>
        </draw:frame>
        <draw:rect draw:style-name="gr7" draw:text-style-name="P1" draw:id="id195" draw:layer="layout" svg:width="4.445cm" svg:height="0.635cm" svg:x="89.891cm" svg:y="46.076cm">
          <text:p text:style-name="P1"><text:span text:style-name="T2">pin and2.1.in1</text:span> <text:span text:style-name="T2">(bit)</text:span></text:p>
        </draw:rect>
        <draw:rect draw:style-name="gr7" draw:text-style-name="P1" draw:id="id196" draw:layer="layout" svg:width="4.445cm" svg:height="0.635cm" svg:x="89.891cm" svg:y="46.711cm">
          <text:p text:style-name="P1"><text:span text:style-name="T2">pin and2.1.in0</text:span> <text:span text:style-name="T2">(bit)</text:span></text:p>
        </draw:rect>
        <draw:connector draw:style-name="gr35" draw:text-style-name="P2" draw:layer="layout" draw:line-skew="-1.168cm" svg:x1="95.201cm" svg:y1="33.693cm" svg:x2="86.651cm" svg:y2="35.598cm" draw:start-shape="id121" draw:start-glue-point="3" draw:end-shape="id122" draw:end-glue-point="1">
          <text:p text:style-name="P4"/>
        </draw:connector>
        <draw:rect draw:style-name="gr1" draw:text-style-name="P2" draw:layer="layout" svg:width="5.08cm" svg:height="4.445cm" svg:x="67.086cm" svg:y="43.536cm">
          <text:p text:style-name="P1">Or2 3</text:p>
        </draw:rect>
        <draw:rect draw:style-name="gr7" draw:text-style-name="P1" draw:id="id130" draw:layer="layout" svg:width="4.445cm" svg:height="0.635cm" svg:x="66.351cm" svg:y="45.441cm">
          <text:p text:style-name="P1"><text:span text:style-name="T2">pin or2.3.in0</text:span> <text:span text:style-name="T2">(bit)</text:span></text:p>
        </draw:rect>
        <draw:rect draw:style-name="gr7" draw:text-style-name="P1" draw:id="id128" draw:layer="layout" svg:width="4.445cm" svg:height="0.635cm" svg:x="66.326cm" svg:y="46.076cm">
          <text:p text:style-name="P1"><text:span text:style-name="T2">pin or2.3.in1</text:span> <text:span text:style-name="T2">(bit)</text:span></text:p>
        </draw:rect>
        <draw:rect draw:style-name="gr7" draw:text-style-name="P1" draw:id="id123" draw:layer="layout" svg:width="4.4cm" svg:height="0.635cm" svg:x="68.301cm" svg:y="44.806cm">
          <text:p text:style-name="P1"><text:span text:style-name="T2">pin or2.3.out</text:span> <text:span text:style-name="T2">(bit)</text:span></text:p>
        </draw:rect>
        <draw:frame draw:style-name="gr29" draw:text-style-name="P4" draw:layer="layout" svg:width="4.769cm" svg:height="0.963cm" svg:x="66.986cm" svg:y="43.536cm">
          <draw:text-box>
            <text:p text:style-name="P4">ProbeOrArcOK</text:p>
          </draw:text-box>
        </draw:frame>
        <draw:connector draw:style-name="gr31" draw:text-style-name="P2" draw:layer="layout" draw:line-skew="-0.293cm" svg:x1="72.701cm" svg:y1="45.123cm" svg:x2="73.846cm" svg:y2="36.233cm" draw:start-shape="id123" draw:end-shape="id124" draw:end-glue-point="3">
          <text:p text:style-name="P4"/>
        </draw:connector>
        <draw:connector draw:style-name="gr33" draw:text-style-name="P2" draw:layer="layout" draw:line-skew="16.545cm" svg:x1="28.931cm" svg:y1="50.203cm" svg:x2="65.761cm" svg:y2="59.163cm" draw:start-shape="id57" draw:start-glue-point="1" draw:end-shape="id125" draw:end-glue-point="3">
          <text:p text:style-name="P4"/>
        </draw:connector>
        <draw:connector draw:style-name="gr34" draw:text-style-name="P2" draw:layer="layout" draw:line-skew="14.02cm" svg:x1="44.736cm" svg:y1="53.813cm" svg:x2="75.256cm" svg:y2="57.383cm" draw:start-shape="id59" draw:start-glue-point="1" draw:end-shape="id126" draw:end-glue-point="3">
          <text:p text:style-name="P4"/>
        </draw:connector>
        <draw:connector draw:style-name="gr24" draw:text-style-name="P2" draw:layer="layout" draw:line-skew="-0.535cm" svg:x1="66.161cm" svg:y1="56.453cm" svg:x2="66.326cm" svg:y2="46.393cm" draw:start-shape="id127" draw:end-shape="id128" draw:end-glue-point="3">
          <text:p text:style-name="P4"/>
        </draw:connector>
        <draw:connector draw:style-name="gr43" draw:text-style-name="P2" draw:layer="layout" draw:line-skew="12.705cm" svg:x1="37.221cm" svg:y1="52.308cm" svg:x2="66.351cm" svg:y2="45.758cm" draw:start-shape="id129" draw:start-glue-point="1" draw:end-shape="id130" draw:end-glue-point="3">
          <text:p text:style-name="P4"/>
        </draw:connector>
        <draw:rect draw:style-name="gr44" draw:text-style-name="P6" draw:id="id83" draw:layer="layout" svg:width="4.445cm" svg:height="0.635cm" svg:x="63.221cm" svg:y="10.516cm">
          <text:p text:style-name="P1"><text:span text:style-name="T2">signal VelXY (float)</text:span></text:p>
        </draw:rect>
        <draw:rect draw:style-name="gr7" draw:text-style-name="P6" draw:id="id98" draw:layer="layout" svg:width="5.08cm" svg:height="0.635cm" svg:x="39.996cm" svg:y="58.941cm">
          <text:p text:style-name="P1"><text:span text:style-name="T2">signal TurnTorchOn (bit)</text:span></text:p>
        </draw:rect>
        <draw:connector draw:style-name="gr41" draw:text-style-name="P2" draw:layer="layout" draw:line-skew="3.475cm" svg:x1="45.076cm" svg:y1="59.258cm" svg:x2="73.716cm" svg:y2="62.168cm" draw:start-shape="id98" draw:start-glue-point="1" draw:end-shape="id131" draw:end-glue-point="3">
          <text:p text:style-name="P4"/>
        </draw:connector>
        <draw:rect draw:style-name="gr30" draw:text-style-name="P1" draw:id="id132" draw:layer="layout" svg:width="6.35cm" svg:height="0.635cm" svg:x="65.761cm" svg:y="8.946cm">
          <text:p text:style-name="P1"><text:span text:style-name="T2">halui.mode.is-auto (bit)</text:span></text:p>
        </draw:rect>
        <draw:connector draw:style-name="gr34" draw:text-style-name="P2" draw:layer="layout" draw:line-skew="0.3cm" svg:x1="72.111cm" svg:y1="9.263cm" svg:x2="74.651cm" svg:y2="28.713cm" draw:start-shape="id132" draw:start-glue-point="1" draw:end-shape="id133" draw:end-glue-point="3">
          <text:p text:style-name="P4"/>
        </draw:connector>
        <draw:rect draw:style-name="gr1" draw:text-style-name="P2" draw:layer="layout" svg:width="5.08cm" svg:height="3.645cm" svg:x="48.686cm" svg:y="60.111cm">
          <text:p text:style-name="P1">Xor2 0</text:p>
        </draw:rect>
        <draw:rect draw:style-name="gr7" draw:text-style-name="P1" draw:id="id140" draw:layer="layout" svg:width="4.445cm" svg:height="0.635cm" svg:x="48.051cm" svg:y="62.121cm">
          <text:p text:style-name="P1"><text:span text:style-name="T2">pin xor2.0.in1</text:span> <text:span text:style-name="T2">(bit)</text:span></text:p>
        </draw:rect>
        <draw:frame draw:style-name="gr45" draw:text-style-name="P4" draw:layer="layout" svg:width="3.423cm" svg:height="0.963cm" svg:x="48.686cm" svg:y="60.018cm">
          <draw:text-box>
            <text:p text:style-name="P4">Feed Hold</text:p>
          </draw:text-box>
        </draw:frame>
        <draw:connector draw:style-name="gr41" draw:text-style-name="P2" draw:layer="layout" draw:line-skew="0.147cm" svg:x1="45.076cm" svg:y1="59.258cm" svg:x2="48.051cm" svg:y2="61.163cm" draw:start-shape="id98" draw:start-glue-point="1" draw:end-shape="id134" draw:end-glue-point="3">
          <text:p text:style-name="P4"/>
        </draw:connector>
        <draw:rect draw:style-name="gr20" draw:text-style-name="P1" draw:id="id137" draw:layer="layout" svg:width="3.81cm" svg:height="0.635cm" svg:x="99.416cm" svg:y="13.691cm">
          <text:p text:style-name="P1"><text:span text:style-name="T2">Spin-PierceDelay</text:span></text:p>
        </draw:rect>
        <draw:rect draw:style-name="gr1" draw:text-style-name="P2" draw:layer="layout" svg:width="5.08cm" svg:height="3.81cm" svg:x="66.826cm" svg:y="53.896cm">
          <text:p text:style-name="P1">Flipflop 0</text:p>
        </draw:rect>
        <draw:rect draw:style-name="gr7" draw:text-style-name="P1" draw:id="id175" draw:layer="layout" svg:width="4.445cm" svg:height="0.635cm" svg:x="68.301cm" svg:y="55.501cm">
          <text:p text:style-name="P1"><text:span text:style-name="T2">pin flipflop.0.set</text:span> <text:span text:style-name="T2">(bit)</text:span></text:p>
        </draw:rect>
        <draw:rect draw:style-name="gr7" draw:text-style-name="P1" draw:id="id215" draw:layer="layout" svg:width="4.445cm" svg:height="0.635cm" svg:x="68.301cm" svg:y="54.866cm">
          <text:p text:style-name="P1"><text:span text:style-name="T2">pin flipflop.0.reset</text:span> <text:span text:style-name="T2">(bit)</text:span></text:p>
        </draw:rect>
        <draw:rect draw:style-name="gr7" draw:text-style-name="P1" draw:id="id127" draw:layer="layout" svg:width="4.445cm" svg:height="0.635cm" svg:x="66.161cm" svg:y="56.136cm">
          <text:p text:style-name="P1"><text:span text:style-name="T2">pin flipflop.0.out</text:span> <text:span text:style-name="T2">(bit)</text:span></text:p>
        </draw:rect>
        <draw:frame draw:style-name="gr29" draw:text-style-name="P4" draw:layer="layout" svg:width="4.507cm" svg:height="0.963cm" svg:x="66.826cm" svg:y="53.896cm">
          <draw:text-box>
            <text:p text:style-name="P4">FloatSw Latch</text:p>
          </draw:text-box>
        </draw:frame>
        <draw:rect draw:style-name="gr25" draw:text-style-name="P2" draw:layer="layout" svg:width="5.08cm" svg:height="4.445cm" svg:x="40.726cm" svg:y="60.216cm">
          <text:p text:style-name="P1">And2 2</text:p>
        </draw:rect>
        <draw:rect draw:style-name="gr7" draw:text-style-name="P1" draw:id="id139" draw:layer="layout" svg:width="4.445cm" svg:height="0.635cm" svg:x="41.996cm" svg:y="62.121cm">
          <text:p text:style-name="P1"><text:span text:style-name="T2">pin and2.2.out</text:span> <text:span text:style-name="T2">(bit)</text:span></text:p>
        </draw:rect>
        <draw:frame draw:style-name="gr26" draw:layer="layout" svg:width="5.078cm" svg:height="0.963cm" svg:x="40.626cm" svg:y="60.316cm">
          <draw:text-box>
            <text:p text:style-name="P4">Delay TimeGate</text:p>
          </draw:text-box>
        </draw:frame>
        <draw:rect draw:style-name="gr7" draw:text-style-name="P1" draw:id="id136" draw:layer="layout" svg:width="4.445cm" svg:height="0.635cm" svg:x="40.091cm" svg:y="62.756cm">
          <text:p text:style-name="P1"><text:span text:style-name="T2">pin and2.2.in1</text:span> <text:span text:style-name="T2">(bit)</text:span></text:p>
        </draw:rect>
        <draw:rect draw:style-name="gr7" draw:text-style-name="P1" draw:id="id259" draw:layer="layout" svg:width="4.445cm" svg:height="0.635cm" svg:x="40.091cm" svg:y="61.486cm">
          <text:p text:style-name="P1"><text:span text:style-name="T2">pin and2.2.in0</text:span> <text:span text:style-name="T2">(bit)</text:span></text:p>
        </draw:rect>
        <draw:rect draw:style-name="gr1" draw:text-style-name="P2" draw:layer="layout" svg:width="5.08cm" svg:height="4.71cm" svg:x="32.471cm" svg:y="62.521cm">
          <text:p text:style-name="P1">Oneshot 0</text:p>
        </draw:rect>
        <draw:rect draw:style-name="gr7" draw:text-style-name="P1" draw:id="id258" draw:layer="layout" svg:width="4.445cm" svg:height="0.635cm" svg:x="31.836cm" svg:y="64.226cm">
          <text:p text:style-name="P1"><text:span text:style-name="T2">pin oneshot.0.in</text:span> <text:span text:style-name="T2">(bit)</text:span></text:p>
        </draw:rect>
        <draw:rect draw:style-name="gr7" draw:text-style-name="P1" draw:id="id135" draw:layer="layout" svg:width="5.08cm" svg:height="0.635cm" svg:x="33.741cm" svg:y="63.591cm">
          <text:p text:style-name="P1"><text:span text:style-name="T2">pin oneshot.0.out-not</text:span> <text:span text:style-name="T2">(bit)</text:span></text:p>
        </draw:rect>
        <draw:frame draw:style-name="gr29" draw:text-style-name="P4" draw:layer="layout" svg:width="3.914cm" svg:height="0.963cm" svg:x="32.471cm" svg:y="62.521cm">
          <draw:text-box>
            <text:p text:style-name="P4">Delay Timer</text:p>
          </draw:text-box>
        </draw:frame>
        <draw:rect draw:style-name="gr20" draw:text-style-name="P1" draw:id="id138" draw:layer="layout" svg:width="5.615cm" svg:height="0.635cm" svg:x="33.206cm" svg:y="64.861cm">
          <text:p text:style-name="P1"><text:span text:style-name="T2">pin oneshot.0.width (float)</text:span></text:p>
        </draw:rect>
        <draw:connector draw:style-name="gr35" draw:text-style-name="P2" draw:layer="layout" svg:x1="38.821cm" svg:y1="63.908cm" svg:x2="40.091cm" svg:y2="63.073cm" draw:start-shape="id135" draw:start-glue-point="1" draw:end-shape="id136">
          <text:p text:style-name="P4"/>
        </draw:connector>
        <draw:connector draw:style-name="gr24" draw:text-style-name="P1" draw:layer="layout" draw:line-skew="5.215cm" svg:x1="103.226cm" svg:y1="14.008cm" svg:x2="38.821cm" svg:y2="65.178cm" draw:start-shape="id137" draw:start-glue-point="1" draw:end-shape="id138" draw:end-glue-point="1">
          <text:p text:style-name="P4"/>
        </draw:connector>
        <draw:connector draw:style-name="gr35" draw:text-style-name="P2" draw:layer="layout" svg:x1="46.441cm" svg:y1="62.438cm" svg:x2="48.051cm" svg:y2="62.438cm" draw:start-shape="id139" draw:end-shape="id140">
          <text:p text:style-name="P4"/>
        </draw:connector>
        <draw:rect draw:style-name="gr46" draw:text-style-name="P6" draw:id="id160" draw:layer="layout" svg:width="4.545cm" svg:height="0.635cm" svg:x="98.681cm" svg:y="11.151cm">
          <text:p text:style-name="P1"><text:span text:style-name="T2">Led-ExtEStop</text:span></text:p>
        </draw:rect>
        <draw:rect draw:style-name="gr46" draw:text-style-name="P6" draw:id="id159" draw:layer="layout" svg:width="5.08cm" svg:height="0.635cm" svg:x="98.146cm" svg:y="12.421cm">
          <text:p text:style-name="P1"><text:span text:style-name="T2">Num-PierceDelayTimer</text:span></text:p>
        </draw:rect>
        <draw:rect draw:style-name="gr46" draw:text-style-name="P6" draw:id="id163" draw:layer="layout" svg:width="3.81cm" svg:height="0.635cm" svg:x="99.416cm" svg:y="18.771cm">
          <text:p text:style-name="P1"><text:span text:style-name="T2">Led-FloatSwitch</text:span></text:p>
        </draw:rect>
        <draw:rect draw:style-name="gr1" draw:text-style-name="P2" draw:layer="layout" svg:width="5.08cm" svg:height="3.81cm" svg:x="31.831cm" svg:y="51.056cm">
          <text:p text:style-name="P1">Or2 4</text:p>
        </draw:rect>
        <draw:rect draw:style-name="gr7" draw:text-style-name="P1" draw:id="id246" draw:layer="layout" svg:width="4.445cm" svg:height="0.635cm" svg:x="31.471cm" svg:y="53.261cm">
          <text:p text:style-name="P1"><text:span text:style-name="T2">pin or2.4.in0</text:span> <text:span text:style-name="T2">(bit)</text:span></text:p>
        </draw:rect>
        <draw:rect draw:style-name="gr7" draw:text-style-name="P1" draw:id="id220" draw:layer="layout" svg:width="4.445cm" svg:height="0.635cm" svg:x="32.741cm" svg:y="52.626cm">
          <text:p text:style-name="P1"><text:span text:style-name="T2">pin or2.4.in1</text:span> <text:span text:style-name="T2">(bit)</text:span></text:p>
        </draw:rect>
        <draw:rect draw:style-name="gr7" draw:text-style-name="P1" draw:id="id129" draw:layer="layout" svg:width="6.35cm" svg:height="0.635cm" svg:x="30.871cm" svg:y="51.991cm">
          <text:p text:style-name="P1"><text:span text:style-name="T2">pin or2.4.out</text:span> <text:span text:style-name="T2">(bit)</text:span></text:p>
        </draw:rect>
        <draw:frame draw:style-name="gr29" draw:text-style-name="P4" draw:layer="layout" svg:width="5.023cm" svg:height="0.963cm" svg:x="31.831cm" svg:y="51.056cm">
          <draw:text-box>
            <text:p text:style-name="P4">TimersOrArcOK</text:p>
          </draw:text-box>
        </draw:frame>
        <draw:rect draw:style-name="gr1" draw:text-style-name="P2" draw:layer="layout" svg:width="5.75cm" svg:height="4.445cm" svg:x="22.581cm" svg:y="65.126cm">
          <text:p text:style-name="P1">Oneshot 1</text:p>
        </draw:rect>
        <draw:rect draw:style-name="gr7" draw:text-style-name="P1" draw:id="id141" draw:layer="layout" svg:width="4.445cm" svg:height="0.635cm" svg:x="24.486cm" svg:y="68.001cm">
          <text:p text:style-name="P1"><text:span text:style-name="T2">pin oneshot.1.in</text:span> <text:span text:style-name="T2">(bit)</text:span></text:p>
        </draw:rect>
        <draw:rect draw:style-name="gr7" draw:text-style-name="P1" draw:id="id142" draw:layer="layout" svg:width="6.985cm" svg:height="0.635cm" svg:x="21.946cm" svg:y="66.731cm">
          <text:p text:style-name="P1"><text:span text:style-name="T2">pin oneshot.1.out</text:span> <text:span text:style-name="T2">(bit)</text:span></text:p>
        </draw:rect>
        <draw:frame draw:style-name="gr29" draw:text-style-name="P4" draw:layer="layout" svg:width="4.346cm" svg:height="0.963cm" svg:x="23.216cm" svg:y="65.036cm">
          <draw:text-box>
            <text:p text:style-name="P4">Ignition Timer</text:p>
          </draw:text-box>
        </draw:frame>
        <draw:rect draw:style-name="gr20" draw:text-style-name="P1" draw:layer="layout" svg:width="5.715cm" svg:height="0.635cm" svg:x="21.946cm" svg:y="67.366cm">
          <text:p text:style-name="P1"><text:span text:style-name="T2">pin oneshot.1.width</text:span> <text:span text:style-name="T2">(float)</text:span></text:p>
        </draw:rect>
        <draw:connector draw:style-name="gr31" draw:text-style-name="P2" draw:layer="layout" draw:line-skew="13.017cm" svg:x1="56.236cm" svg:y1="59.693cm" svg:x2="28.931cm" svg:y2="68.318cm" draw:start-shape="id88" draw:start-glue-point="3" draw:end-shape="id141" draw:end-glue-point="1">
          <text:p text:style-name="P4"/>
        </draw:connector>
        <draw:connector draw:style-name="gr27" draw:text-style-name="P1" draw:layer="layout" draw:line-skew="-0.52cm" svg:x1="28.931cm" svg:y1="67.048cm" svg:x2="31.241cm" svg:y2="70.423cm" draw:start-shape="id142" draw:start-glue-point="1" draw:end-shape="id143" draw:end-glue-point="3">
          <text:p text:style-name="P4"/>
        </draw:connector>
        <draw:connector draw:style-name="gr35" draw:text-style-name="P2" draw:layer="layout" draw:line-skew="-2.035cm" svg:x1="11.116cm" svg:y1="58.158cm" svg:x2="4.796cm" svg:y2="32.353cm" draw:start-shape="id144" draw:start-glue-point="3" draw:end-shape="id145" draw:end-glue-point="3">
          <text:p text:style-name="P4"/>
        </draw:connector>
        <draw:rect draw:style-name="gr1" draw:text-style-name="P2" draw:layer="layout" svg:width="4.345cm" svg:height="5.08cm" svg:x="5.266cm" svg:y="29.566cm">
          <text:p text:style-name="P1">Logic 0 0x203</text:p>
        </draw:rect>
        <draw:frame draw:style-name="gr29" draw:text-style-name="P4" draw:layer="layout" svg:width="3.389cm" svg:height="0.963cm" svg:x="5.131cm" svg:y="29.566cm">
          <draw:text-box>
            <text:p text:style-name="P4">Estop Rail</text:p>
          </draw:text-box>
        </draw:frame>
        <draw:rect draw:style-name="gr7" draw:text-style-name="P1" draw:id="id145" draw:layer="layout" svg:width="4.445cm" svg:height="0.635cm" svg:x="4.796cm" svg:y="32.036cm">
          <text:p text:style-name="P1"><text:span text:style-name="T2">pin logic.0.in-01</text:span> <text:span text:style-name="T2">(bit)</text:span></text:p>
        </draw:rect>
        <draw:rect draw:style-name="gr7" draw:text-style-name="P1" draw:id="id91" draw:layer="layout" svg:width="4.445cm" svg:height="0.635cm" svg:x="4.796cm" svg:y="30.766cm">
          <text:p text:style-name="P1"><text:span text:style-name="T2">pin logic.0.in-00</text:span> <text:span text:style-name="T2">(bit)</text:span></text:p>
        </draw:rect>
        <draw:rect draw:style-name="gr7" draw:text-style-name="P1" draw:id="id168" draw:layer="layout" svg:width="5.715cm" svg:height="0.635cm" svg:x="4.796cm" svg:y="31.401cm">
          <text:p text:style-name="P1"><text:span text:style-name="T2">pin logic.0.or</text:span> <text:span text:style-name="T2">(bit)</text:span></text:p>
        </draw:rect>
        <draw:rect draw:style-name="gr7" draw:text-style-name="P1" draw:id="id149" draw:layer="layout" svg:width="4.445cm" svg:height="0.635cm" svg:x="4.796cm" svg:y="32.671cm">
          <text:p text:style-name="P1"><text:span text:style-name="T2">pin logic.0.in-02</text:span> <text:span text:style-name="T2">(bit)</text:span></text:p>
        </draw:rect>
        <draw:rect draw:style-name="gr47" draw:text-style-name="P1" draw:layer="layout" svg:width="5.715cm" svg:height="3.81cm" svg:x="6.776cm" svg:y="49.716cm">
          <text:p text:style-name="P1"><text:span text:style-name="T4">And2</text:span> 4</text:p>
        </draw:rect>
        <draw:rect draw:style-name="gr48" draw:text-style-name="P7" draw:id="id148" draw:layer="layout" svg:width="4.445cm" svg:height="0.635cm" svg:x="6.141cm" svg:y="50.686cm">
          <text:p text:style-name="P1"><text:span text:style-name="T5">pin and2.4.out</text:span><text:span text:style-name="T4"> </text:span><text:span text:style-name="T5">(bit)</text:span></text:p>
        </draw:rect>
        <draw:frame draw:style-name="gr49" draw:text-style-name="P8" draw:layer="layout" svg:width="5.442cm" svg:height="0.958cm" svg:x="6.776cm" svg:y="49.721cm">
          <draw:text-box>
            <text:p text:style-name="P4"><text:span text:style-name="T6">FloatSw as Estop</text:span></text:p>
          </draw:text-box>
        </draw:frame>
        <draw:rect draw:style-name="gr48" draw:text-style-name="P7" draw:id="id146" draw:layer="layout" svg:width="4.445cm" svg:height="0.635cm" svg:x="8.681cm" svg:y="51.356cm">
          <text:p text:style-name="P1"><text:span text:style-name="T5">pin and2.4.in1</text:span><text:span text:style-name="T4"> </text:span><text:span text:style-name="T5">(bit)</text:span></text:p>
        </draw:rect>
        <draw:rect draw:style-name="gr48" draw:text-style-name="P9" draw:id="id147" draw:layer="layout" svg:width="4.445cm" svg:height="0.635cm" svg:x="8.681cm" svg:y="52.021cm">
          <text:p text:style-name="P1"><text:span text:style-name="T7">pin and2.4.in0</text:span><text:span text:style-name="T8"> </text:span><text:span text:style-name="T7">(bit)</text:span></text:p>
        </draw:rect>
        <draw:connector draw:style-name="gr50" draw:text-style-name="P2" draw:layer="layout" svg:x1="44.736cm" svg:y1="53.813cm" svg:x2="13.126cm" svg:y2="51.673cm" draw:start-shape="id59" draw:start-glue-point="1" draw:end-shape="id146" draw:end-glue-point="1">
          <text:p text:style-name="P4"/>
        </draw:connector>
        <draw:connector draw:style-name="gr51" draw:text-style-name="P2" draw:layer="layout" draw:line-skew="0.135cm" svg:x1="28.931cm" svg:y1="50.203cm" svg:x2="13.126cm" svg:y2="52.338cm" draw:start-shape="id57" draw:start-glue-point="1" draw:end-shape="id147" draw:end-glue-point="1">
          <text:p text:style-name="P4"/>
        </draw:connector>
        <draw:connector draw:style-name="gr52" draw:text-style-name="P2" draw:layer="layout" svg:x1="6.141cm" svg:y1="51.003cm" svg:x2="4.796cm" svg:y2="32.988cm" draw:start-shape="id148" draw:start-glue-point="3" draw:end-shape="id149" draw:end-glue-point="3">
          <text:p text:style-name="P4"/>
        </draw:connector>
        <draw:rect draw:style-name="gr53" draw:text-style-name="P7" draw:layer="layout" svg:width="5.28cm" svg:height="3.81cm" svg:x="43.166cm" svg:y="26.491cm">
          <text:p text:style-name="P1"><text:span text:style-name="T4">Or2 2</text:span></text:p>
        </draw:rect>
        <draw:rect draw:style-name="gr48" draw:text-style-name="P9" draw:id="id22" draw:layer="layout" svg:width="4.445cm" svg:height="0.635cm" svg:x="42.731cm" svg:y="27.461cm">
          <text:p text:style-name="P1"><text:span text:style-name="T7">pin or2.2.in0</text:span><text:span text:style-name="T8"> </text:span><text:span text:style-name="T7">(bit)</text:span></text:p>
        </draw:rect>
        <draw:rect draw:style-name="gr48" draw:text-style-name="P7" draw:id="id154" draw:layer="layout" svg:width="4.445cm" svg:height="0.635cm" svg:x="42.731cm" svg:y="28.731cm">
          <text:p text:style-name="P1"><text:span text:style-name="T5">pin or2.2.in1</text:span><text:span text:style-name="T4"> </text:span><text:span text:style-name="T5">(bit)</text:span></text:p>
        </draw:rect>
        <draw:rect draw:style-name="gr48" draw:text-style-name="P7" draw:id="id150" draw:layer="layout" svg:width="4.445cm" svg:height="0.635cm" svg:x="44.636cm" svg:y="28.096cm">
          <text:p text:style-name="P1"><text:span text:style-name="T5">pin or2.2.out</text:span><text:span text:style-name="T4"> </text:span><text:span text:style-name="T5">(bit)</text:span></text:p>
        </draw:rect>
        <draw:frame draw:style-name="gr54" draw:text-style-name="P10" draw:layer="layout" svg:width="5.366cm" svg:height="0.963cm" svg:x="43.166cm" svg:y="26.491cm">
          <draw:text-box>
            <text:p text:style-name="P4"><text:span text:style-name="T4">FloatSW As Limit</text:span></text:p>
          </draw:text-box>
        </draw:frame>
        <draw:connector draw:style-name="gr28" draw:text-style-name="P2" draw:layer="layout" draw:line-skew="-2.135cm" svg:x1="49.081cm" svg:y1="28.413cm" svg:x2="63.851cm" svg:y2="31.283cm" draw:start-shape="id150" draw:start-glue-point="1" draw:end-shape="id151" draw:end-glue-point="3">
          <text:p text:style-name="P4"/>
        </draw:connector>
        <draw:rect draw:style-name="gr47" draw:text-style-name="P1" draw:layer="layout" svg:width="5.38cm" svg:height="4.185cm" svg:x="23.851cm" svg:y="41.761cm">
          <text:p text:style-name="P1"><text:span text:style-name="T4">And2</text:span> 5</text:p>
        </draw:rect>
        <draw:rect draw:style-name="gr48" draw:text-style-name="P7" draw:id="id153" draw:layer="layout" svg:width="4.445cm" svg:height="0.635cm" svg:x="25.021cm" svg:y="43.031cm">
          <text:p text:style-name="P1"><text:span text:style-name="T5">pin and2.5.out</text:span><text:span text:style-name="T4"> </text:span><text:span text:style-name="T5">(bit)</text:span></text:p>
        </draw:rect>
        <draw:frame draw:style-name="gr55" draw:text-style-name="P8" draw:layer="layout" svg:width="5.336cm" svg:height="0.958cm" svg:x="23.725cm" svg:y="41.761cm">
          <draw:text-box>
            <text:p text:style-name="P4"><text:span text:style-name="T6">Float &amp; Torch On</text:span></text:p>
          </draw:text-box>
        </draw:frame>
        <draw:rect draw:style-name="gr48" draw:text-style-name="P7" draw:id="id152" draw:layer="layout" svg:width="4.445cm" svg:height="0.635cm" svg:x="25.021cm" svg:y="44.301cm">
          <text:p text:style-name="P1"><text:span text:style-name="T5">pin and2.5.in1</text:span><text:span text:style-name="T4"> </text:span><text:span text:style-name="T5">(bit)</text:span></text:p>
        </draw:rect>
        <draw:rect draw:style-name="gr48" draw:text-style-name="P9" draw:id="id157" draw:layer="layout" svg:width="4.445cm" svg:height="0.635cm" svg:x="25.021cm" svg:y="43.666cm">
          <text:p text:style-name="P1"><text:span text:style-name="T7">pin and2.5.in0</text:span><text:span text:style-name="T8"> </text:span><text:span text:style-name="T7">(bit)</text:span></text:p>
        </draw:rect>
        <draw:connector draw:style-name="gr51" draw:text-style-name="P2" draw:layer="layout" draw:line-skew="1.505cm" svg:x1="28.931cm" svg:y1="50.203cm" svg:x2="29.466cm" svg:y2="44.618cm" draw:start-shape="id57" draw:start-glue-point="1" draw:end-shape="id152" draw:end-glue-point="1">
          <text:p text:style-name="P4"/>
        </draw:connector>
        <draw:connector draw:style-name="gr50" draw:text-style-name="P2" draw:layer="layout" draw:line-skew="-4.563cm" svg:x1="29.466cm" svg:y1="43.348cm" svg:x2="42.731cm" svg:y2="29.048cm" draw:start-shape="id153" draw:start-glue-point="1" draw:end-shape="id154">
          <text:p text:style-name="P4"/>
        </draw:connector>
        <draw:rect draw:style-name="gr56" draw:text-style-name="P7" draw:layer="layout" svg:width="5.25cm" svg:height="3.81cm" svg:x="35.111cm" svg:y="44.171cm">
          <text:p text:style-name="P1"><text:span text:style-name="T4">Not 0</text:span></text:p>
        </draw:rect>
        <draw:rect draw:style-name="gr57" draw:text-style-name="P7" draw:id="id155" draw:layer="layout" svg:width="4.445cm" svg:height="0.635cm" svg:x="36.381cm" svg:y="46.076cm">
          <text:p text:style-name="P1"><text:span text:style-name="T5">pin not.0.in</text:span><text:span text:style-name="T4"> </text:span><text:span text:style-name="T5">(bit)</text:span></text:p>
        </draw:rect>
        <draw:rect draw:style-name="gr57" draw:text-style-name="P7" draw:id="id156" draw:layer="layout" svg:width="4.445cm" svg:height="0.635cm" svg:x="34.476cm" svg:y="45.441cm">
          <text:p text:style-name="P1"><text:span text:style-name="T5">pin not.0.out</text:span><text:span text:style-name="T4"> </text:span><text:span text:style-name="T5">(bit)</text:span></text:p>
        </draw:rect>
        <draw:frame draw:style-name="gr29" draw:text-style-name="P10" draw:layer="layout" svg:width="5.336cm" svg:height="0.963cm" svg:x="35.111cm" svg:y="44.171cm">
          <draw:text-box>
            <text:p text:style-name="P4"><text:span text:style-name="T4">Torch Turned Off</text:span></text:p>
          </draw:text-box>
        </draw:frame>
        <draw:connector draw:style-name="gr58" draw:text-style-name="P2" draw:layer="layout" draw:line-skew="1.135cm" svg:x1="45.076cm" svg:y1="59.258cm" svg:x2="40.826cm" svg:y2="46.393cm" draw:start-shape="id98" draw:start-glue-point="1" draw:end-shape="id155" draw:end-glue-point="1">
          <text:p text:style-name="P4"/>
        </draw:connector>
        <draw:connector draw:style-name="gr59" draw:text-style-name="P2" draw:layer="layout" draw:line-skew="-0.235cm" svg:x1="34.476cm" svg:y1="45.758cm" svg:x2="29.466cm" svg:y2="43.983cm" draw:start-shape="id156" draw:start-glue-point="3" draw:end-shape="id157" draw:end-glue-point="1">
          <text:p text:style-name="P4"/>
        </draw:connector>
        <draw:rect draw:style-name="gr46" draw:text-style-name="P6" draw:id="id164" draw:layer="layout" svg:width="3.81cm" svg:height="0.635cm" svg:x="99.416cm" svg:y="21.311cm">
          <text:p text:style-name="P1"><text:span text:style-name="T2">Led-MoveDown</text:span></text:p>
        </draw:rect>
        <draw:rect draw:style-name="gr46" draw:text-style-name="P6" draw:id="id165" draw:layer="layout" svg:width="3.175cm" svg:height="0.635cm" svg:x="100.051cm" svg:y="20.041cm">
          <text:p text:style-name="P1"><text:span text:style-name="T2">Led-MoveUp</text:span></text:p>
        </draw:rect>
        <draw:rect draw:style-name="gr20" draw:text-style-name="P1" draw:id="id158" draw:layer="layout" svg:width="5.615cm" svg:height="0.635cm" svg:x="33.206cm" svg:y="65.496cm">
          <text:p text:style-name="P1"><text:span text:style-name="T2">pin oneshot.0.time-left (float)</text:span></text:p>
        </draw:rect>
        <draw:connector draw:style-name="gr35" draw:text-style-name="P2" draw:layer="layout" draw:line-skew="5.85cm" svg:x1="38.821cm" svg:y1="65.813cm" svg:x2="103.226cm" svg:y2="12.738cm" draw:start-shape="id158" draw:start-glue-point="1" draw:end-shape="id159" draw:end-glue-point="1">
          <text:p text:style-name="P4"/>
        </draw:connector>
        <draw:rect draw:style-name="gr46" draw:text-style-name="P6" draw:id="id167" draw:layer="layout" svg:width="3.175cm" svg:height="0.635cm" svg:x="100.051cm" svg:y="17.501cm">
          <text:p text:style-name="P1"><text:span text:style-name="T2">Led-ArcOK</text:span></text:p>
        </draw:rect>
        <draw:rect draw:style-name="gr46" draw:text-style-name="P6" draw:id="id162" draw:layer="layout" svg:width="3.175cm" svg:height="0.635cm" svg:x="100.051cm" svg:y="14.961cm">
          <text:p text:style-name="P1"><text:span text:style-name="T2">Led-TorchOn</text:span></text:p>
        </draw:rect>
        <draw:connector draw:style-name="gr24" draw:text-style-name="P2" draw:layer="layout" draw:line-skew="0cm -14.269cm" svg:x1="12.986cm" svg:y1="27.978cm" svg:x2="103.226cm" svg:y2="11.468cm" draw:start-shape="id90" draw:start-glue-point="3" draw:end-shape="id160" draw:end-glue-point="1">
          <text:p text:style-name="P4"/>
        </draw:connector>
        <draw:connector draw:style-name="gr31" draw:text-style-name="P2" draw:layer="layout" draw:line-skew="0.14cm" svg:x1="61.746cm" svg:y1="61.498cm" svg:x2="61.316cm" svg:y2="59.693cm" draw:start-shape="id161" draw:start-glue-point="1" draw:end-shape="id88" draw:end-glue-point="1">
          <text:p text:style-name="P4"/>
        </draw:connector>
        <draw:rect draw:style-name="gr7" draw:text-style-name="P6" draw:id="id88" draw:layer="layout" svg:width="5.08cm" svg:height="0.635cm" svg:x="56.236cm" svg:y="59.376cm">
          <text:p text:style-name="P1"><text:span text:style-name="T2">signal </text:span><text:span text:style-name="T3">TorchOn</text:span><text:span text:style-name="T2"> (bit)</text:span></text:p>
        </draw:rect>
        <draw:connector draw:style-name="gr31" draw:text-style-name="P2" draw:layer="layout" draw:line-skew="-0.135cm 27.024cm 4.58cm" svg:x1="56.236cm" svg:y1="59.693cm" svg:x2="103.226cm" svg:y2="15.278cm" draw:start-shape="id88" draw:start-glue-point="3" draw:end-shape="id162" draw:end-glue-point="1">
          <text:p text:style-name="P4"/>
        </draw:connector>
        <draw:connector draw:style-name="gr33" draw:text-style-name="P2" draw:layer="layout" draw:line-skew="2.675cm" svg:x1="28.931cm" svg:y1="50.203cm" svg:x2="103.226cm" svg:y2="19.088cm" draw:start-shape="id57" draw:start-glue-point="1" draw:end-shape="id163" draw:end-glue-point="1">
          <text:p text:style-name="P4"/>
        </draw:connector>
        <draw:connector draw:style-name="gr28" draw:text-style-name="P2" draw:layer="layout" draw:line-skew="1.405cm" svg:x1="28.931cm" svg:y1="48.933cm" svg:x2="103.226cm" svg:y2="21.628cm" draw:start-shape="id51" draw:start-glue-point="1" draw:end-shape="id164" draw:end-glue-point="1">
          <text:p text:style-name="P4"/>
        </draw:connector>
        <draw:connector draw:style-name="gr35" draw:text-style-name="P2" draw:layer="layout" draw:line-skew="2.04cm" svg:x1="28.931cm" svg:y1="49.568cm" svg:x2="103.226cm" svg:y2="20.358cm" draw:start-shape="id53" draw:start-glue-point="1" draw:end-shape="id165" draw:end-glue-point="1">
          <text:p text:style-name="P4"/>
        </draw:connector>
        <draw:connector draw:style-name="gr60" draw:text-style-name="P2" draw:layer="layout" draw:line-skew="3.31cm" svg:x1="28.296cm" svg:y1="50.973cm" svg:x2="103.226cm" svg:y2="17.818cm" draw:start-shape="id166" draw:start-glue-point="1" draw:end-shape="id167" draw:end-glue-point="1">
          <text:p text:style-name="P4"/>
        </draw:connector>
        <draw:connector draw:style-name="gr35" draw:text-style-name="P2" draw:layer="layout" svg:x1="10.511cm" svg:y1="31.718cm" svg:x2="11.151cm" svg:y2="37.503cm" draw:start-shape="id168" draw:start-glue-point="1" draw:end-shape="id169">
          <text:p text:style-name="P4"/>
        </draw:connector>
        <draw:rect draw:style-name="gr7" draw:text-style-name="P1" draw:id="id81" draw:layer="layout" svg:width="4.445cm" svg:height="0.635cm" svg:x="81.306cm" svg:y="19.686cm">
          <text:p text:style-name="P1"><text:span text:style-name="T2">signal LockHeight</text:span> <text:span text:style-name="T2">(bit)</text:span></text:p>
        </draw:rect>
        <draw:rect draw:style-name="gr46" draw:text-style-name="P6" draw:id="id170" draw:layer="layout" svg:width="4.545cm" svg:height="0.635cm" svg:x="89.791cm" svg:y="16.866cm">
          <text:p text:style-name="P1"><text:span text:style-name="T2">Led-HeightLocked</text:span></text:p>
        </draw:rect>
        <draw:connector draw:style-name="gr61" draw:text-style-name="P2" draw:layer="layout" draw:line-skew="0.85cm" svg:x1="85.751cm" svg:y1="20.003cm" svg:x2="89.791cm" svg:y2="17.183cm" draw:start-shape="id81" draw:start-glue-point="1" draw:end-shape="id170">
          <text:p text:style-name="P4"/>
        </draw:connector>
        <draw:rect draw:style-name="standard" draw:text-style-name="P2" draw:layer="layout" svg:width="14.605cm" svg:height="6.35cm" svg:x="91.796cm" svg:y="54.331cm">
          <text:p text:style-name="P1"/>
          <text:p text:style-name="P1">Note: The feedhold connector/button is</text:p>
          <text:p text:style-name="P1">used for the FloatSwitch Input and </text:p>
          <text:p text:style-name="P1">shared home/limit switches are assumed</text:p>
          <text:p text:style-name="P1">on home connectors and limit connectors ignored.</text:p>
          <text:p text:style-name="P1"/>
          <text:p text:style-name="P1">Jarl Stefansson</text:p>
          <text:p text:style-name="P1">jarl@dallur.com</text:p>
          <text:p text:style-name="P1">www.dallur.com</text:p>
        </draw:rect>
        <draw:rect draw:style-name="gr30" draw:text-style-name="P1" draw:layer="layout" svg:width="8.055cm" svg:height="0.635cm" svg:x="13.891cm" svg:y="67.366cm">
          <text:p text:style-name="P1"><text:span text:style-name="T9">INI File </text:span><text:span text:style-name="T2">[PLASMA]IGNITION_TIMEOUT</text:span></text:p>
        </draw:rect>
        <draw:connector draw:style-name="gr35" draw:text-style-name="P1" draw:layer="layout" draw:type="curve" svg:x1="96.241cm" svg:y1="22.263cm" svg:x2="94.336cm" svg:y2="18.453cm" draw:start-shape="id171" draw:start-glue-point="1" draw:end-shape="id106" draw:end-glue-point="1">
          <text:p text:style-name="P4"/>
        </draw:connector>
        <draw:connector draw:style-name="gr35" draw:text-style-name="P2" draw:layer="layout" draw:line-skew="2.102cm" svg:x1="48.051cm" svg:y1="61.798cm" svg:x2="39.896cm" svg:y2="59.893cm" draw:start-shape="id172" draw:start-glue-point="3" draw:end-shape="id173" draw:end-glue-point="1">
          <text:p text:style-name="P4"/>
        </draw:connector>
        <draw:rect draw:style-name="gr7" draw:text-style-name="P1" draw:id="id134" draw:layer="layout" svg:width="4.445cm" svg:height="0.635cm" svg:x="48.051cm" svg:y="60.846cm">
          <text:p text:style-name="P1"><text:span text:style-name="T2">pin xor2.0.in0</text:span> <text:span text:style-name="T2">(bit)</text:span></text:p>
        </draw:rect>
        <draw:rect draw:style-name="gr7" draw:text-style-name="P1" draw:id="id172" draw:layer="layout" svg:width="4.445cm" svg:height="0.635cm" svg:x="48.051cm" svg:y="61.481cm">
          <text:p text:style-name="P1"><text:span text:style-name="T2">pin xor2.0.out</text:span> <text:span text:style-name="T2">(bit)</text:span></text:p>
        </draw:rect>
        <draw:rect draw:style-name="gr25" draw:text-style-name="P2" draw:layer="layout" svg:width="5.08cm" svg:height="3.81cm" svg:x="66.396cm" svg:y="57.876cm">
          <text:p text:style-name="P1">And2 6</text:p>
        </draw:rect>
        <draw:rect draw:style-name="gr7" draw:text-style-name="P1" draw:id="id174" draw:layer="layout" svg:width="4.445cm" svg:height="0.635cm" svg:x="67.666cm" svg:y="60.116cm">
          <text:p text:style-name="P1"><text:span text:style-name="T2">pin and2.6.out</text:span> <text:span text:style-name="T2">(bit)</text:span></text:p>
        </draw:rect>
        <draw:frame draw:style-name="gr26" draw:layer="layout" svg:width="4.663cm" svg:height="0.963cm" svg:x="66.396cm" svg:y="57.876cm">
          <draw:text-box>
            <text:p text:style-name="P4">TorchAndFloat</text:p>
          </draw:text-box>
        </draw:frame>
        <draw:rect draw:style-name="gr7" draw:text-style-name="P1" draw:id="id125" draw:layer="layout" svg:width="4.445cm" svg:height="0.635cm" svg:x="65.761cm" svg:y="58.846cm">
          <text:p text:style-name="P1"><text:span text:style-name="T2">pin and2.6.in1</text:span> <text:span text:style-name="T2">(bit)</text:span></text:p>
        </draw:rect>
        <draw:rect draw:style-name="gr7" draw:text-style-name="P1" draw:id="id176" draw:layer="layout" svg:width="4.445cm" svg:height="0.635cm" svg:x="65.761cm" svg:y="59.481cm">
          <text:p text:style-name="P1"><text:span text:style-name="T2">pin and2.6.in0</text:span> <text:span text:style-name="T2">(bit)</text:span></text:p>
        </draw:rect>
        <draw:connector draw:style-name="gr35" draw:text-style-name="P2" draw:layer="layout" draw:line-skew="0.07cm" svg:x1="72.111cm" svg:y1="60.433cm" svg:x2="72.746cm" svg:y2="55.818cm" draw:start-shape="id174" draw:start-glue-point="1" draw:end-shape="id175" draw:end-glue-point="1">
          <text:p text:style-name="P4"/>
        </draw:connector>
        <draw:connector draw:style-name="gr41" draw:text-style-name="P2" draw:layer="layout" draw:line-skew="7.452cm" svg:x1="45.076cm" svg:y1="59.258cm" svg:x2="65.761cm" svg:y2="59.798cm" draw:start-shape="id98" draw:start-glue-point="1" draw:end-shape="id176" draw:end-glue-point="3">
          <text:p text:style-name="P4"/>
        </draw:connector>
        <draw:rect draw:style-name="gr25" draw:text-style-name="P2" draw:layer="layout" svg:width="4.445cm" svg:height="3.81cm" svg:x="55.971cm" svg:y="35.661cm">
          <text:p text:style-name="P1">Comp 1</text:p>
        </draw:rect>
        <draw:rect draw:style-name="gr7" draw:text-style-name="P1" draw:id="id178" draw:layer="layout" svg:width="4.445cm" svg:height="0.635cm" svg:x="56.606cm" svg:y="37.801cm">
          <text:p text:style-name="P1"><text:span text:style-name="T2">pin comp.1.out</text:span> <text:span text:style-name="T2">(bit)</text:span></text:p>
        </draw:rect>
        <draw:rect draw:style-name="gr20" draw:text-style-name="P1" draw:id="id180" draw:layer="layout" svg:width="4.445cm" svg:height="0.635cm" svg:x="56.606cm" svg:y="36.531cm">
          <text:p text:style-name="P1"><text:span text:style-name="T2">pin comp.1.in0</text:span> <text:span text:style-name="T2">(float)</text:span></text:p>
        </draw:rect>
        <draw:rect draw:style-name="gr20" draw:text-style-name="P1" draw:id="id181" draw:layer="layout" svg:width="4.445cm" svg:height="0.635cm" svg:x="55.336cm" svg:y="37.166cm">
          <text:p text:style-name="P1"><text:span text:style-name="T2">pin comp.1.in1</text:span> <text:span text:style-name="T2">(float)</text:span></text:p>
        </draw:rect>
        <draw:frame draw:style-name="gr26" draw:layer="layout" svg:width="3.533cm" svg:height="0.963cm" svg:x="55.971cm" svg:y="35.661cm">
          <draw:text-box>
            <text:p text:style-name="P4">At Position</text:p>
          </draw:text-box>
        </draw:frame>
        <draw:connector draw:style-name="gr35" draw:text-style-name="P2" draw:layer="layout" svg:x1="56.871cm" svg:y1="34.963cm" svg:x2="53.691cm" svg:y2="34.963cm" draw:start-shape="id28" draw:start-glue-point="3" draw:end-shape="id177" draw:end-glue-point="1">
          <text:p text:style-name="P4"/>
        </draw:connector>
        <draw:connector draw:style-name="gr33" draw:text-style-name="P2" draw:layer="layout" draw:line-skew="0.37cm" svg:x1="61.051cm" svg:y1="38.118cm" svg:x2="61.416cm" svg:y2="45.758cm" draw:start-shape="id178" draw:start-glue-point="1" draw:end-shape="id179" draw:end-glue-point="1">
          <text:p text:style-name="P4"/>
        </draw:connector>
        <draw:connector draw:style-name="gr28" draw:text-style-name="P2" draw:layer="layout" draw:line-skew="1.035cm" svg:x1="58.771cm" svg:y1="34.328cm" svg:x2="61.051cm" svg:y2="36.848cm" draw:start-shape="id33" draw:start-glue-point="1" draw:end-shape="id180" draw:end-glue-point="1">
          <text:p text:style-name="P4"/>
        </draw:connector>
        <draw:connector draw:style-name="gr35" draw:text-style-name="P2" draw:layer="layout" draw:line-skew="-0.505cm" svg:x1="56.871cm" svg:y1="34.963cm" svg:x2="55.336cm" svg:y2="37.483cm" draw:start-shape="id28" draw:start-glue-point="3" draw:end-shape="id181" draw:end-glue-point="3">
          <text:p text:style-name="P4"/>
        </draw:connector>
        <draw:rect draw:style-name="gr25" draw:text-style-name="P2" draw:layer="layout" svg:width="5.08cm" svg:height="3.81cm" svg:x="56.036cm" svg:y="60.246cm">
          <text:p text:style-name="P1">And2 3</text:p>
        </draw:rect>
        <draw:rect draw:style-name="gr7" draw:text-style-name="P1" draw:id="id161" draw:layer="layout" svg:width="4.445cm" svg:height="0.635cm" svg:x="57.301cm" svg:y="61.181cm">
          <text:p text:style-name="P1"><text:span text:style-name="T2">pin and2.3.out</text:span> <text:span text:style-name="T2">(bit)</text:span></text:p>
        </draw:rect>
        <draw:frame draw:style-name="gr26" draw:layer="layout" svg:width="4.282cm" svg:height="0.963cm" svg:x="56.036cm" svg:y="60.246cm">
          <draw:text-box>
            <text:p text:style-name="P4">TurnTorchOn</text:p>
          </draw:text-box>
        </draw:frame>
        <draw:rect draw:style-name="gr7" draw:text-style-name="P1" draw:id="id183" draw:layer="layout" svg:width="4.445cm" svg:height="0.635cm" svg:x="57.306cm" svg:y="61.816cm">
          <text:p text:style-name="P1"><text:span text:style-name="T2">pin and2.3.in1</text:span> <text:span text:style-name="T2">(bit)</text:span></text:p>
        </draw:rect>
        <draw:rect draw:style-name="gr7" draw:text-style-name="P1" draw:id="id201" draw:layer="layout" svg:width="4.445cm" svg:height="0.635cm" svg:x="57.306cm" svg:y="62.451cm">
          <text:p text:style-name="P1"><text:span text:style-name="T2">pin and2.3.in0</text:span> <text:span text:style-name="T2">(bit)</text:span></text:p>
        </draw:rect>
        <draw:rect draw:style-name="gr25" draw:text-style-name="P2" draw:layer="layout" svg:width="5.08cm" svg:height="4.445cm" svg:x="55.736cm" svg:y="44.271cm">
          <text:p text:style-name="P1">And2 7</text:p>
        </draw:rect>
        <draw:rect draw:style-name="gr7" draw:text-style-name="P1" draw:id="id184" draw:layer="layout" svg:width="4.445cm" svg:height="0.635cm" svg:x="57.006cm" svg:y="46.711cm">
          <text:p text:style-name="P1"><text:span text:style-name="T2">pin and2.7.out</text:span> <text:span text:style-name="T2">(bit)</text:span></text:p>
        </draw:rect>
        <draw:frame draw:style-name="gr26" draw:layer="layout" svg:width="4.13cm" svg:height="0.963cm" svg:x="55.736cm" svg:y="44.271cm">
          <draw:text-box>
            <text:p text:style-name="P4">PosAndFloat</text:p>
          </draw:text-box>
        </draw:frame>
        <draw:rect draw:style-name="gr7" draw:text-style-name="P1" draw:id="id186" draw:layer="layout" svg:width="4.445cm" svg:height="0.635cm" svg:x="57.006cm" svg:y="46.076cm">
          <text:p text:style-name="P1"><text:span text:style-name="T2">pin and2.7.in1</text:span> <text:span text:style-name="T2">(bit)</text:span></text:p>
        </draw:rect>
        <draw:rect draw:style-name="gr7" draw:text-style-name="P1" draw:id="id179" draw:layer="layout" svg:width="4.445cm" svg:height="0.635cm" svg:x="56.971cm" svg:y="45.441cm">
          <text:p text:style-name="P1"><text:span text:style-name="T2">pin and2.7.in0</text:span> <text:span text:style-name="T2">(bit)</text:span></text:p>
        </draw:rect>
        <draw:rect draw:style-name="gr1" draw:text-style-name="P2" draw:layer="layout" svg:width="5.08cm" svg:height="4.445cm" svg:x="56.361cm" svg:y="54.096cm">
          <text:p text:style-name="P1">Or2 5</text:p>
        </draw:rect>
        <draw:rect draw:style-name="gr7" draw:text-style-name="P1" draw:id="id187" draw:layer="layout" svg:width="4.445cm" svg:height="0.635cm" svg:x="55.601cm" svg:y="55.366cm">
          <text:p text:style-name="P1"><text:span text:style-name="T2">pin or2.5.in0</text:span> <text:span text:style-name="T2">(bit)</text:span></text:p>
        </draw:rect>
        <draw:rect draw:style-name="gr7" draw:text-style-name="P1" draw:id="id185" draw:layer="layout" svg:width="4.445cm" svg:height="0.635cm" svg:x="57.506cm" svg:y="56.001cm">
          <text:p text:style-name="P1"><text:span text:style-name="T2">pin or2.5.in1</text:span> <text:span text:style-name="T2">(bit)</text:span></text:p>
        </draw:rect>
        <draw:rect draw:style-name="gr7" draw:text-style-name="P1" draw:id="id182" draw:layer="layout" svg:width="4.4cm" svg:height="0.635cm" svg:x="57.551cm" svg:y="56.636cm">
          <text:p text:style-name="P1"><text:span text:style-name="T2">pin or2.5.out</text:span> <text:span text:style-name="T2">(bit)</text:span></text:p>
        </draw:rect>
        <draw:frame draw:style-name="gr29" draw:text-style-name="P4" draw:layer="layout" svg:width="4.316cm" svg:height="0.963cm" svg:x="56.261cm" svg:y="54.096cm">
          <draw:text-box>
            <text:p text:style-name="P4">PAFOrArcOK</text:p>
          </draw:text-box>
        </draw:frame>
        <draw:connector draw:style-name="gr35" draw:text-style-name="P2" draw:layer="layout" draw:line-skew="0.135cm" svg:x1="61.951cm" svg:y1="56.953cm" svg:x2="61.751cm" svg:y2="62.133cm" draw:start-shape="id182" draw:start-glue-point="1" draw:end-shape="id183" draw:end-glue-point="1">
          <text:p text:style-name="P4"/>
        </draw:connector>
        <draw:connector draw:style-name="gr35" draw:text-style-name="P2" draw:layer="layout" draw:line-skew="0.135cm" svg:x1="61.451cm" svg:y1="47.028cm" svg:x2="61.951cm" svg:y2="56.318cm" draw:start-shape="id184" draw:end-shape="id185" draw:end-glue-point="1">
          <text:p text:style-name="P4"/>
        </draw:connector>
        <draw:connector draw:style-name="gr35" draw:text-style-name="P2" draw:layer="layout" draw:line-skew="1.32cm" svg:x1="66.161cm" svg:y1="56.453cm" svg:x2="61.451cm" svg:y2="46.393cm" draw:start-shape="id127" draw:start-glue-point="3" draw:end-shape="id186" draw:end-glue-point="1">
          <text:p text:style-name="P4"/>
        </draw:connector>
        <draw:connector draw:style-name="gr62" draw:text-style-name="P2" draw:layer="layout" draw:line-skew="8.555cm" svg:x1="37.221cm" svg:y1="52.308cm" svg:x2="55.601cm" svg:y2="55.683cm" draw:start-shape="id129" draw:start-glue-point="1" draw:end-shape="id187" draw:end-glue-point="3">
          <text:p text:style-name="P4"/>
        </draw:connector>
        <draw:connector draw:style-name="gr35" draw:text-style-name="P2" draw:layer="layout" svg:x1="53.926cm" svg:y1="56.118cm" svg:x2="54.966cm" svg:y2="42.908cm" draw:start-shape="id188" draw:start-glue-point="1" draw:end-shape="id189" draw:end-glue-point="3">
          <text:p text:style-name="P4"/>
        </draw:connector>
        <draw:rect draw:style-name="gr25" draw:text-style-name="P2" draw:layer="layout" svg:width="5.715cm" svg:height="3.81cm" svg:x="75.526cm" svg:y="9.086cm">
          <text:p text:style-name="P1">Scale 0</text:p>
        </draw:rect>
        <draw:frame draw:style-name="gr39" draw:text-style-name="P4" draw:layer="layout" svg:width="4.625cm" svg:height="0.963cm" svg:x="75.526cm" svg:y="9.086cm">
          <draw:text-box>
            <text:p text:style-name="P4">ThresholdPerc</text:p>
          </draw:text-box>
        </draw:frame>
        <draw:rect draw:style-name="gr20" draw:text-style-name="P1" draw:layer="layout" svg:width="4.445cm" svg:height="0.635cm" svg:x="77.491cm" svg:y="10.056cm">
          <text:p text:style-name="P1"><text:span text:style-name="T2">pin scale.0.gain</text:span> <text:span text:style-name="T2">(float)</text:span></text:p>
        </draw:rect>
        <draw:rect draw:style-name="gr20" draw:text-style-name="P1" draw:id="id80" draw:layer="layout" svg:width="4.445cm" svg:height="0.635cm" svg:x="77.491cm" svg:y="11.326cm">
          <text:p text:style-name="P1"><text:span text:style-name="T2">pin scale.0.in</text:span> <text:span text:style-name="T2">(float)</text:span></text:p>
        </draw:rect>
        <draw:rect draw:style-name="gr20" draw:text-style-name="P1" draw:id="id190" draw:layer="layout" svg:width="4.445cm" svg:height="0.635cm" svg:x="74.986cm" svg:y="10.691cm">
          <text:p text:style-name="P1"><text:span text:style-name="T2">pin scale.0.out</text:span> <text:span text:style-name="T2">(float)</text:span></text:p>
        </draw:rect>
        <draw:rect draw:style-name="gr30" draw:text-style-name="P1" draw:layer="layout" svg:width="5.08cm" svg:height="0.635cm" svg:x="81.936cm" svg:y="10.056cm">
          <text:p text:style-name="P1"><text:span text:style-name="T2">setp 0.01 (float)</text:span></text:p>
        </draw:rect>
        <draw:connector draw:style-name="gr35" draw:text-style-name="P2" draw:layer="layout" draw:line-skew="-0.135cm" svg:x1="74.986cm" svg:y1="11.008cm" svg:x2="74.991cm" svg:y2="14.553cm" draw:start-shape="id190" draw:start-glue-point="3" draw:end-shape="id191" draw:end-glue-point="3">
          <text:p text:style-name="P4"/>
        </draw:connector>
        <draw:rect draw:style-name="gr1" draw:text-style-name="P2" draw:layer="layout" svg:width="5.08cm" svg:height="3.81cm" svg:x="81.706cm" svg:y="43.141cm">
          <text:p text:style-name="P1">Xor2 2</text:p>
        </draw:rect>
        <draw:rect draw:style-name="gr7" draw:text-style-name="P1" draw:id="id82" draw:layer="layout" svg:width="4.445cm" svg:height="0.635cm" svg:x="82.906cm" svg:y="43.971cm">
          <text:p text:style-name="P1"><text:span text:style-name="T2">pin xor2.2.in0</text:span> <text:span text:style-name="T2">(bit)</text:span></text:p>
        </draw:rect>
        <draw:rect draw:style-name="gr7" draw:text-style-name="P1" draw:id="id193" draw:layer="layout" svg:width="4.445cm" svg:height="0.635cm" svg:x="81.101cm" svg:y="44.606cm">
          <text:p text:style-name="P1"><text:span text:style-name="T2">pin xor2.2.in1</text:span> <text:span text:style-name="T2">(bit)</text:span></text:p>
        </draw:rect>
        <draw:rect draw:style-name="gr7" draw:text-style-name="P1" draw:id="id194" draw:layer="layout" svg:width="4.445cm" svg:height="0.635cm" svg:x="82.906cm" svg:y="45.241cm">
          <text:p text:style-name="P1"><text:span text:style-name="T2">pin xor2.2.out</text:span> <text:span text:style-name="T2">(bit)</text:span></text:p>
        </draw:rect>
        <draw:frame draw:style-name="gr29" draw:text-style-name="P4" draw:layer="layout" svg:width="3.8cm" svg:height="0.963cm" svg:x="81.706cm" svg:y="43.041cm">
          <draw:text-box>
            <text:p text:style-name="P4">CHL Switch</text:p>
          </draw:text-box>
        </draw:frame>
        <draw:connector draw:style-name="gr35" draw:text-style-name="P2" draw:layer="layout" draw:line-skew="-0.218cm" svg:x1="80.031cm" svg:y1="47.328cm" svg:x2="81.101cm" svg:y2="44.923cm" draw:start-shape="id192" draw:start-glue-point="1" draw:end-shape="id193" draw:end-glue-point="3">
          <text:p text:style-name="P4"/>
        </draw:connector>
        <draw:connector draw:style-name="gr35" draw:text-style-name="P2" draw:layer="layout" svg:x1="87.351cm" svg:y1="45.558cm" svg:x2="89.891cm" svg:y2="46.393cm" draw:start-shape="id194" draw:start-glue-point="1" draw:end-shape="id195" draw:end-glue-point="3">
          <text:p text:style-name="P4"/>
        </draw:connector>
        <draw:connector draw:style-name="gr35" draw:text-style-name="P2" draw:layer="layout" draw:line-skew="3.51cm" svg:x1="80.031cm" svg:y1="47.328cm" svg:x2="89.891cm" svg:y2="47.028cm" draw:start-shape="id192" draw:start-glue-point="1" draw:end-shape="id196" draw:end-glue-point="3">
          <text:p text:style-name="P4"/>
        </draw:connector>
        <draw:rect draw:style-name="gr56" draw:text-style-name="P11" draw:layer="layout" svg:width="5.08cm" svg:height="3.175cm" svg:x="67.131cm" svg:y="11.656cm">
          <text:p text:style-name="P1"><text:span text:style-name="T10">Not 1</text:span></text:p>
        </draw:rect>
        <draw:rect draw:style-name="gr63" draw:text-style-name="P11" draw:id="id197" draw:layer="layout" svg:width="4.445cm" svg:height="0.635cm" svg:x="66.496cm" svg:y="12.661cm">
          <text:p text:style-name="P1"><text:span text:style-name="T11">pin not.1.in</text:span><text:span text:style-name="T10"> </text:span><text:span text:style-name="T11">(bit)</text:span></text:p>
        </draw:rect>
        <draw:rect draw:style-name="gr63" draw:text-style-name="P11" draw:id="id198" draw:layer="layout" svg:width="4.445cm" svg:height="0.635cm" svg:x="66.496cm" svg:y="13.296cm">
          <text:p text:style-name="P1"><text:span text:style-name="T11">pin not.1.out</text:span><text:span text:style-name="T10"> </text:span><text:span text:style-name="T11">(bit)</text:span></text:p>
        </draw:rect>
        <draw:frame draw:style-name="gr29" draw:text-style-name="P12" draw:layer="layout" svg:width="4.731cm" svg:height="0.963cm" svg:x="67.131cm" svg:y="11.656cm">
          <draw:text-box>
            <text:p text:style-name="P4"><text:span text:style-name="T10">ReverseArcOK</text:span></text:p>
          </draw:text-box>
        </draw:frame>
        <draw:connector draw:style-name="gr34" draw:text-style-name="P2" draw:layer="layout" draw:line-skew="7.605cm" svg:x1="44.736cm" svg:y1="53.813cm" svg:x2="66.496cm" svg:y2="12.978cm" draw:start-shape="id59" draw:start-glue-point="1" draw:end-shape="id197">
          <text:p text:style-name="P4"/>
        </draw:connector>
        <draw:connector draw:style-name="gr35" draw:text-style-name="P2" draw:layer="layout" draw:line-skew="-0.135cm" svg:x1="66.496cm" svg:y1="13.613cm" svg:x2="66.396cm" svg:y2="17.518cm" draw:start-shape="id198" draw:end-shape="id199" draw:end-glue-point="3">
          <text:p text:style-name="P4"/>
        </draw:connector>
        <draw:rect draw:style-name="gr25" draw:text-style-name="P2" draw:layer="layout" svg:width="4.445cm" svg:height="3.81cm" svg:x="74.351cm" svg:y="60.246cm">
          <text:p text:style-name="P1">And2 8</text:p>
        </draw:rect>
        <draw:rect draw:style-name="gr7" draw:text-style-name="P1" draw:id="id200" draw:layer="layout" svg:width="4.445cm" svg:height="0.635cm" svg:x="73.716cm" svg:y="62.486cm">
          <text:p text:style-name="P1"><text:span text:style-name="T2">pin and2.8.out</text:span> <text:span text:style-name="T2">(bit)</text:span></text:p>
        </draw:rect>
        <draw:frame draw:style-name="gr26" draw:layer="layout" svg:width="3.148cm" svg:height="0.963cm" svg:x="74.351cm" svg:y="60.246cm">
          <draw:text-box>
            <text:p text:style-name="P4">AutoStart</text:p>
          </draw:text-box>
        </draw:frame>
        <draw:rect draw:style-name="gr7" draw:text-style-name="P1" draw:id="id203" draw:layer="layout" svg:width="4.445cm" svg:height="0.635cm" svg:x="75.186cm" svg:y="61.216cm">
          <text:p text:style-name="P1"><text:span text:style-name="T2">pin and2.8.in1</text:span> <text:span text:style-name="T2">(bit)</text:span></text:p>
        </draw:rect>
        <draw:rect draw:style-name="gr7" draw:text-style-name="P1" draw:id="id131" draw:layer="layout" svg:width="4.445cm" svg:height="0.635cm" svg:x="73.716cm" svg:y="61.851cm">
          <text:p text:style-name="P1"><text:span text:style-name="T2">pin and2.8.in0</text:span> <text:span text:style-name="T2">(bit)</text:span></text:p>
        </draw:rect>
        <draw:connector draw:style-name="gr35" draw:text-style-name="P2" draw:layer="layout" draw:line-skew="4.797cm" svg:x1="73.716cm" svg:y1="62.803cm" svg:x2="61.751cm" svg:y2="62.768cm" draw:start-shape="id200" draw:start-glue-point="3" draw:end-shape="id201" draw:end-glue-point="1">
          <text:p text:style-name="P4"/>
        </draw:connector>
        <draw:rect draw:style-name="gr7" draw:text-style-name="P1" draw:id="id202" draw:layer="layout" svg:width="4.45cm" svg:height="0.635cm" svg:x="98.776cm" svg:y="16.231cm">
          <text:p text:style-name="P1"><text:span text:style-name="T2">Check-AutoStart</text:span></text:p>
        </draw:rect>
        <draw:connector draw:style-name="gr35" draw:text-style-name="P2" draw:layer="layout" draw:line-skew="3.945cm" svg:x1="103.226cm" svg:y1="16.548cm" svg:x2="79.631cm" svg:y2="61.533cm" draw:start-shape="id202" draw:start-glue-point="1" draw:end-shape="id203" draw:end-glue-point="1">
          <text:p text:style-name="P4"/>
        </draw:connector>
        <draw:rect draw:style-name="gr10" draw:text-style-name="P1" draw:id="id204" draw:layer="layout" svg:width="6.35cm" svg:height="0.635cm" svg:x="65.761cm" svg:y="27.761cm">
          <text:p text:style-name="P1"><text:span text:style-name="T2">pin axis.2.joint-pos-cmd (float)</text:span></text:p>
        </draw:rect>
        <draw:rect draw:style-name="gr25" draw:text-style-name="P2" draw:layer="layout" svg:width="5.21cm" svg:height="4.71cm" svg:x="76.336cm" svg:y="21.651cm">
          <text:p text:style-name="P1">Sum2 2</text:p>
        </draw:rect>
        <draw:rect draw:style-name="gr20" draw:text-style-name="P1" draw:id="id209" draw:layer="layout" svg:width="4.88cm" svg:height="0.635cm" svg:x="77.191cm" svg:y="23.921cm">
          <text:p text:style-name="P1"><text:span text:style-name="T2">pin sum2.2.out</text:span> <text:span text:style-name="T2">(float)</text:span></text:p>
        </draw:rect>
        <draw:rect draw:style-name="gr20" draw:text-style-name="P1" draw:id="id205" draw:layer="layout" svg:width="4.445cm" svg:height="0.635cm" svg:x="75.721cm" svg:y="22.651cm">
          <text:p text:style-name="P1"><text:span text:style-name="T2">pin sum2.2.in0</text:span> <text:span text:style-name="T2">(float)</text:span></text:p>
        </draw:rect>
        <draw:rect draw:style-name="gr20" draw:text-style-name="P1" draw:id="id206" draw:layer="layout" svg:width="4.445cm" svg:height="0.635cm" svg:x="75.721cm" svg:y="23.286cm">
          <text:p text:style-name="P1"><text:span text:style-name="T2">pin sum2.2.in1</text:span> <text:span text:style-name="T2">(float)</text:span></text:p>
        </draw:rect>
        <draw:frame draw:style-name="gr26" draw:layer="layout" svg:width="3.986cm" svg:height="0.963cm" svg:x="76.336cm" svg:y="21.651cm">
          <draw:text-box>
            <text:p text:style-name="P4">JointAxisDiff</text:p>
          </draw:text-box>
        </draw:frame>
        <draw:connector draw:style-name="gr27" draw:text-style-name="P2" draw:layer="layout" draw:line-skew="-1.125cm" svg:x1="72.111cm" svg:y1="28.078cm" svg:x2="75.721cm" svg:y2="22.968cm" draw:start-shape="id204" draw:start-glue-point="1" draw:end-shape="id205" draw:end-glue-point="3">
          <text:p text:style-name="P4"/>
        </draw:connector>
        <draw:connector draw:style-name="gr35" draw:text-style-name="P2" draw:layer="layout" draw:line-skew="-0.49cm" svg:x1="72.111cm" svg:y1="29.348cm" svg:x2="75.721cm" svg:y2="23.603cm" draw:start-shape="id29" draw:start-glue-point="1" draw:end-shape="id206" draw:end-glue-point="3">
          <text:p text:style-name="P4"/>
        </draw:connector>
        <draw:rect draw:style-name="gr30" draw:text-style-name="P1" draw:id="id208" draw:layer="layout" svg:width="5.171cm" svg:height="0.673cm" svg:x="75.43cm" svg:y="24.476cm">
          <text:p text:style-name="P1"><text:span text:style-name="T2">par sum2.2.gain1</text:span> <text:span text:style-name="T2">(float)</text:span></text:p>
        </draw:rect>
        <draw:rect draw:style-name="gr30" draw:text-style-name="P1" draw:id="id207" draw:layer="layout" svg:width="3.342cm" svg:height="0.673cm" svg:x="75.95cm" svg:y="26.633cm">
          <text:p text:style-name="P1"><text:span text:style-name="T2">setp -1 (float)</text:span></text:p>
        </draw:rect>
        <draw:connector draw:style-name="gr35" draw:text-style-name="P2" draw:layer="layout" svg:x1="75.95cm" svg:y1="26.969cm" svg:x2="75.43cm" svg:y2="24.812cm" draw:start-shape="id207" draw:start-glue-point="3" draw:end-shape="id208">
          <text:p text:style-name="P4"/>
        </draw:connector>
        <draw:rect draw:style-name="gr25" draw:text-style-name="P2" draw:layer="layout" svg:width="5.21cm" svg:height="4.545cm" svg:x="81.241cm" svg:y="27.461cm">
          <text:p text:style-name="P1">Sum2 3</text:p>
        </draw:rect>
        <draw:rect draw:style-name="gr20" draw:text-style-name="P1" draw:layer="layout" svg:width="4.88cm" svg:height="0.635cm" svg:x="80.366cm" svg:y="29.666cm">
          <text:p text:style-name="P1"><text:span text:style-name="T2">pin sum2.3.out</text:span> <text:span text:style-name="T2">(float)</text:span></text:p>
        </draw:rect>
        <draw:rect draw:style-name="gr20" draw:text-style-name="P1" draw:id="id107" draw:layer="layout" svg:width="4.445cm" svg:height="0.635cm" svg:x="82.571cm" svg:y="30.301cm">
          <text:p text:style-name="P1"><text:span text:style-name="T2">pin sum2.3.in0</text:span> <text:span text:style-name="T2">(float)</text:span></text:p>
        </draw:rect>
        <draw:rect draw:style-name="gr20" draw:text-style-name="P1" draw:id="id210" draw:layer="layout" svg:width="5.08cm" svg:height="0.635cm" svg:x="81.936cm" svg:y="29.031cm">
          <text:p text:style-name="P1"><text:span text:style-name="T2">pin sum2.3.in1</text:span> <text:span text:style-name="T2">(float)</text:span></text:p>
        </draw:rect>
        <draw:frame draw:style-name="gr26" draw:layer="layout" svg:width="4.346cm" svg:height="0.963cm" svg:x="81.241cm" svg:y="27.461cm">
          <draw:text-box>
            <text:p text:style-name="P4">StepCordsTH</text:p>
          </draw:text-box>
        </draw:frame>
        <draw:rect draw:style-name="gr30" draw:text-style-name="P1" draw:id="id211" draw:layer="layout" svg:width="5.08cm" svg:height="0.635cm" svg:x="80.666cm" svg:y="28.396cm">
          <text:p text:style-name="P1"><text:span text:style-name="T2">par sum2.3.gain1</text:span> <text:span text:style-name="T2">(float)</text:span></text:p>
        </draw:rect>
        <draw:connector draw:style-name="gr64" draw:text-style-name="P2" draw:layer="layout" draw:line-skew="0.47cm" svg:x1="82.071cm" svg:y1="24.238cm" svg:x2="87.016cm" svg:y2="29.348cm" draw:start-shape="id209" draw:start-glue-point="1" draw:end-shape="id210" draw:end-glue-point="1">
          <text:p text:style-name="P4"/>
        </draw:connector>
        <draw:connector draw:style-name="gr35" draw:text-style-name="P2" draw:layer="layout" svg:x1="79.292cm" svg:y1="26.969cm" svg:x2="80.666cm" svg:y2="28.713cm" draw:start-shape="id207" draw:start-glue-point="1" draw:end-shape="id211" draw:end-glue-point="3">
          <text:p text:style-name="P4"/>
        </draw:connector>
        <draw:rect draw:style-name="gr21" draw:text-style-name="P1" draw:layer="layout" svg:width="4.445cm" svg:height="2.24cm" svg:x="91.166cm" svg:y="20.976cm">
          <text:p text:style-name="P1">XML File</text:p>
        </draw:rect>
        <draw:rect draw:style-name="gr22" draw:text-style-name="P1" draw:id="id171" draw:layer="layout" svg:width="4.445cm" svg:height="0.635cm" svg:x="91.796cm" svg:y="21.946cm">
          <text:p text:style-name="P1"><text:span text:style-name="T2">initval</text:span></text:p>
        </draw:rect>
        <draw:rect draw:style-name="gr25" draw:text-style-name="P2" draw:layer="layout" svg:width="5.21cm" svg:height="4.545cm" svg:x="80.671cm" svg:y="32.441cm">
          <text:p text:style-name="P1">Sum2 4</text:p>
        </draw:rect>
        <draw:rect draw:style-name="gr20" draw:text-style-name="P1" draw:layer="layout" svg:width="4.88cm" svg:height="0.635cm" svg:x="79.531cm" svg:y="34.011cm">
          <text:p text:style-name="P1"><text:span text:style-name="T2">pin sum2.4.out</text:span> <text:span text:style-name="T2">(float)</text:span></text:p>
        </draw:rect>
        <draw:rect draw:style-name="gr20" draw:text-style-name="P1" draw:id="id122" draw:layer="layout" svg:width="4.445cm" svg:height="0.635cm" svg:x="82.206cm" svg:y="35.281cm">
          <text:p text:style-name="P1"><text:span text:style-name="T2">pin sum2.4.in0</text:span> <text:span text:style-name="T2">(float)</text:span></text:p>
        </draw:rect>
        <draw:rect draw:style-name="gr20" draw:text-style-name="P1" draw:id="id212" draw:layer="layout" svg:width="4.445cm" svg:height="0.635cm" svg:x="82.206cm" svg:y="34.646cm">
          <text:p text:style-name="P1"><text:span text:style-name="T2">pin sum2.4.in1</text:span> <text:span text:style-name="T2">(float)</text:span></text:p>
        </draw:rect>
        <draw:frame draw:style-name="gr65" draw:text-style-name="P4" draw:layer="layout" svg:width="4.376cm" svg:height="0.963cm" svg:x="80.576cm" svg:y="32.441cm">
          <draw:text-box>
            <text:p text:style-name="P4">StepCordsML</text:p>
          </draw:text-box>
        </draw:frame>
        <draw:rect draw:style-name="gr30" draw:text-style-name="P1" draw:id="id213" draw:layer="layout" svg:width="4.98cm" svg:height="0.635cm" svg:x="81.736cm" svg:y="33.376cm">
          <text:p text:style-name="P1"><text:span text:style-name="T2">par sum2.4gain1</text:span> <text:span text:style-name="T2">(float)</text:span></text:p>
        </draw:rect>
        <draw:connector draw:style-name="gr64" draw:text-style-name="P2" draw:layer="layout" draw:line-skew="0.835cm" svg:x1="82.071cm" svg:y1="24.238cm" svg:x2="86.651cm" svg:y2="34.963cm" draw:start-shape="id209" draw:start-glue-point="1" draw:end-shape="id212" draw:end-glue-point="1">
          <text:p text:style-name="P4"/>
        </draw:connector>
        <draw:connector draw:style-name="gr35" draw:text-style-name="P2" draw:layer="layout" draw:line-skew="0.335cm" svg:x1="79.292cm" svg:y1="26.969cm" svg:x2="86.716cm" svg:y2="33.693cm" draw:start-shape="id207" draw:start-glue-point="1" draw:end-shape="id213" draw:end-glue-point="1">
          <text:p text:style-name="P4"/>
        </draw:connector>
        <draw:rect draw:style-name="gr25" draw:text-style-name="P2" draw:layer="layout" svg:width="4.445cm" svg:height="3.81cm" svg:x="75.551cm" svg:y="56.131cm">
          <text:p text:style-name="P1">Or2 6</text:p>
        </draw:rect>
        <draw:rect draw:style-name="gr7" draw:text-style-name="P1" draw:id="id214" draw:layer="layout" svg:width="4.445cm" svg:height="0.635cm" svg:x="75.251cm" svg:y="57.701cm">
          <text:p text:style-name="P1"><text:span text:style-name="T2">pin or2.6.out</text:span> <text:span text:style-name="T2">(bit)</text:span></text:p>
        </draw:rect>
        <draw:frame draw:style-name="gr26" draw:layer="layout" svg:width="3.715cm" svg:height="0.963cm" svg:x="75.551cm" svg:y="56.131cm">
          <draw:text-box>
            <text:p text:style-name="P4">FSLatchOff</text:p>
          </draw:text-box>
        </draw:frame>
        <draw:rect draw:style-name="gr7" draw:text-style-name="P1" draw:id="id238" draw:layer="layout" svg:width="4.445cm" svg:height="0.635cm" svg:x="76.156cm" svg:y="58.336cm">
          <text:p text:style-name="P1"><text:span text:style-name="T2">pin or2.6.in1</text:span> <text:span text:style-name="T2">(bit)</text:span></text:p>
        </draw:rect>
        <draw:rect draw:style-name="gr7" draw:text-style-name="P1" draw:id="id126" draw:layer="layout" svg:width="4.445cm" svg:height="0.635cm" svg:x="75.256cm" svg:y="57.066cm">
          <text:p text:style-name="P1"><text:span text:style-name="T2">pin or2.6.in0</text:span> <text:span text:style-name="T2">(bit)</text:span></text:p>
        </draw:rect>
        <draw:connector draw:style-name="gr35" draw:text-style-name="P2" draw:layer="layout" draw:line-skew="-0.418cm" svg:x1="75.251cm" svg:y1="58.018cm" svg:x2="72.746cm" svg:y2="55.183cm" draw:start-shape="id214" draw:start-glue-point="3" draw:end-shape="id215" draw:end-glue-point="1">
          <text:p text:style-name="P4"/>
        </draw:connector>
        <draw:frame draw:style-name="gr26" draw:layer="layout" svg:width="4.232cm" svg:height="1.675cm" svg:x="13.056cm" svg:y="34.646cm">
          <draw:text-box>
            <text:p text:style-name="P1"><text:span text:style-name="T12">ChargePump</text:span></text:p>
            <text:p text:style-name="P1"><text:span text:style-name="T12">17kHz</text:span></text:p>
          </draw:text-box>
        </draw:frame>
        <draw:rect draw:style-name="gr1" draw:text-style-name="P2" draw:layer="layout" svg:width="5.715cm" svg:height="3.81cm" svg:x="20.376cm" svg:y="52.456cm">
          <text:p text:style-name="P1">Oneshot 2</text:p>
        </draw:rect>
        <draw:rect draw:style-name="gr7" draw:text-style-name="P1" draw:id="id216" draw:layer="layout" svg:width="4.445cm" svg:height="0.635cm" svg:x="22.581cm" svg:y="53.461cm">
          <text:p text:style-name="P1"><text:span text:style-name="T2">pin oneshot.2.in</text:span> <text:span text:style-name="T2">(bit)</text:span></text:p>
        </draw:rect>
        <draw:rect draw:style-name="gr7" draw:text-style-name="P1" draw:id="id218" draw:layer="layout" svg:width="5.08cm" svg:height="0.635cm" svg:x="21.846cm" svg:y="54.731cm">
          <text:p text:style-name="P1"><text:span text:style-name="T2">pin oneshot.2.out</text:span> <text:span text:style-name="T2">(bit)</text:span></text:p>
        </draw:rect>
        <draw:frame draw:style-name="gr29" draw:text-style-name="P4" draw:layer="layout" svg:width="4.354cm" svg:height="0.963cm" svg:x="20.376cm" svg:y="52.456cm">
          <draw:text-box>
            <text:p text:style-name="P4">Arc OK Timer</text:p>
          </draw:text-box>
        </draw:frame>
        <draw:rect draw:style-name="gr20" draw:text-style-name="P1" draw:layer="layout" svg:width="5.715cm" svg:height="0.635cm" svg:x="19.406cm" svg:y="54.096cm">
          <text:p text:style-name="P1"><text:span text:style-name="T2">pin oneshot.2.width</text:span> <text:span text:style-name="T2">(float)</text:span></text:p>
        </draw:rect>
        <draw:rect draw:style-name="gr30" draw:text-style-name="P1" draw:layer="layout" svg:width="8.89cm" svg:height="0.635cm" svg:x="10.516cm" svg:y="54.096cm">
          <text:p text:style-name="P1"><text:span text:style-name="T9">INI File </text:span><text:span text:style-name="T2">[PLASMA]ARC_OK_FILTER_TIME</text:span></text:p>
        </draw:rect>
        <draw:connector draw:style-name="gr66" draw:text-style-name="P2" draw:layer="layout" draw:line-skew="-0.5cm" svg:x1="28.296cm" svg:y1="50.973cm" svg:x2="27.026cm" svg:y2="53.778cm" draw:start-shape="id166" draw:end-shape="id216" draw:end-glue-point="1">
          <text:p text:style-name="P4"/>
        </draw:connector>
        <draw:rect draw:style-name="gr1" draw:text-style-name="P2" draw:layer="layout" svg:width="5.08cm" svg:height="3.715cm" svg:x="39.156cm" svg:y="52.521cm">
          <text:p text:style-name="P1">Xor2 1</text:p>
        </draw:rect>
        <draw:rect draw:style-name="gr7" draw:text-style-name="P1" draw:id="id219" draw:layer="layout" svg:width="4.445cm" svg:height="0.635cm" svg:x="39.091cm" svg:y="54.766cm">
          <text:p text:style-name="P1"><text:span text:style-name="T2">pin xor2.1.in0</text:span> <text:span text:style-name="T2">(bit)</text:span></text:p>
        </draw:rect>
        <draw:rect draw:style-name="gr7" draw:text-style-name="P1" draw:id="id217" draw:layer="layout" svg:width="4.445cm" svg:height="0.635cm" svg:x="39.091cm" svg:y="54.131cm">
          <text:p text:style-name="P1"><text:span text:style-name="T2">pin xor2.1.in1</text:span> <text:span text:style-name="T2">(bit)</text:span></text:p>
        </draw:rect>
        <draw:rect draw:style-name="gr7" draw:text-style-name="P1" draw:id="id59" draw:layer="layout" svg:width="4.445cm" svg:height="0.635cm" svg:x="40.291cm" svg:y="53.496cm">
          <text:p text:style-name="P1"><text:span text:style-name="T2">pin xor2.1.out</text:span> <text:span text:style-name="T2">(bit)</text:span></text:p>
        </draw:rect>
        <draw:frame draw:style-name="gr67" draw:text-style-name="P4" draw:layer="layout" svg:width="4.947cm" svg:height="2.328cm" svg:x="39.156cm" svg:y="51.156cm">
          <draw:text-box>
            <text:p text:style-name="P4">Arc OK Line Filt</text:p>
          </draw:text-box>
        </draw:frame>
        <draw:connector draw:style-name="gr66" draw:text-style-name="P2" draw:layer="layout" draw:line-skew="4.662cm" svg:x1="28.996cm" svg:y1="50.973cm" svg:x2="39.091cm" svg:y2="54.448cm" draw:end-shape="id217">
          <text:p text:style-name="P4"/>
        </draw:connector>
        <draw:connector draw:style-name="gr68" draw:text-style-name="P2" draw:layer="layout" svg:x1="26.926cm" svg:y1="55.048cm" svg:x2="39.091cm" svg:y2="55.083cm" draw:start-shape="id218" draw:start-glue-point="1" draw:end-shape="id219" draw:end-glue-point="3">
          <text:p text:style-name="P4"/>
        </draw:connector>
        <draw:connector draw:style-name="gr66" draw:text-style-name="P2" draw:layer="layout" draw:line-skew="0.77cm" svg:x1="28.296cm" svg:y1="50.973cm" svg:x2="37.186cm" svg:y2="52.943cm" draw:start-shape="id166" draw:end-shape="id220" draw:end-glue-point="1">
          <text:p text:style-name="P4"/>
        </draw:connector>
        <draw:rect draw:style-name="gr25" draw:text-style-name="P2" draw:layer="layout" svg:width="4.445cm" svg:height="4.11cm" svg:x="11.781cm" svg:y="56.571cm">
          <text:p text:style-name="P1">Comp 2</text:p>
        </draw:rect>
        <draw:rect draw:style-name="gr7" draw:text-style-name="P1" draw:id="id144" draw:layer="layout" svg:width="4.445cm" svg:height="0.635cm" svg:x="11.116cm" svg:y="57.841cm">
          <text:p text:style-name="P1"><text:span text:style-name="T2">pin comp.2.out</text:span> <text:span text:style-name="T2">(bit)</text:span></text:p>
        </draw:rect>
        <draw:rect draw:style-name="gr20" draw:text-style-name="P1" draw:id="id234" draw:layer="layout" svg:width="4.445cm" svg:height="0.635cm" svg:x="12.421cm" svg:y="58.476cm">
          <text:p text:style-name="P1"><text:span text:style-name="T2">pin comp.2.in0</text:span> <text:span text:style-name="T2">(float)</text:span></text:p>
        </draw:rect>
        <draw:rect draw:style-name="gr20" draw:text-style-name="P1" draw:layer="layout" svg:width="4.445cm" svg:height="0.635cm" svg:x="11.186cm" svg:y="59.111cm">
          <text:p text:style-name="P1"><text:span text:style-name="T2">pin comp.2.in1</text:span> <text:span text:style-name="T2">(float)</text:span></text:p>
        </draw:rect>
        <draw:frame draw:style-name="gr26" draw:layer="layout" svg:width="4.342cm" svg:height="0.963cm" svg:x="11.781cm" svg:y="56.671cm">
          <draw:text-box>
            <text:p text:style-name="P4">Ignition Estop</text:p>
          </draw:text-box>
        </draw:frame>
        <draw:rect draw:style-name="gr30" draw:text-style-name="P1" draw:layer="layout" svg:width="8.89cm" svg:height="0.635cm" svg:x="2.261cm" svg:y="59.111cm">
          <text:p text:style-name="P1"><text:span text:style-name="T9">INI File </text:span><text:span text:style-name="T2">[PLASMA]MAX_FAILED_IGNITIONS</text:span></text:p>
        </draw:rect>
        <draw:rect draw:style-name="gr25" draw:text-style-name="P2" draw:layer="layout" svg:width="5.685cm" svg:height="3.81cm" svg:x="20.761cm" svg:y="61.116cm">
          <text:p text:style-name="P1">Updown 0</text:p>
        </draw:rect>
        <draw:rect draw:style-name="gr7" draw:text-style-name="P1" draw:id="id224" draw:layer="layout" svg:width="5.715cm" svg:height="0.635cm" svg:x="21.311cm" svg:y="62.586cm">
          <text:p text:style-name="P1"><text:span text:style-name="T2">pin updown.0.countup</text:span> <text:span text:style-name="T2">(bit)</text:span></text:p>
        </draw:rect>
        <draw:rect draw:style-name="gr69" draw:text-style-name="P1" draw:id="id221" draw:layer="layout" svg:width="5.58cm" svg:height="0.635cm" svg:x="21.446cm" svg:y="61.951cm">
          <text:p text:style-name="P1"><text:span text:style-name="T2">pin updown.0.count</text:span> <text:span text:style-name="T2">(s32)</text:span></text:p>
        </draw:rect>
        <draw:frame draw:style-name="gr26" draw:layer="layout" svg:width="4.972cm" svg:height="0.963cm" svg:x="20.761cm" svg:y="61.116cm">
          <draw:text-box>
            <text:p text:style-name="P4">Ignition Counter</text:p>
          </draw:text-box>
        </draw:frame>
        <draw:rect draw:style-name="gr7" draw:text-style-name="P1" draw:id="id225" draw:layer="layout" svg:width="5.715cm" svg:height="0.635cm" svg:x="21.311cm" svg:y="63.221cm">
          <text:p text:style-name="P1"><text:span text:style-name="T2">pin updown.0.reset</text:span> <text:span text:style-name="T2">(bit)</text:span></text:p>
        </draw:rect>
        <draw:connector draw:style-name="gr70" draw:text-style-name="P2" draw:layer="layout" svg:x1="27.026cm" svg:y1="62.268cm" svg:x2="26.991cm" svg:y2="59.428cm" draw:start-shape="id221" draw:start-glue-point="1" draw:end-shape="id222" draw:end-glue-point="1">
          <text:p text:style-name="P4"/>
        </draw:connector>
        <draw:rect draw:style-name="gr7" draw:text-style-name="P1" draw:id="id223" draw:layer="layout" svg:width="5.715cm" svg:height="0.635cm" svg:x="23.216cm" svg:y="66.096cm">
          <text:p text:style-name="P1"><text:span text:style-name="T2">pin oneshot.1.out-not</text:span> <text:span text:style-name="T2">(bit)</text:span></text:p>
        </draw:rect>
        <draw:connector draw:style-name="gr71" draw:text-style-name="P2" draw:layer="layout" svg:x1="28.931cm" svg:y1="66.413cm" svg:x2="27.026cm" svg:y2="62.903cm" draw:start-shape="id223" draw:start-glue-point="1" draw:end-shape="id224" draw:end-glue-point="1">
          <text:p text:style-name="P4"/>
        </draw:connector>
        <draw:connector draw:style-name="gr72" draw:text-style-name="P2" draw:layer="layout" draw:line-skew="-1.078cm" svg:x1="34.476cm" svg:y1="45.758cm" svg:x2="27.026cm" svg:y2="63.538cm" draw:start-shape="id156" draw:start-glue-point="3" draw:end-shape="id225" draw:end-glue-point="1">
          <text:p text:style-name="P4"/>
        </draw:connector>
        <draw:rect draw:style-name="gr1" draw:text-style-name="P2" draw:layer="layout" svg:width="5.08cm" svg:height="3.81cm" svg:x="83.351cm" svg:y="53.361cm">
          <text:p text:style-name="P1">Flipflop 1</text:p>
        </draw:rect>
        <draw:rect draw:style-name="gr7" draw:text-style-name="P1" draw:id="id228" draw:layer="layout" svg:width="4.445cm" svg:height="0.635cm" svg:x="82.586cm" svg:y="54.966cm">
          <text:p text:style-name="P1"><text:span text:style-name="T2">pin flipflop.1.set</text:span> <text:span text:style-name="T2">(bit)</text:span></text:p>
        </draw:rect>
        <draw:rect draw:style-name="gr7" draw:text-style-name="P1" draw:id="id231" draw:layer="layout" svg:width="4.445cm" svg:height="0.635cm" svg:x="84.386cm" svg:y="55.601cm">
          <text:p text:style-name="P1"><text:span text:style-name="T2">pin flipflop.1.reset</text:span> <text:span text:style-name="T2">(bit)</text:span></text:p>
        </draw:rect>
        <draw:rect draw:style-name="gr7" draw:text-style-name="P1" draw:id="id226" draw:layer="layout" svg:width="4.445cm" svg:height="0.635cm" svg:x="84.356cm" svg:y="54.331cm">
          <text:p text:style-name="P1"><text:span text:style-name="T2">pin flipflop.1.out</text:span> <text:span text:style-name="T2">(bit)</text:span></text:p>
        </draw:rect>
        <draw:frame draw:style-name="gr29" draw:text-style-name="P4" draw:layer="layout" svg:width="4.024cm" svg:height="0.963cm" svg:x="83.351cm" svg:y="53.361cm">
          <draw:text-box>
            <text:p text:style-name="P4">Pierce Latch</text:p>
          </draw:text-box>
        </draw:frame>
        <draw:connector draw:style-name="gr73" draw:text-style-name="P2" draw:layer="layout" draw:line-skew="-0.145cm" svg:x1="88.801cm" svg:y1="54.648cm" svg:x2="86.146cm" svg:y2="40.883cm" draw:start-shape="id226" draw:start-glue-point="1" draw:end-shape="id227" draw:end-glue-point="1">
          <text:p text:style-name="P4"/>
        </draw:connector>
        <draw:connector draw:style-name="gr34" draw:text-style-name="P2" draw:layer="layout" draw:line-skew="10.355cm" svg:x1="44.736cm" svg:y1="53.813cm" svg:x2="82.586cm" svg:y2="55.283cm" draw:start-shape="id59" draw:end-shape="id228" draw:end-glue-point="3">
          <text:p text:style-name="P4"/>
        </draw:connector>
        <draw:connector draw:style-name="gr31" draw:text-style-name="P2" draw:layer="layout" draw:line-skew="-0.135cm 3.942cm 0.335cm" svg:x1="56.236cm" svg:y1="59.693cm" svg:x2="88.856cm" svg:y2="59.293cm" draw:start-shape="id88" draw:start-glue-point="3" draw:end-shape="id229" draw:end-glue-point="1">
          <text:p text:style-name="P4"/>
        </draw:connector>
        <draw:rect draw:style-name="gr56" draw:text-style-name="P11" draw:layer="layout" svg:width="5.08cm" svg:height="3.175cm" svg:x="83.041cm" svg:y="57.506cm">
          <text:p text:style-name="P1"><text:span text:style-name="T10">Not 2</text:span></text:p>
        </draw:rect>
        <draw:rect draw:style-name="gr63" draw:text-style-name="P11" draw:id="id229" draw:layer="layout" svg:width="4.445cm" svg:height="0.635cm" svg:x="84.411cm" svg:y="58.976cm">
          <text:p text:style-name="P1"><text:span text:style-name="T11">pin not.2.in</text:span><text:span text:style-name="T10"> </text:span><text:span text:style-name="T11">(bit)</text:span></text:p>
        </draw:rect>
        <draw:rect draw:style-name="gr63" draw:text-style-name="P11" draw:id="id230" draw:layer="layout" svg:width="4.445cm" svg:height="0.635cm" svg:x="84.411cm" svg:y="58.376cm">
          <text:p text:style-name="P1"><text:span text:style-name="T11">pin not.2.out</text:span><text:span text:style-name="T10"> </text:span><text:span text:style-name="T11">(bit)</text:span></text:p>
        </draw:rect>
        <draw:frame draw:style-name="gr29" draw:text-style-name="P12" draw:layer="layout" svg:width="2.979cm" svg:height="0.963cm" svg:x="82.866cm" svg:y="57.436cm">
          <draw:text-box>
            <text:p text:style-name="P4"><text:span text:style-name="T10">TorchOff</text:span></text:p>
          </draw:text-box>
        </draw:frame>
        <draw:connector draw:style-name="gr71" draw:text-style-name="P2" draw:layer="layout" svg:x1="88.856cm" svg:y1="58.693cm" svg:x2="88.831cm" svg:y2="55.918cm" draw:start-shape="id230" draw:start-glue-point="1" draw:end-shape="id231" draw:end-glue-point="1">
          <text:p text:style-name="P4"/>
        </draw:connector>
        <draw:connector draw:style-name="gr74" draw:text-style-name="P2" draw:layer="layout" draw:line-skew="0cm 0.786cm 0.2cm" svg:x1="34.476cm" svg:y1="45.758cm" svg:x2="81.001cm" svg:y2="52.443cm" draw:start-shape="id156" draw:start-glue-point="3" draw:end-shape="id232" draw:end-glue-point="1">
          <text:p text:style-name="P4"/>
        </draw:connector>
        <draw:rect draw:style-name="gr25" draw:text-style-name="P2" draw:layer="layout" svg:width="5.745cm" svg:height="3.475cm" svg:x="20.641cm" svg:y="57.306cm">
          <text:p text:style-name="P1">Conv_s32_float 2</text:p>
        </draw:rect>
        <draw:rect draw:style-name="gr20" draw:text-style-name="P1" draw:id="id233" draw:layer="layout" svg:width="6.35cm" svg:height="0.635cm" svg:x="19.671cm" svg:y="58.476cm">
          <text:p text:style-name="P1"><text:span text:style-name="T2">pin conv_s32_float.0.out</text:span> <text:span text:style-name="T2">(float)</text:span></text:p>
        </draw:rect>
        <draw:rect draw:style-name="gr75" draw:text-style-name="P1" draw:id="id222" draw:layer="layout" svg:width="5.715cm" svg:height="0.635cm" svg:x="21.276cm" svg:y="59.111cm">
          <text:p text:style-name="P1"><text:span text:style-name="T2">pin conv_s32_float.in</text:span> <text:span text:style-name="T2">(s32)</text:span></text:p>
        </draw:rect>
        <draw:frame draw:style-name="gr26" draw:layer="layout" svg:width="3.389cm" svg:height="0.963cm" svg:x="21.841cm" svg:y="57.406cm">
          <draw:text-box>
            <text:p text:style-name="P4">Type Cast</text:p>
          </draw:text-box>
        </draw:frame>
        <draw:connector draw:style-name="gr76" draw:text-style-name="P2" draw:layer="layout" svg:x1="19.671cm" svg:y1="58.793cm" svg:x2="16.866cm" svg:y2="58.793cm" draw:start-shape="id233" draw:start-glue-point="3" draw:end-shape="id234" draw:end-glue-point="1">
          <text:p text:style-name="P4"/>
        </draw:connector>
        <draw:rect draw:style-name="gr25" draw:text-style-name="P2" draw:layer="layout" svg:width="5.05cm" svg:height="3.81cm" svg:x="75.246cm" svg:y="51.156cm">
          <text:p text:style-name="P1">Or2 7</text:p>
        </draw:rect>
        <draw:rect draw:style-name="gr7" draw:text-style-name="P1" draw:id="id237" draw:layer="layout" svg:width="4.445cm" svg:height="0.635cm" svg:x="76.556cm" svg:y="53.361cm">
          <text:p text:style-name="P1"><text:span text:style-name="T2">pin or2.7.out</text:span> <text:span text:style-name="T2">(bit)</text:span></text:p>
        </draw:rect>
        <draw:frame draw:style-name="gr26" draw:layer="layout" svg:width="4.79cm" svg:height="0.963cm" svg:x="75.246cm" svg:y="51.156cm">
          <draw:text-box>
            <text:p text:style-name="P4">TTOffOrTimout</text:p>
          </draw:text-box>
        </draw:frame>
        <draw:rect draw:style-name="gr7" draw:text-style-name="P1" draw:id="id240" draw:layer="layout" svg:width="4.445cm" svg:height="0.635cm" svg:x="76.556cm" svg:y="52.761cm">
          <text:p text:style-name="P1"><text:span text:style-name="T2">pin or2.7.in1</text:span> <text:span text:style-name="T2">(bit)</text:span></text:p>
        </draw:rect>
        <draw:rect draw:style-name="gr7" draw:text-style-name="P1" draw:id="id232" draw:layer="layout" svg:width="4.445cm" svg:height="0.635cm" svg:x="76.556cm" svg:y="52.126cm">
          <text:p text:style-name="P1"><text:span text:style-name="T2">pin or2.7.in0</text:span> <text:span text:style-name="T2">(bit)</text:span></text:p>
        </draw:rect>
        <draw:rect draw:style-name="gr25" draw:text-style-name="P2" draw:layer="layout" svg:width="5.05cm" svg:height="3.81cm" svg:x="75.718cm" svg:y="68.696cm">
          <text:p text:style-name="P1">Edge 0</text:p>
        </draw:rect>
        <draw:rect draw:style-name="gr7" draw:text-style-name="P1" draw:id="id239" draw:layer="layout" svg:width="4.445cm" svg:height="0.635cm" svg:x="76.921cm" svg:y="70.166cm">
          <text:p text:style-name="P1"><text:span text:style-name="T2">pin edge.0.out</text:span> <text:span text:style-name="T2">(bit)</text:span></text:p>
        </draw:rect>
        <draw:frame draw:style-name="gr26" draw:layer="layout" svg:width="5.015cm" svg:height="0.963cm" svg:x="75.718cm" svg:y="68.696cm">
          <draw:text-box>
            <text:p text:style-name="P4">Ignition Timeout</text:p>
          </draw:text-box>
        </draw:frame>
        <draw:rect draw:style-name="gr7" draw:text-style-name="P1" draw:id="id241" draw:layer="layout" svg:width="4.445cm" svg:height="0.635cm" svg:x="76.916cm" svg:y="70.801cm">
          <text:p text:style-name="P1"><text:span text:style-name="T2">pin edge.0.in</text:span> <text:span text:style-name="T2">(bit)</text:span></text:p>
        </draw:rect>
        <draw:rect draw:style-name="gr30" draw:text-style-name="P1" draw:id="id236" draw:layer="layout" svg:width="5.171cm" svg:height="0.673cm" svg:x="75.116cm" svg:y="69.531cm">
          <text:p text:style-name="P1"><text:span text:style-name="T2">par edge.0.in-edge</text:span> <text:span text:style-name="T2">(bit)</text:span></text:p>
        </draw:rect>
        <draw:rect draw:style-name="gr30" draw:text-style-name="P1" draw:id="id235" draw:layer="layout" svg:width="3.342cm" svg:height="0.673cm" svg:x="70.331cm" svg:y="69.536cm">
          <text:p text:style-name="P1"><text:span text:style-name="T2">setp 1 (bit)</text:span></text:p>
        </draw:rect>
        <draw:connector draw:style-name="gr35" draw:text-style-name="P2" draw:layer="layout" svg:x1="73.673cm" svg:y1="69.872cm" svg:x2="75.116cm" svg:y2="69.867cm" draw:start-shape="id235" draw:start-glue-point="1" draw:end-shape="id236" draw:end-glue-point="3">
          <text:p text:style-name="P4"/>
        </draw:connector>
        <draw:connector draw:style-name="gr77" draw:text-style-name="P2" draw:layer="layout" svg:x1="81.001cm" svg:y1="53.678cm" svg:x2="80.601cm" svg:y2="58.653cm" draw:start-shape="id237" draw:start-glue-point="1" draw:end-shape="id238" draw:end-glue-point="1">
          <text:p text:style-name="P4"/>
        </draw:connector>
        <draw:connector draw:style-name="gr78" draw:text-style-name="P2" draw:layer="layout" svg:x1="81.366cm" svg:y1="70.483cm" svg:x2="81.001cm" svg:y2="53.078cm" draw:start-shape="id239" draw:end-shape="id240" draw:end-glue-point="1">
          <text:p text:style-name="P4"/>
        </draw:connector>
        <draw:connector draw:style-name="gr79" draw:text-style-name="P2" draw:layer="layout" draw:line-skew="-17.28cm 5.935cm 0.41cm" svg:x1="21.946cm" svg:y1="67.048cm" svg:x2="81.361cm" svg:y2="71.118cm" draw:start-shape="id142" draw:start-glue-point="3" draw:end-shape="id241" draw:end-glue-point="1">
          <text:p text:style-name="P4"/>
        </draw:connector>
        <draw:rect draw:style-name="gr1" draw:text-style-name="P2" draw:layer="layout" svg:width="5.75cm" svg:height="4.987cm" svg:x="14.381cm" svg:y="69.864cm">
          <text:p text:style-name="P1">Oneshot 3</text:p>
        </draw:rect>
        <draw:rect draw:style-name="gr7" draw:text-style-name="P1" draw:id="id242" draw:layer="layout" svg:width="4.445cm" svg:height="0.635cm" svg:x="16.161cm" svg:y="73.316cm">
          <text:p text:style-name="P1"><text:span text:style-name="T2">pin oneshot.3.in</text:span> <text:span text:style-name="T2">(bit)</text:span></text:p>
        </draw:rect>
        <draw:rect draw:style-name="gr7" draw:text-style-name="P1" draw:id="id243" draw:layer="layout" svg:width="5.38cm" svg:height="0.635cm" svg:x="15.251cm" svg:y="70.741cm">
          <text:p text:style-name="P1"><text:span text:style-name="T2">pin oneshot.3.out</text:span> <text:span text:style-name="T2">(bit)</text:span></text:p>
        </draw:rect>
        <draw:frame draw:style-name="gr29" draw:text-style-name="P4" draw:layer="layout" svg:width="5.222cm" svg:height="0.963cm" svg:x="14.616cm" svg:y="69.874cm">
          <draw:text-box>
            <text:p text:style-name="P4">Extinguish Timer</text:p>
          </draw:text-box>
        </draw:frame>
        <draw:rect draw:style-name="gr20" draw:text-style-name="P1" draw:layer="layout" svg:width="5.715cm" svg:height="0.635cm" svg:x="13.781cm" svg:y="71.376cm">
          <text:p text:style-name="P1"><text:span text:style-name="T2">pin oneshot.3.width</text:span> <text:span text:style-name="T2">(float)</text:span></text:p>
        </draw:rect>
        <draw:rect draw:style-name="gr30" draw:text-style-name="P1" draw:layer="layout" svg:width="8.825cm" svg:height="0.635cm" svg:x="4.956cm" svg:y="71.376cm">
          <text:p text:style-name="P1"><text:span text:style-name="T9">INI File </text:span><text:span text:style-name="T2">[PLASMA]EXTINGUISH_TIMEOUT</text:span></text:p>
        </draw:rect>
        <draw:connector draw:style-name="gr34" draw:text-style-name="P2" draw:layer="layout" draw:line-skew="2.11cm" svg:x1="44.736cm" svg:y1="53.813cm" svg:x2="20.606cm" svg:y2="73.633cm" draw:start-shape="id59" draw:start-glue-point="1" draw:end-shape="id242">
          <text:p text:style-name="P4"/>
        </draw:connector>
        <draw:rect draw:style-name="gr1" draw:text-style-name="P2" draw:layer="layout" svg:width="4.45cm" svg:height="3.81cm" svg:x="31.466cm" svg:y="68.506cm">
          <text:p text:style-name="P1">Or2 8</text:p>
        </draw:rect>
        <draw:rect draw:style-name="gr7" draw:text-style-name="P1" draw:id="id143" draw:layer="layout" svg:width="4.445cm" svg:height="0.635cm" svg:x="31.241cm" svg:y="70.106cm">
          <text:p text:style-name="P1"><text:span text:style-name="T2">pin or2.8.in0</text:span> <text:span text:style-name="T2">(bit)</text:span></text:p>
        </draw:rect>
        <draw:rect draw:style-name="gr7" draw:text-style-name="P1" draw:id="id255" draw:layer="layout" svg:width="4.445cm" svg:height="0.635cm" svg:x="32.041cm" svg:y="70.741cm">
          <text:p text:style-name="P1"><text:span text:style-name="T2">pin or2.8.in1</text:span> <text:span text:style-name="T2">(bit)</text:span></text:p>
        </draw:rect>
        <draw:rect draw:style-name="gr7" draw:text-style-name="P1" draw:id="id245" draw:layer="layout" svg:width="4.445cm" svg:height="0.635cm" svg:x="31.241cm" svg:y="69.471cm">
          <text:p text:style-name="P1"><text:span text:style-name="T2">pin or2.8.out</text:span> <text:span text:style-name="T2">(bit)</text:span></text:p>
        </draw:rect>
        <draw:frame draw:style-name="gr29" draw:text-style-name="P4" draw:layer="layout" svg:width="2.445cm" svg:height="0.963cm" svg:x="31.466cm" svg:y="68.506cm">
          <draw:text-box>
            <text:p text:style-name="P4">Timers</text:p>
          </draw:text-box>
        </draw:frame>
        <draw:connector draw:style-name="gr76" draw:text-style-name="P2" draw:layer="layout" draw:line-skew="-0.078cm" svg:x1="20.631cm" svg:y1="71.058cm" svg:x2="22.146cm" svg:y2="71.493cm" draw:start-shape="id243" draw:start-glue-point="1" draw:end-shape="id244" draw:end-glue-point="3">
          <text:p text:style-name="P4"/>
        </draw:connector>
        <draw:connector draw:style-name="gr80" draw:text-style-name="P2" draw:layer="layout" draw:line-skew="-0.77cm" svg:x1="31.241cm" svg:y1="69.788cm" svg:x2="31.471cm" svg:y2="53.578cm" draw:start-shape="id245" draw:start-glue-point="3" draw:end-shape="id246" draw:end-glue-point="3">
          <text:p text:style-name="P4"/>
        </draw:connector>
        <draw:rect draw:style-name="gr1" draw:text-style-name="P2" draw:layer="layout" svg:width="5.08cm" svg:height="3.81cm" svg:x="40.596cm" svg:y="68.636cm">
          <text:p text:style-name="P1">Flipflop 2</text:p>
        </draw:rect>
        <draw:rect draw:style-name="gr7" draw:text-style-name="P1" draw:id="id253" draw:layer="layout" svg:width="4.445cm" svg:height="0.635cm" svg:x="41.631cm" svg:y="69.471cm">
          <text:p text:style-name="P1"><text:span text:style-name="T2">pin flipflop.2.set</text:span> <text:span text:style-name="T2">(bit)</text:span></text:p>
        </draw:rect>
        <draw:rect draw:style-name="gr7" draw:text-style-name="P1" draw:id="id252" draw:layer="layout" svg:width="4.445cm" svg:height="0.635cm" svg:x="41.631cm" svg:y="70.106cm">
          <text:p text:style-name="P1"><text:span text:style-name="T2">pin flipflop.2.reset</text:span> <text:span text:style-name="T2">(bit)</text:span></text:p>
        </draw:rect>
        <draw:rect draw:style-name="gr7" draw:text-style-name="P1" draw:id="id254" draw:layer="layout" svg:width="4.445cm" svg:height="0.635cm" svg:x="39.726cm" svg:y="70.741cm">
          <text:p text:style-name="P1"><text:span text:style-name="T2">pin flipflop.2.out</text:span> <text:span text:style-name="T2">(bit)</text:span></text:p>
        </draw:rect>
        <draw:frame draw:style-name="gr29" draw:text-style-name="P4" draw:layer="layout" svg:width="5.146cm" svg:height="0.963cm" svg:x="40.596cm" svg:y="68.636cm">
          <draw:text-box>
            <text:p text:style-name="P4">Extinguish Latch</text:p>
          </draw:text-box>
        </draw:frame>
        <draw:rect draw:style-name="gr30" draw:text-style-name="P1" draw:id="id248" draw:layer="layout" svg:width="5.171cm" svg:height="0.673cm" svg:x="13.816cm" svg:y="72.011cm">
          <text:p text:style-name="P1"><text:span text:style-name="T2">par oneshot.3.falling (bit)</text:span></text:p>
        </draw:rect>
        <draw:rect draw:style-name="gr30" draw:text-style-name="P1" draw:id="id247" draw:layer="layout" svg:width="3.342cm" svg:height="0.673cm" svg:x="8.266cm" svg:y="72.011cm">
          <text:p text:style-name="P1"><text:span text:style-name="T2">setp 1 (bit)</text:span></text:p>
        </draw:rect>
        <draw:connector draw:style-name="gr35" draw:text-style-name="P2" draw:layer="layout" svg:x1="11.608cm" svg:y1="72.347cm" svg:x2="13.816cm" svg:y2="72.347cm" draw:start-shape="id247" draw:start-glue-point="1" draw:end-shape="id248" draw:end-glue-point="3">
          <text:p text:style-name="P4"/>
        </draw:connector>
        <draw:rect draw:style-name="gr30" draw:text-style-name="P1" draw:id="id250" draw:layer="layout" svg:width="5.171cm" svg:height="0.673cm" svg:x="13.846cm" svg:y="72.646cm">
          <text:p text:style-name="P1"><text:span text:style-name="T2">par oneshot.3.rising (bit)</text:span></text:p>
        </draw:rect>
        <draw:rect draw:style-name="gr30" draw:text-style-name="P1" draw:id="id249" draw:layer="layout" svg:width="3.342cm" svg:height="0.673cm" svg:x="8.266cm" svg:y="72.646cm">
          <text:p text:style-name="P1"><text:span text:style-name="T2">setp 0 (bit)</text:span></text:p>
        </draw:rect>
        <draw:connector draw:style-name="gr35" draw:text-style-name="P2" draw:layer="layout" svg:x1="11.608cm" svg:y1="72.982cm" svg:x2="13.846cm" svg:y2="72.982cm" draw:start-shape="id249" draw:start-glue-point="1" draw:end-shape="id250">
          <text:p text:style-name="P4"/>
        </draw:connector>
        <draw:rect draw:style-name="gr25" draw:text-style-name="P2" draw:layer="layout" svg:width="6.148cm" svg:height="3.075cm" svg:x="22.783cm" svg:y="69.671cm">
          <text:p text:style-name="P1">Edge 1</text:p>
        </draw:rect>
        <draw:rect draw:style-name="gr7" draw:text-style-name="P1" draw:id="id251" draw:layer="layout" svg:width="4.445cm" svg:height="0.635cm" svg:x="22.146cm" svg:y="71.811cm">
          <text:p text:style-name="P1"><text:span text:style-name="T2">pin edge.1.out</text:span> <text:span text:style-name="T2">(bit)</text:span></text:p>
        </draw:rect>
        <draw:frame draw:style-name="gr26" draw:layer="layout" svg:width="5.891cm" svg:height="0.963cm" svg:x="22.783cm" svg:y="69.671cm">
          <draw:text-box>
            <text:p text:style-name="P4">Extinguish Timeout</text:p>
          </draw:text-box>
        </draw:frame>
        <draw:rect draw:style-name="gr7" draw:text-style-name="P1" draw:id="id244" draw:layer="layout" svg:width="4.445cm" svg:height="0.635cm" svg:x="22.146cm" svg:y="71.176cm">
          <text:p text:style-name="P1"><text:span text:style-name="T2">pin edge.1.in</text:span> <text:span text:style-name="T2">(bit)</text:span></text:p>
        </draw:rect>
        <draw:rect draw:style-name="gr30" draw:text-style-name="P1" draw:id="id257" draw:layer="layout" svg:width="5.171cm" svg:height="0.673cm" svg:x="22.181cm" svg:y="70.506cm">
          <text:p text:style-name="P1"><text:span text:style-name="T2">par edge.1.in-edge</text:span> <text:span text:style-name="T2">(bit)</text:span></text:p>
        </draw:rect>
        <draw:rect draw:style-name="gr30" draw:text-style-name="P1" draw:id="id256" draw:layer="layout" svg:width="3.342cm" svg:height="0.673cm" svg:x="17.334cm" svg:y="68.898cm">
          <text:p text:style-name="P1"><text:span text:style-name="T2">setp 1 (bit)</text:span></text:p>
        </draw:rect>
        <draw:connector draw:style-name="gr77" draw:text-style-name="P2" draw:layer="layout" draw:line-skew="0cm 3.813cm" svg:x1="22.146cm" svg:y1="72.128cm" svg:x2="46.076cm" svg:y2="70.423cm" draw:start-shape="id251" draw:start-glue-point="3" draw:end-shape="id252" draw:end-glue-point="1">
          <text:p text:style-name="P4"/>
        </draw:connector>
        <draw:connector draw:style-name="gr34" draw:text-style-name="P2" draw:layer="layout" draw:line-skew="0.77cm" svg:x1="44.736cm" svg:y1="53.813cm" svg:x2="46.076cm" svg:y2="69.788cm" draw:end-shape="id253" draw:end-glue-point="1">
          <text:p text:style-name="P4"/>
        </draw:connector>
        <draw:connector draw:style-name="gr71" draw:text-style-name="P2" draw:layer="layout" svg:x1="39.726cm" svg:y1="71.058cm" svg:x2="36.486cm" svg:y2="71.058cm" draw:start-shape="id254" draw:start-glue-point="3" draw:end-shape="id255">
          <text:p text:style-name="P4"/>
        </draw:connector>
        <draw:connector draw:style-name="gr81" draw:text-style-name="P2" draw:layer="layout" svg:x1="20.676cm" svg:y1="69.234cm" svg:x2="22.181cm" svg:y2="70.842cm" draw:start-shape="id256" draw:end-shape="id257" draw:end-glue-point="3">
          <text:p text:style-name="P4"/>
        </draw:connector>
        <draw:connector draw:style-name="gr73" draw:text-style-name="P2" draw:layer="layout" draw:line-skew="1.225cm 8.07cm -0.5cm" svg:x1="88.801cm" svg:y1="54.648cm" svg:x2="31.836cm" svg:y2="64.543cm" draw:start-shape="id226" draw:start-glue-point="1" draw:end-shape="id258" draw:end-glue-point="3">
          <text:p text:style-name="P4"/>
        </draw:connector>
        <draw:connector draw:style-name="gr73" draw:text-style-name="P2" draw:layer="layout" draw:line-skew="1.225cm 9.44cm -8.755cm" svg:x1="88.801cm" svg:y1="54.648cm" svg:x2="40.091cm" svg:y2="61.803cm" draw:start-shape="id226" draw:start-glue-point="1" draw:end-shape="id259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cm" fo:page-width="118.999cm" fo:page-height="76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arl Stefansson</meta:initial-creator>
    <meta:creation-date>2007-03-17T01:04:32</meta:creation-date>
    <dc:creator>Jarl Stefansson</dc:creator>
    <dc:date>2008-06-13T17:15:51</dc:date>
    <meta:editing-cycles>718</meta:editing-cycles>
    <meta:editing-duration>P7DT12H0M59S</meta:editing-duration>
    <meta:user-defined meta:name="Info 1"/>
    <meta:user-defined meta:name="Info 2"/>
    <meta:user-defined meta:name="Info 3"/>
    <meta:user-defined meta:name="Info 4"/>
    <meta:document-statistic meta:object-count="617"/>
  </office:meta>
</office:document-meta>
</file>